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Configurations2/" manifest:media-type="application/vnd.sun.xml.ui.configuration"/>
  <manifest:file-entry manifest:full-path="Object 14/manifest.rdf" manifest:media-type="application/rdf+xml"/>
  <manifest:file-entry manifest:full-path="Object 1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b2cf" officeooo:paragraph-rsid="0017b2cf"/>
    </style:style>
    <style:style style:name="P2" style:family="paragraph" style:parent-style-name="Standard">
      <style:text-properties officeooo:rsid="0017b2cf" officeooo:paragraph-rsid="00237034"/>
    </style:style>
    <style:style style:name="P3" style:family="paragraph" style:parent-style-name="Standard">
      <style:text-properties officeooo:rsid="001e44ca" officeooo:paragraph-rsid="001e44ca"/>
    </style:style>
    <style:style style:name="P4" style:family="paragraph" style:parent-style-name="Standard">
      <style:text-properties officeooo:rsid="001e44ca" officeooo:paragraph-rsid="001ff39d"/>
    </style:style>
    <style:style style:name="P5" style:family="paragraph" style:parent-style-name="Standard">
      <style:text-properties fo:font-weight="bold" officeooo:rsid="001ff39d" officeooo:paragraph-rsid="001ff39d" style:font-weight-asian="bold" style:font-weight-complex="bold"/>
    </style:style>
    <style:style style:name="P6" style:family="paragraph" style:parent-style-name="Standard">
      <style:text-properties fo:font-weight="bold" officeooo:rsid="001e44ca" officeooo:paragraph-rsid="001e44ca" style:font-weight-asian="bold" style:font-weight-complex="bold"/>
    </style:style>
    <style:style style:name="P7" style:family="paragraph" style:parent-style-name="Standard">
      <style:text-properties fo:font-weight="bold" officeooo:rsid="002215c4" officeooo:paragraph-rsid="002215c4" style:font-weight-asian="bold" style:font-weight-complex="bold"/>
    </style:style>
    <style:style style:name="P8" style:family="paragraph" style:parent-style-name="Standard">
      <style:text-properties fo:font-weight="bold" officeooo:rsid="00228986" officeooo:paragraph-rsid="00228986" style:font-weight-asian="bold" style:font-weight-complex="bold"/>
    </style:style>
    <style:style style:name="P9" style:family="paragraph" style:parent-style-name="Standard">
      <style:text-properties officeooo:rsid="002215c4" officeooo:paragraph-rsid="002215c4"/>
    </style:style>
    <style:style style:name="P10" style:family="paragraph" style:parent-style-name="Standard">
      <style:text-properties fo:font-style="italic" officeooo:rsid="002215c4" officeooo:paragraph-rsid="002215c4" style:font-style-asian="italic" style:font-style-complex="italic"/>
    </style:style>
    <style:style style:name="P11" style:family="paragraph" style:parent-style-name="Standard">
      <style:text-properties fo:font-style="italic" officeooo:rsid="002215c4" officeooo:paragraph-rsid="00237034" style:font-style-asian="italic" style:font-style-complex="italic"/>
    </style:style>
    <style:style style:name="P12" style:family="paragraph" style:parent-style-name="Standard">
      <style:text-properties fo:font-style="italic" officeooo:rsid="002506db" officeooo:paragraph-rsid="002506db" style:font-style-asian="italic" style:font-style-complex="italic"/>
    </style:style>
    <style:style style:name="P13" style:family="paragraph" style:parent-style-name="Standard">
      <style:text-properties fo:font-style="italic" officeooo:rsid="0026a0f6" officeooo:paragraph-rsid="0026a0f6" style:font-style-asian="italic" style:font-style-complex="italic"/>
    </style:style>
    <style:style style:name="P14" style:family="paragraph" style:parent-style-name="Standard">
      <style:text-properties fo:font-style="italic" officeooo:rsid="0028300c" officeooo:paragraph-rsid="0028300c" style:font-style-asian="italic" style:font-style-complex="italic"/>
    </style:style>
    <style:style style:name="P15" style:family="paragraph" style:parent-style-name="Standard">
      <style:text-properties fo:font-style="italic" officeooo:rsid="002b9efe" officeooo:paragraph-rsid="0055f71e" style:font-style-asian="italic" style:font-style-complex="italic"/>
    </style:style>
    <style:style style:name="P16" style:family="paragraph" style:parent-style-name="Standard">
      <style:text-properties fo:font-style="italic" officeooo:rsid="002b9efe" officeooo:paragraph-rsid="00572493" style:font-style-asian="italic" style:font-style-complex="italic"/>
    </style:style>
    <style:style style:name="P17" style:family="paragraph" style:parent-style-name="Standard">
      <style:text-properties fo:font-style="italic" officeooo:rsid="00590ac6" officeooo:paragraph-rsid="00590ac6" style:font-style-asian="italic" style:font-style-complex="italic"/>
    </style:style>
    <style:style style:name="P18" style:family="paragraph" style:parent-style-name="Standard">
      <style:text-properties fo:font-style="italic" style:text-underline-style="solid" style:text-underline-width="auto" style:text-underline-color="font-color" officeooo:rsid="0053998c" officeooo:paragraph-rsid="0053998c" style:font-style-asian="italic" style:font-style-complex="italic"/>
    </style:style>
    <style:style style:name="P19" style:family="paragraph" style:parent-style-name="Standard">
      <style:text-properties fo:font-style="italic" style:text-underline-style="solid" style:text-underline-width="auto" style:text-underline-color="font-color" fo:font-weight="bold" officeooo:rsid="0031f3c6" officeooo:paragraph-rsid="0031f3c6" style:font-style-asian="italic" style:font-weight-asian="bold" style:font-style-complex="italic" style:font-weight-complex="bold"/>
    </style:style>
    <style:style style:name="P20" style:family="paragraph" style:parent-style-name="Standard">
      <style:text-properties fo:font-weight="normal" officeooo:rsid="00228986" officeooo:paragraph-rsid="00228986" style:font-weight-asian="normal" style:font-weight-complex="normal"/>
    </style:style>
    <style:style style:name="P21" style:family="paragraph" style:parent-style-name="Standard">
      <style:text-properties fo:font-weight="normal" officeooo:rsid="0017b2cf" officeooo:paragraph-rsid="0017b2cf" style:font-weight-asian="normal" style:font-weight-complex="normal"/>
    </style:style>
    <style:style style:name="P22" style:family="paragraph" style:parent-style-name="Standard">
      <style:text-properties fo:font-style="normal" officeooo:rsid="00228986" officeooo:paragraph-rsid="002215c4" style:font-style-asian="normal" style:font-style-complex="normal"/>
    </style:style>
    <style:style style:name="P23" style:family="paragraph" style:parent-style-name="Standard">
      <style:text-properties fo:font-style="normal" officeooo:rsid="00228986" officeooo:paragraph-rsid="00237034" style:font-style-asian="normal" style:font-style-complex="normal"/>
    </style:style>
    <style:style style:name="P24" style:family="paragraph" style:parent-style-name="Standard">
      <style:text-properties fo:font-style="normal" officeooo:rsid="002506db" officeooo:paragraph-rsid="002506db" style:font-style-asian="normal" style:font-style-complex="normal"/>
    </style:style>
    <style:style style:name="P25" style:family="paragraph" style:parent-style-name="Standard">
      <style:text-properties fo:font-style="normal" officeooo:rsid="0027907f" officeooo:paragraph-rsid="0026a0f6" style:font-style-asian="normal" style:font-style-complex="normal"/>
    </style:style>
    <style:style style:name="P26" style:family="paragraph" style:parent-style-name="Standard">
      <style:text-properties fo:font-style="normal" officeooo:rsid="0021145d" officeooo:paragraph-rsid="0028300c" style:font-style-asian="normal" style:font-style-complex="normal"/>
    </style:style>
    <style:style style:name="P27" style:family="paragraph" style:parent-style-name="Standard">
      <style:text-properties fo:font-style="normal" officeooo:rsid="002b9efe" officeooo:paragraph-rsid="002b9efe" style:font-style-asian="normal" style:font-style-complex="normal"/>
    </style:style>
    <style:style style:name="P28" style:family="paragraph" style:parent-style-name="Standard">
      <style:text-properties fo:font-style="normal" officeooo:rsid="002b9efe" officeooo:paragraph-rsid="0053cbba" style:font-style-asian="normal" style:font-style-complex="normal"/>
    </style:style>
    <style:style style:name="P29" style:family="paragraph" style:parent-style-name="Standard">
      <style:text-properties fo:font-style="normal" officeooo:rsid="002ca456" officeooo:paragraph-rsid="002eb2a7" style:font-style-asian="normal" style:font-style-complex="normal"/>
    </style:style>
    <style:style style:name="P30" style:family="paragraph" style:parent-style-name="Standard">
      <style:text-properties fo:font-style="normal" officeooo:rsid="0028e027" officeooo:paragraph-rsid="0028300c" style:font-style-asian="normal" style:font-style-complex="normal"/>
    </style:style>
    <style:style style:name="P31" style:family="paragraph" style:parent-style-name="Standard">
      <style:text-properties fo:font-style="normal" officeooo:rsid="00590ac6" officeooo:paragraph-rsid="00590ac6" style:font-style-asian="normal" style:font-style-complex="normal"/>
    </style:style>
    <style:style style:name="P32" style:family="paragraph" style:parent-style-name="Standard">
      <style:text-properties fo:font-style="normal" officeooo:rsid="005e121b" officeooo:paragraph-rsid="005e121b" style:font-style-asian="normal" style:font-style-complex="normal"/>
    </style:style>
    <style:style style:name="P33" style:family="paragraph" style:parent-style-name="Standard">
      <style:text-properties officeooo:rsid="0031f3c6" officeooo:paragraph-rsid="0031f3c6"/>
    </style:style>
    <style:style style:name="P34" style:family="paragraph" style:parent-style-name="Standard">
      <style:text-properties officeooo:rsid="003c440c" officeooo:paragraph-rsid="003c440c"/>
    </style:style>
    <style:style style:name="P35" style:family="paragraph" style:parent-style-name="Standard">
      <style:paragraph-properties fo:text-align="start" style:justify-single-word="false"/>
      <style:text-properties officeooo:rsid="00491cc9" officeooo:paragraph-rsid="00491cc9"/>
    </style:style>
    <style:style style:name="P36" style:family="paragraph" style:parent-style-name="Standard">
      <style:text-properties officeooo:rsid="004b7cb3" officeooo:paragraph-rsid="004b7cb3"/>
    </style:style>
    <style:style style:name="P37" style:family="paragraph" style:parent-style-name="Standard">
      <style:text-properties style:text-position="0% 100%" officeooo:rsid="00491cc9" officeooo:paragraph-rsid="00491cc9"/>
    </style:style>
    <style:style style:name="P38" style:family="paragraph" style:parent-style-name="Standard">
      <style:paragraph-properties fo:text-align="center" style:justify-single-word="false"/>
      <style:text-properties style:text-position="0% 100%" officeooo:rsid="00491cc9" officeooo:paragraph-rsid="00491cc9"/>
    </style:style>
    <style:style style:name="P39" style:family="paragraph" style:parent-style-name="Standard">
      <style:paragraph-properties fo:text-align="start" style:justify-single-word="false"/>
      <style:text-properties style:text-position="0% 100%" officeooo:rsid="00491cc9" officeooo:paragraph-rsid="00491cc9"/>
    </style:style>
    <style:style style:name="P40" style:family="paragraph" style:parent-style-name="Standard" style:list-style-name="L1">
      <style:text-properties officeooo:rsid="0017b2cf" officeooo:paragraph-rsid="0017b2cf"/>
    </style:style>
    <style:style style:name="P41" style:family="paragraph" style:parent-style-name="Standard">
      <style:text-properties officeooo:rsid="0017b2cf" officeooo:paragraph-rsid="0031f3c6"/>
    </style:style>
    <style:style style:name="P42" style:family="paragraph" style:parent-style-name="Standard">
      <style:text-properties fo:font-style="normal" officeooo:rsid="00572493" officeooo:paragraph-rsid="00572493" style:font-style-asian="normal" style:font-style-complex="normal"/>
    </style:style>
    <style:style style:name="P43" style:family="paragraph" style:parent-style-name="Standard">
      <style:text-properties fo:font-style="normal" officeooo:rsid="002eb2a7" officeooo:paragraph-rsid="00572493" style:font-style-asian="normal" style:font-style-complex="normal"/>
    </style:style>
    <style:style style:name="P44" style:family="paragraph" style:parent-style-name="Standard">
      <style:text-properties fo:font-style="normal" officeooo:rsid="002f2062" officeooo:paragraph-rsid="00572493" style:font-style-asian="normal" style:font-style-complex="normal"/>
    </style:style>
    <style:style style:name="P45" style:family="paragraph" style:parent-style-name="Standard">
      <style:text-properties fo:font-style="normal" officeooo:rsid="00228986" officeooo:paragraph-rsid="00572493" style:font-style-asian="normal" style:font-style-complex="normal"/>
    </style:style>
    <style:style style:name="P46" style:family="paragraph" style:parent-style-name="Standard">
      <style:text-properties fo:font-style="normal" officeooo:rsid="00228986" officeooo:paragraph-rsid="00237034" style:font-style-asian="normal" style:font-style-complex="normal"/>
    </style:style>
    <style:style style:name="P47" style:family="paragraph" style:parent-style-name="Standard">
      <style:text-properties fo:font-style="normal" officeooo:rsid="0053cbba" officeooo:paragraph-rsid="005568d2" style:font-style-asian="normal" style:font-style-complex="normal"/>
    </style:style>
    <style:style style:name="P48" style:family="paragraph" style:parent-style-name="Standard">
      <style:text-properties fo:font-style="italic" officeooo:rsid="0053cbba" officeooo:paragraph-rsid="005568d2" style:font-style-asian="italic" style:font-style-complex="italic"/>
    </style:style>
    <style:style style:name="P49" style:family="paragraph" style:parent-style-name="Standard">
      <style:text-properties fo:font-style="italic" officeooo:rsid="002b9efe" officeooo:paragraph-rsid="00743f6c" style:font-style-asian="italic" style:font-style-complex="italic"/>
    </style:style>
    <style:style style:name="P50" style:family="paragraph" style:parent-style-name="Standard">
      <style:text-properties fo:font-style="italic" officeooo:rsid="002b9efe" officeooo:paragraph-rsid="007490d8" style:font-style-asian="italic" style:font-style-complex="italic"/>
    </style:style>
    <style:style style:name="P51" style:family="paragraph" style:parent-style-name="Standard">
      <style:text-properties fo:font-style="italic" officeooo:rsid="007490d8" officeooo:paragraph-rsid="007490d8" style:font-style-asian="italic" style:font-style-complex="italic"/>
    </style:style>
    <style:style style:name="P52" style:family="paragraph" style:parent-style-name="Standard">
      <style:text-properties fo:font-style="italic" fo:font-weight="bold" officeooo:rsid="007d1467" officeooo:paragraph-rsid="007d1467" style:font-style-asian="italic" style:font-weight-asian="bold" style:font-style-complex="italic" style:font-weight-complex="bold"/>
    </style:style>
    <style:style style:name="P53" style:family="paragraph" style:parent-style-name="Standard">
      <style:text-properties officeooo:rsid="004b7cb3" officeooo:paragraph-rsid="004b7cb3"/>
    </style:style>
    <style:style style:name="P54" style:family="paragraph" style:parent-style-name="Standard">
      <style:text-properties officeooo:rsid="0031f3c6" officeooo:paragraph-rsid="0031f3c6"/>
    </style:style>
    <style:style style:name="P55" style:family="paragraph" style:parent-style-name="Standard">
      <style:text-properties officeooo:rsid="0060741b" officeooo:paragraph-rsid="0077b4de"/>
    </style:style>
    <style:style style:name="P56" style:family="paragraph" style:parent-style-name="Standard">
      <style:text-properties officeooo:rsid="00458e8d" officeooo:paragraph-rsid="007a0e55"/>
    </style:style>
    <style:style style:name="P57" style:family="paragraph" style:parent-style-name="Standard">
      <style:paragraph-properties fo:break-before="page"/>
      <style:text-properties fo:font-style="italic" officeooo:rsid="0053cbba" officeooo:paragraph-rsid="005568d2" style:font-style-asian="italic" style:font-style-complex="italic"/>
    </style:style>
    <style:style style:name="P58" style:family="paragraph" style:parent-style-name="Standard">
      <style:paragraph-properties fo:break-before="page"/>
      <style:text-properties fo:font-style="normal" officeooo:rsid="00228986" officeooo:paragraph-rsid="00572493" style:font-style-asian="normal" style:font-style-complex="normal"/>
    </style:style>
    <style:style style:name="P59" style:family="paragraph" style:parent-style-name="Standard">
      <style:paragraph-properties fo:break-before="page"/>
      <style:text-properties officeooo:rsid="004b7cb3" officeooo:paragraph-rsid="004b7cb3"/>
    </style:style>
    <style:style style:name="P60" style:family="paragraph" style:parent-style-name="Standard">
      <style:paragraph-properties fo:break-before="page"/>
      <style:text-properties officeooo:rsid="0031f3c6" officeooo:paragraph-rsid="0031f3c6"/>
    </style:style>
    <style:style style:name="T1" style:family="text">
      <style:text-properties officeooo:rsid="001ff39d"/>
    </style:style>
    <style:style style:name="T2" style:family="text">
      <style:text-properties officeooo:rsid="0021145d"/>
    </style:style>
    <style:style style:name="T3" style:family="text">
      <style:text-properties fo:font-style="italic" style:font-style-asian="italic" style:font-style-complex="italic"/>
    </style:style>
    <style:style style:name="T4" style:family="text">
      <style:text-properties fo:font-style="italic" officeooo:rsid="001ff39d" style:font-style-asian="italic" style:font-style-complex="italic"/>
    </style:style>
    <style:style style:name="T5" style:family="text">
      <style:text-properties fo:font-style="italic" officeooo:rsid="003e208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28986" style:font-style-asian="normal" style:font-style-complex="normal"/>
    </style:style>
    <style:style style:name="T8" style:family="text">
      <style:text-properties fo:font-style="normal" officeooo:rsid="00237034" style:font-style-asian="normal" style:font-style-complex="normal"/>
    </style:style>
    <style:style style:name="T9" style:family="text">
      <style:text-properties fo:font-style="normal" officeooo:rsid="002454b4" style:font-style-asian="normal" style:font-style-complex="normal"/>
    </style:style>
    <style:style style:name="T10" style:family="text">
      <style:text-properties fo:font-style="normal" officeooo:rsid="0027907f" style:font-style-asian="normal" style:font-style-complex="normal"/>
    </style:style>
    <style:style style:name="T11" style:family="text">
      <style:text-properties fo:font-style="normal" officeooo:rsid="0021145d" style:font-style-asian="normal" style:font-style-complex="normal"/>
    </style:style>
    <style:style style:name="T12" style:family="text">
      <style:text-properties fo:font-style="normal" officeooo:rsid="0028e027" style:font-style-asian="normal" style:font-style-complex="normal"/>
    </style:style>
    <style:style style:name="T13" style:family="text">
      <style:text-properties fo:font-style="normal" officeooo:rsid="002ca456" style:font-style-asian="normal" style:font-style-complex="normal"/>
    </style:style>
    <style:style style:name="T14" style:family="text">
      <style:text-properties fo:font-style="normal" officeooo:rsid="002ceab7" style:font-style-asian="normal" style:font-style-complex="normal"/>
    </style:style>
    <style:style style:name="T15" style:family="text">
      <style:text-properties fo:font-style="normal" officeooo:rsid="002eb2a7" style:font-style-asian="normal" style:font-style-complex="normal"/>
    </style:style>
    <style:style style:name="T16" style:family="text">
      <style:text-properties fo:font-style="normal" officeooo:rsid="002f2062" style:font-style-asian="normal" style:font-style-complex="normal"/>
    </style:style>
    <style:style style:name="T17" style:family="text">
      <style:text-properties fo:font-style="normal" officeooo:rsid="002506db" style:font-style-asian="normal" style:font-style-complex="normal"/>
    </style:style>
    <style:style style:name="T18" style:family="text">
      <style:text-properties fo:font-style="normal" officeooo:rsid="0053998c" style:font-style-asian="normal" style:font-style-complex="normal"/>
    </style:style>
    <style:style style:name="T19" style:family="text">
      <style:text-properties fo:font-style="normal" officeooo:rsid="0055b00d" style:font-style-asian="normal" style:font-style-complex="normal"/>
    </style:style>
    <style:style style:name="T20" style:family="text">
      <style:text-properties fo:font-style="normal" officeooo:rsid="0055f71e" style:font-style-asian="normal" style:font-style-complex="normal"/>
    </style:style>
    <style:style style:name="T21" style:family="text">
      <style:text-properties fo:font-style="normal" officeooo:rsid="00572493" style:font-style-asian="normal" style:font-style-complex="normal"/>
    </style:style>
    <style:style style:name="T22" style:family="text">
      <style:text-properties fo:font-style="normal" officeooo:rsid="0071a6cf" style:font-style-asian="normal" style:font-style-complex="normal"/>
    </style:style>
    <style:style style:name="T23" style:family="text">
      <style:text-properties fo:font-style="normal" officeooo:rsid="007321ec" style:font-style-asian="normal" style:font-style-complex="normal"/>
    </style:style>
    <style:style style:name="T24" style:family="text">
      <style:text-properties fo:font-style="normal" officeooo:rsid="00743f6c" style:font-style-asian="normal" style:font-style-complex="normal"/>
    </style:style>
    <style:style style:name="T25" style:family="text">
      <style:text-properties fo:font-style="normal" officeooo:rsid="00747bc5" style:font-style-asian="normal" style:font-style-complex="normal"/>
    </style:style>
    <style:style style:name="T26" style:family="text">
      <style:text-properties fo:font-style="normal" officeooo:rsid="007490d8" style:font-style-asian="normal" style:font-style-complex="normal"/>
    </style:style>
    <style:style style:name="T27" style:family="text">
      <style:text-properties style:text-position="sub 58%" fo:font-style="normal" style:font-style-asian="normal" style:font-style-complex="normal"/>
    </style:style>
    <style:style style:name="T28" style:family="text">
      <style:text-properties style:text-position="super 58%"/>
    </style:style>
    <style:style style:name="T29" style:family="text">
      <style:text-properties style:text-position="super 58%" officeooo:rsid="003f54b0"/>
    </style:style>
    <style:style style:name="T30" style:family="text">
      <style:text-properties style:text-position="super 58%" officeooo:rsid="0046427a"/>
    </style:style>
    <style:style style:name="T31" style:family="text">
      <style:text-properties style:text-position="super 58%" officeooo:rsid="00473528"/>
    </style:style>
    <style:style style:name="T32" style:family="text">
      <style:text-properties style:text-position="super 58%" officeooo:rsid="00491cc9"/>
    </style:style>
    <style:style style:name="T33" style:family="text">
      <style:text-properties style:text-position="super 58%" officeooo:rsid="006060e6"/>
    </style:style>
    <style:style style:name="T34" style:family="text">
      <style:text-properties style:text-position="super 58%" officeooo:rsid="00626293"/>
    </style:style>
    <style:style style:name="T35" style:family="text">
      <style:text-properties style:text-position="super 58%" officeooo:rsid="00679bbe"/>
    </style:style>
    <style:style style:name="T36" style:family="text">
      <style:text-properties style:text-position="super 58%" officeooo:rsid="007812e2"/>
    </style:style>
    <style:style style:name="T37" style:family="text">
      <style:text-properties officeooo:rsid="003c440c"/>
    </style:style>
    <style:style style:name="T38" style:family="text">
      <style:text-properties style:text-position="0% 100%"/>
    </style:style>
    <style:style style:name="T39" style:family="text">
      <style:text-properties style:text-position="0% 100%" officeooo:rsid="003f54b0"/>
    </style:style>
    <style:style style:name="T40" style:family="text">
      <style:text-properties style:text-position="0% 100%" officeooo:rsid="0046427a"/>
    </style:style>
    <style:style style:name="T41" style:family="text">
      <style:text-properties style:text-position="0% 100%" officeooo:rsid="00473528"/>
    </style:style>
    <style:style style:name="T42" style:family="text">
      <style:text-properties style:text-position="0% 100%" officeooo:rsid="00491cc9"/>
    </style:style>
    <style:style style:name="T43" style:family="text">
      <style:text-properties style:text-position="0% 100%" officeooo:rsid="004a7b4e"/>
    </style:style>
    <style:style style:name="T44" style:family="text">
      <style:text-properties style:text-position="0% 100%" officeooo:rsid="004b7cb3"/>
    </style:style>
    <style:style style:name="T45" style:family="text">
      <style:text-properties style:text-position="0% 100%" officeooo:rsid="006060e6"/>
    </style:style>
    <style:style style:name="T46" style:family="text">
      <style:text-properties style:text-position="0% 100%" officeooo:rsid="006898e3"/>
    </style:style>
    <style:style style:name="T47" style:family="text">
      <style:text-properties style:text-position="0% 100%" officeooo:rsid="006a6837"/>
    </style:style>
    <style:style style:name="T48" style:family="text">
      <style:text-properties style:text-position="0% 100%" officeooo:rsid="007812e2"/>
    </style:style>
    <style:style style:name="T49" style:family="text">
      <style:text-properties style:text-position="0% 100%" officeooo:rsid="007958e4"/>
    </style:style>
    <style:style style:name="T50" style:family="text">
      <style:text-properties style:text-position="0% 100%" officeooo:rsid="007a0e55"/>
    </style:style>
    <style:style style:name="T51" style:family="text">
      <style:text-properties style:text-position="0% 100%" officeooo:rsid="007ba3f3"/>
    </style:style>
    <style:style style:name="T52" style:family="text">
      <style:text-properties style:text-position="0% 100%" officeooo:rsid="007bd624"/>
    </style:style>
    <style:style style:name="T53" style:family="text">
      <style:text-properties style:text-position="0% 100%" officeooo:rsid="007ce82a"/>
    </style:style>
    <style:style style:name="T54" style:family="text">
      <style:text-properties style:text-position="0% 100%" officeooo:rsid="007d1467"/>
    </style:style>
    <style:style style:name="T55" style:family="text">
      <style:text-properties style:text-position="0% 100%" officeooo:rsid="007eb0ae"/>
    </style:style>
    <style:style style:name="T56" style:family="text">
      <style:text-properties officeooo:rsid="00473528"/>
    </style:style>
    <style:style style:name="T57" style:family="text">
      <style:text-properties officeooo:rsid="004c263d"/>
    </style:style>
    <style:style style:name="T58" style:family="text">
      <style:text-properties officeooo:rsid="00534862"/>
    </style:style>
    <style:style style:name="T59" style:family="text">
      <style:text-properties officeooo:rsid="00228986"/>
    </style:style>
    <style:style style:name="T60" style:family="text">
      <style:text-properties officeooo:rsid="005b6887"/>
    </style:style>
    <style:style style:name="T61" style:family="text">
      <style:text-properties officeooo:rsid="005e121b"/>
    </style:style>
    <style:style style:name="T62" style:family="text">
      <style:text-properties officeooo:rsid="005e23e2"/>
    </style:style>
    <style:style style:name="T63" style:family="text">
      <style:text-properties officeooo:rsid="00624bcf"/>
    </style:style>
    <style:style style:name="T64" style:family="text">
      <style:text-properties officeooo:rsid="00626293"/>
    </style:style>
    <style:style style:name="T65" style:family="text">
      <style:text-properties officeooo:rsid="0066077e"/>
    </style:style>
    <style:style style:name="T66" style:family="text">
      <style:text-properties officeooo:rsid="00679bbe"/>
    </style:style>
    <style:style style:name="T67" style:family="text">
      <style:text-properties officeooo:rsid="007490d8"/>
    </style:style>
    <style:style style:name="T68" style:family="text">
      <style:text-properties officeooo:rsid="007566a8"/>
    </style:style>
    <style:style style:name="T69" style:family="text">
      <style:text-properties officeooo:rsid="007ba3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58">DS</text:span> <text:span text:style-name="T58">homework</text:span> 4 <text:tab/><text:tab/><text:tab/><text:tab/><text:span text:style-name="T58">H</text:span>ash tables<text:tab/><text:tab/><text:tab/><text:tab/> <text:s text:c="10"/><text:span text:style-name="T57">Eric Lief</text:span></text:p>
      <text:p text:style-name="P1"/>
      <text:p text:style-name="P1"/>
      <text:p text:style-name="P1"/>
      <text:list xml:id="list3692853063" text:style-name="L1">
        <text:list-header>
          <text:p text:style-name="P40"/>
        </text:list-header>
      </text:list>
      <text:p text:style-name="P6"><text:span text:style-name="T2">Experimental design and pr</text:span>ocedure</text:p>
      <text:p text:style-name="P3"/>
      <text:p text:style-name="P3">Non-sequential (random) <text:span text:style-name="T2">and sequential </text:span><text:s/>test<text:span text:style-name="T2">s were carried out as specified in the description. I have fixed the errors pointed out to me in my initial implementation and regenerated the charts below.</text:span></text:p>
      <text:p text:style-name="P3"/>
      <text:p text:style-name="P6">Implementation</text:p>
      <text:p text:style-name="P3"/>
      <text:p text:style-name="P4">I implemented all structures in Java <text:span text:style-name="T1">using Object-Oriented principles of design. There are two abstract base classes: Hash and HashTable. </text:span></text:p>
      <text:p text:style-name="P4"/>
      <text:p text:style-name="P5">Abstract Base classes</text:p>
      <text:p text:style-name="P4"/>
      <text:p text:style-name="P5">Hash</text:p>
      <text:p text:style-name="P4"><text:span text:style-name="T1">Hash encapsulates the data and behavior of the hash family one desires to implement. It has two basic methods (</text:span><text:span text:style-name="T4">hash</text:span><text:span text:style-name="T1"> and </text:span><text:span text:style-name="T4">rehash</text:span><text:span text:style-name="T1">) which are implemented distinctly in the child classes. Its data fields include </text:span><text:span text:style-name="T4">w</text:span><text:span text:style-name="T1"> (the size in bits of range of the function) and </text:span><text:span text:style-name="T4">u</text:span><text:span text:style-name="T1"> (size in decimal).</text:span></text:p>
      <text:p text:style-name="P1"/>
      <text:p text:style-name="P9"><text:tab/>Implemented as:</text:p>
      <text:p text:style-name="P9"/>
      <text:p text:style-name="P9"><text:tab/>ModularHash<text:tab/><text:tab/>h(x) = x mod m</text:p>
      <text:p text:style-name="P9"><text:tab/>MultishiftHash<text:tab/>h(x) = ((a * x) mod |U|) / (|U| / m)</text:p>
      <text:p text:style-name="P9"><text:tab/>TabularHash<text:tab/><text:tab/>h(x) = T 1 (x 1 ) XOR T 2 (x 2 ) XOR ... XOR T c (x c )</text:p>
      <text:p text:style-name="P9"/>
      <text:p text:style-name="P9"><text:tab/></text:p>
      <text:p text:style-name="P5">HashTable</text:p>
      <text:p text:style-name="P4"><text:span text:style-name="T1">HashTable houses the basic information and methods of any hash table/map implementation, with its two methods </text:span><text:span text:style-name="T4">insert</text:span><text:span text:style-name="T1"> and </text:span><text:span text:style-name="T4">find</text:span><text:span text:style-name="T1">. Its data includes the size of table (m) and number of elements (n).</text:span></text:p>
      <text:p text:style-name="P4"/>
      <text:p text:style-name="P9"><text:tab/>Implemented as:</text:p>
      <text:p text:style-name="P9"><text:tab/></text:p>
      <text:p text:style-name="P9"><text:tab/>LinearProbeHT</text:p>
      <text:p text:style-name="P9"><text:tab/>CuckooHT</text:p>
      <text:p text:style-name="P9"/>
      <text:p text:style-name="P7">Notes</text:p>
      <text:p text:style-name="P8"/>
      <text:p text:style-name="P20">I implemented my own simple random generator since I had trouble using the suggested C tool in Java. </text:p>
      <text:p text:style-name="P20"/>
      <text:p text:style-name="P20"><text:span text:style-name="T3">RandGenerator </text:span>will output a random number (int, long or double) within a given range. I used this to simulate an unsigned int (like in C), in the range [0, 2^32-1]. As this exceeds the range for java int, I used long.</text:p>
      <text:p text:style-name="P20"/>
      <text:p text:style-name="P10">LinearProbeHT <text:s/><text:span text:style-name="T7">stores keys in a one-dimensional array. Since Java has no null for primitives, I chose -1 (since all generated numbers are positive). </text:span><text:span text:style-name="T8">The class allows one to pass in a hash function, which can be rehashed if necessary (though this was only done for Cuckoo hashing),</text:span></text:p>
      <text:p text:style-name="P22"/>
      <text:p text:style-name="P11"><text:soft-page-break/><text:span text:style-name="T8">Cuckoo</text:span><text:span text:style-name="T7">HT , </text:span><text:span text:style-name="T8">similar to LP, </text:span><text:span text:style-name="T7"><text:s/>stores </text:span><text:span text:style-name="T8">not one but two sets of </text:span><text:span text:style-name="T7">keys in one-dimensional array</text:span><text:span text:style-name="T8">s, </text:span><text:span text:style-name="T9">in addition to two hash functions. </text:span><text:span text:style-name="T7"><text:s/>T</text:span><text:span text:style-name="T17">he insert method is implemented similarly to that described in Pagh and Rodler (2004) with several differences. I used a main loop in the insert method (do-while), controlled by maxSteps, in order to count steps and rehash (with or without resizing of the table as described in the article). I count steps locally and augment or decrement this count when the insertion or reinsertion is completed. The global (class variable) steps is also augmented to the local value after the insertion procedure.</text:span></text:p>
      <text:p text:style-name="P23"/>
      <text:p text:style-name="P12"><text:span text:style-name="T6">maxSteps = log</text:span><text:span text:style-name="T27">2</text:span><text:span text:style-name="T6"> (n)</text:span></text:p>
      <text:p text:style-name="P24"/>
      <text:p text:style-name="P13"><text:span text:style-name="T6">As we were supposed to keep m constant, <text:s/>I did not use resizing for this task. When the maximum allowed steps were exceeded, I merely rehashed the two hash function</text:span><text:span text:style-name="T18">s</text:span><text:span text:style-name="T6"> (hashFuncA and hashFuncb), </text:span><text:span text:style-name="T18">rebuild the table with these new hash functions</text:span><text:span text:style-name="T6">, adding this local step count to the accumulated steps. </text:span><text:span text:style-name="T10">I also limited the total rehashes in the experiment to no more than 10 failed attempts.</text:span></text:p>
      <text:p text:style-name="P25"/>
      <text:p text:style-name="P18">Task 1: <text:span text:style-name="T59">Non-sequential (random) tests</text:span></text:p>
      <text:p text:style-name="P26"/>
      <text:p text:style-name="P14"><text:span text:style-name="T11">B</text:span><text:span text:style-name="T6">elow I present the obtained results for each hash function and hash table combination </text:span><text:span text:style-name="T12">in one plot individual plots are in the appendix. </text:span></text:p>
      <text:p text:style-name="P30"/>
      <text:p text:style-name="P48"/>
      <text:p text:style-name="P57"/>
      <text:p text:style-name="P48"/>
      <text:p text:style-name="P48"><draw:frame draw:style-name="fr3" draw:name="Object1" text:anchor-type="paragraph" svg:width="16cm" svg:height="8.999cm" draw:z-index="2"><draw:object xlink:href="./Object 1" xlink:type="simple" xlink:show="embed" xlink:actuate="onLoad"/><draw:image xlink:href="./ObjectReplacements/Object 1" xlink:type="simple" xlink:show="embed" xlink:actuate="onLoad"/></draw:frame></text:p>
      <text:p text:style-name="P48"/>
      <text:p text:style-name="P48"/>
      <text:p text:style-name="P47"><draw:frame draw:style-name="fr4" draw:name="Object2" text:anchor-type="paragraph" svg:width="16cm" svg:height="8.999cm" draw:z-index="3"><draw:object xlink:href="./Object 2" xlink:type="simple" xlink:show="embed" xlink:actuate="onLoad"/><draw:image xlink:href="./ObjectReplacements/Object 2" xlink:type="simple" xlink:show="embed" xlink:actuate="onLoad"/></draw:frame></text:p>
      <text:p text:style-name="P28"/>
      <text:p text:style-name="P27"/>
      <text:p text:style-name="P15"><text:span text:style-name="T7">I</text:span><text:span text:style-name="T6">n regard to steps, it is evident that both hash tables behave quite differently. Linear Probing (LP) </text:span><text:span text:style-name="T19">tables, </text:span><text:span text:style-name="T6">regardless of the hash function used, perform quite similarly, </text:span><text:span text:style-name="T22">and lp-mod and lp-mult are hidden under the blue lp-tab curve. It appears that steps experience exponential growth with increasing load factor for all tables. </text:span><text:span text:style-name="T19">The second plot uses a logarithmic y-axis (steps) to </text:span><text:span text:style-name="T20">see whether we are dealing with exponential growth of steps in LP </text:span><text:span text:style-name="T22">as well as Cuckoo</text:span><text:span text:style-name="T20"> tables.</text:span><text:span text:style-name="T6"> </text:span><text:span text:style-name="T14">LP</text:span><text:span text:style-name="T6"> do</text:span><text:span text:style-name="T14">es</text:span><text:span text:style-name="T6"> quite well at lower loads (a), arching upwards </text:span><text:span text:style-name="T14">and starting to degrade </text:span><text:span text:style-name="T20">(exponentially) </text:span><text:span text:style-name="T6">at about .</text:span><text:span text:style-name="T22">8</text:span><text:span text:style-name="T14">0 </text:span><text:span text:style-name="T20">load. <text:s/></text:span><text:span text:style-name="T14">We </text:span><text:soft-page-break/><text:span text:style-name="T14">can safely <text:s/>conclude from the results here that </text:span><text:span text:style-name="T20">LP tables perform quite similarly and are</text:span><text:span text:style-name="T14"> quite insensitive to the ch</text:span><text:span text:style-name="T20">o</text:span><text:span text:style-name="T14">ose of hash function (family).</text:span><text:span text:style-name="T6"> </text:span></text:p>
      <text:p text:style-name="P29"/>
      <text:p text:style-name="P50"><text:span text:style-name="T13">Cuckoo hashing, however, </text:span><text:span text:style-name="T23">show less of a steep ascent</text:span><text:span text:style-name="T13">, even when approaching full load. </text:span><text:span text:style-name="T21">There are, however, some differences with regard to the hash function used. For multiply-shift, </text:span><text:span text:style-name="T23">we see a slightly better performance at lower loads and less </text:span><text:span text:style-name="T26">of a spike upward as </text:span><text:span text:style-name="T23">in </text:span><text:span text:style-name="T24">tabulation</text:span><text:span text:style-name="T23"> at higher loads. </text:span><text:span text:style-name="T26">However, the log plot shows a dive downward at around .9, which is indicative of complete failure. I experimented with different MAX_STEPS and MAX_FAILURES and found that performance was quite similar with the values below as for others such as 10/100.</text:span></text:p>
      <text:p text:style-name="P51"/>
      <text:p text:style-name="P50"><text:span text:style-name="T26">MAX_REHASHES = log(m) = 20</text:span></text:p>
      <text:p text:style-name="P50"><text:span text:style-name="T26">MAX_STEPS = 2 * MAX_REHASHES = 2 * log(m) = 40 </text:span></text:p>
      <text:p text:style-name="P50"><text:span text:style-name="T26"/></text:p>
      <text:p text:style-name="P50"><text:span text:style-name="T21">Cuckoo with </text:span><text:span text:style-name="T24">tabulation</text:span><text:span text:style-name="T23"> exponentially decays almost merging with lp-tab.</text:span><text:span text:style-name="T21"> </text:span></text:p>
      <text:p text:style-name="P49"><text:span text:style-name="T21"/></text:p>
      <text:p text:style-name="P49"><text:span text:style-name="T23">Perhaps this </text:span><text:span text:style-name="T25">difference</text:span><text:span text:style-name="T24"> </text:span><text:span text:style-name="T23">is due to </text:span><text:span text:style-name="T24">Cuckoo hash tables offering constant lookup time regardless of hash function, yet normally offer constant time for insertion with truly random hash functions. Tabulation, </text:span><text:span text:style-name="T25">however, is reputedly known to experience failure as collisions become more and more frequent. In this task, high load factor was reached because </text:span><text:span text:style-name="T26">of the somewhat tolerant parameters above, but once can get earlier failure by lowering these values.</text:span></text:p>
      <text:p text:style-name="P42"/>
      <text:p text:style-name="P16"><text:span text:style-name="T15">It is </text:span><text:span text:style-name="T21">therefore</text:span><text:span text:style-name="T15"> clear from the plot or averages (see </text:span><text:span text:style-name="T26">b</text:span><text:span text:style-name="T15">elow) that Cuckoo hashing is </text:span><text:span text:style-name="T21">more</text:span><text:span text:style-name="T15"> sensitive to hash function </text:span><text:span text:style-name="T21">than LP</text:span><text:span text:style-name="T15">. </text:span></text:p>
      <text:p text:style-name="P43"/>
      <text:p text:style-name="P17"><text:span text:style-name="T16">L</text:span><text:span text:style-name="T6">et us now look at mean time per insert versus load.</text:span></text:p>
      <text:p text:style-name="P44"/>
      <text:p text:style-name="P45"/>
      <text:p text:style-name="P58"/>
      <text:p text:style-name="P45"><draw:frame draw:style-name="fr3" draw:name="Object3" text:anchor-type="paragraph" svg:width="16cm" svg:height="8.999cm" draw:z-index="4"><draw:object xlink:href="./Object 3" xlink:type="simple" xlink:show="embed" xlink:actuate="onLoad"/><draw:image xlink:href="./ObjectReplacements/Object 3" xlink:type="simple" xlink:show="embed" xlink:actuate="onLoad"/></draw:frame></text:p>
      <text:p text:style-name="P23"/>
      <text:p text:style-name="P23"/>
      <text:p text:style-name="P23"/>
      <text:p text:style-name="P23"><draw:frame draw:style-name="fr3" draw:name="Object4" text:anchor-type="paragraph" svg:width="16cm" svg:height="8.999cm" draw:z-index="5"><draw:object xlink:href="./Object 4" xlink:type="simple" xlink:show="embed" xlink:actuate="onLoad"/><draw:image xlink:href="./ObjectReplacements/Object 4" xlink:type="simple" xlink:show="embed" xlink:actuate="onLoad"/></draw:frame></text:p>
      <text:p text:style-name="P23"/>
      <text:p text:style-name="P31">It is also apparent from the plots above that Cuckoo hashing performs worse than LP (here tabul<text:span text:style-name="T67">ation</text:span> functions take longer). This is understandable when one takes into account the overhead for building and rebuilding the table (rehashes). Even with the optimization of this process by using bit masking (recall that I was using strings and splitting these and then converting to longs before, which was extremely inefficient), hashing is slower than its counterparts for both tables. <text:s/>Thus among all <text:s/>variants, tabula<text:span text:style-name="T68">tion</text:span> performs the worse. <text:span text:style-name="T60">In the second plot above, a logarithmic time scale is used, which aids in the detection of increasing rehashes for Cuckoo hashing at around .5 for tabulation and .65 for mult-shift.</text:span></text:p>
      <text:p text:style-name="P31"><text:soft-page-break/></text:p>
      <text:p text:style-name="P32">The results are summarized in the table below, where we can see these trends of LP being quite stable and consistent, while cuckoo hashing show a lower mean steps but a greater growth in mean time per insert which is most extreme at higher loads (e.g. above .5).</text:p>
      <text:p text:style-name="P23"/>
      <text:p text:style-name="P23"><draw:frame draw:style-name="fr1" draw:name="Frame1" text:anchor-type="paragraph" svg:width="13.547cm" draw:z-index="0"><draw:text-box fo:min-height="1.356cm"><text:p text:style-name="Illustration"><draw:frame draw:style-name="fr2" draw:name="Object14" text:anchor-type="as-char" svg:width="13.547cm" style:rel-width="100%" svg:height="1.356cm" style:rel-height="scale" draw:z-index="1"><draw:object xlink:href="./Object 14" xlink:type="simple" xlink:show="embed" xlink:actuate="onLoad"/><draw:image xlink:href="./ObjectReplacements/Object 14" xlink:type="simple" xlink:show="embed" xlink:actuate="onLoad"/></draw:frame><text:line-break/><text:span text:style-name="T61">Table</text:span> <text:sequence text:ref-name="refIllustration0" text:name="Illustration" text:formula="ooow:Illustration+1" style:num-format="1">1</text:sequence>: Averages across all loads for all combinations</text:p></draw:text-box></draw:frame></text:p>
      <text:p text:style-name="P23"/>
      <text:p text:style-name="P2"/>
      <text:p text:style-name="P19"><text:span text:style-name="T62">Task 2: Se</text:span>quential test<text:span text:style-name="T37">s</text:span></text:p>
      <text:p text:style-name="P34"/>
      <text:p text:style-name="P36">In these tests, ordered integers were inserted <text:span text:style-name="T65">into LP hash tables of varying sizes </text:span>and the measurements read from .89 to .91 load. <text:span text:style-name="T69">Thus the load is high to begin with, and we are examining the performance of LP with different hashing schemes. The length of the sequence inserted in each </text:span>run<text:span text:style-name="T56"> was 4096 (2</text:span><text:span text:style-name="T31">12</text:span><text:span text:style-name="T56">). I chose this value because Pagh and Rodler (2004) used it.</text:span></text:p>
      <text:p text:style-name="P36"/>
      <text:p text:style-name="P34">For the plots, <text:span text:style-name="T65">the size along the x-axis is logarithmic—that is, it is </text:span><text:span text:style-name="T5">l</text:span>, such that <text:span text:style-name="T3">m</text:span> = 2<text:span text:style-name="T28">l </text:span><text:span text:style-name="T38">on the x-axis and the statistical values on the y-axis. </text:span><text:span text:style-name="T39">1000 runs were carried out for each size. The min, max, average, median and 90</text:span><text:span text:style-name="T29">th</text:span><text:span text:style-name="T39"> percentile of are displayed below. Note that the minimum size used for these tests is </text:span><text:span text:style-name="T45">l = 0 -&gt; m </text:span><text:span text:style-name="T39">= log </text:span><text:span text:style-name="T45">2</text:span><text:span text:style-name="T33">0</text:span><text:span text:style-name="T39"> = </text:span><text:span text:style-name="T45">1</text:span><text:span text:style-name="T39">.</text:span></text:p>
      <text:p text:style-name="P33"/>
      <text:p text:style-name="P36">The plots below reflect the dependence of mean steps on table size.</text:p>
      <text:p text:style-name="P36"/>
      <text:p text:style-name="P59"><draw:frame draw:style-name="fr3" draw:name="Object5" text:anchor-type="paragraph" svg:width="16cm" svg:height="8.999cm" draw:z-index="6"><draw:object xlink:href="./Object 5" xlink:type="simple" xlink:show="embed" xlink:actuate="onLoad"/><draw:image xlink:href="./ObjectReplacements/Object 5" xlink:type="simple" xlink:show="embed" xlink:actuate="onLoad"/></draw:frame></text:p>
      <text:p text:style-name="P36"/>
      <text:p text:style-name="P36"/>
      <text:p text:style-name="P36"/>
      <text:p text:style-name="P36"><draw:frame draw:style-name="fr3" draw:name="Object6" text:anchor-type="paragraph" svg:width="16cm" svg:height="8.999cm" draw:z-index="7"><draw:object xlink:href="./Object 6" xlink:type="simple" xlink:show="embed" xlink:actuate="onLoad"/><draw:image xlink:href="./ObjectReplacements/Object 6" xlink:type="simple" xlink:show="embed" xlink:actuate="onLoad"/></draw:frame></text:p>
      <text:p text:style-name="P36"/>
      <text:p text:style-name="P60"/>
      <text:p text:style-name="P33"><draw:frame draw:style-name="fr3" draw:name="Object7" text:anchor-type="paragraph" svg:width="16cm" svg:height="8.999cm" draw:z-index="8"><draw:object xlink:href="./Object 7" xlink:type="simple" xlink:show="embed" xlink:actuate="onLoad"/><draw:image xlink:href="./ObjectReplacements/Object 7" xlink:type="simple" xlink:show="embed" xlink:actuate="onLoad"/></draw:frame></text:p>
      <text:p text:style-name="P33"><draw:frame draw:style-name="fr3" draw:name="Object8" text:anchor-type="paragraph" svg:width="16cm" svg:height="8.999cm" draw:z-index="9"><draw:object xlink:href="./Object 8" xlink:type="simple" xlink:show="embed" xlink:actuate="onLoad"/><draw:image xlink:href="./ObjectReplacements/Object 8" xlink:type="simple" xlink:show="embed" xlink:actuate="onLoad"/></draw:frame></text:p>
      <text:p text:style-name="P60"/>
      <text:p text:style-name="P55">The two log-log plots <text:span text:style-name="T63">above </text:span>illustrate better <text:span text:style-name="T64">the distribution of min, max, mean, median, and 90</text:span><text:span text:style-name="T34">th</text:span><text:span text:style-name="T64"> percentile within each plot. A cross-comparison of both hash functions reveals two interesting differences First, mult-shift hashing (mean at 7.01 for all table sizes) performs better than tabulation <text:s/>(mean of 21.72). Second, tabular hashing is constant across all table sizes, whereas multi-shift degrades for higher loads (i.e. higher steps).</text:span></text:p>
      <text:p text:style-name="P41"/>
      <text:p text:style-name="P56">From the above two plots, <text:span text:style-name="T66">maximum values occur for at</text:span> 2<text:span text:style-name="T35">1</text:span><text:span text:style-name="T36">4</text:span> <text:span text:style-name="T66">(4958.72) and </text:span>2<text:span text:style-name="T28">1</text:span><text:span text:style-name="T36">7</text:span><text:span text:style-name="T28"> </text:span><text:span text:style-name="T38"><text:s/></text:span><text:span text:style-name="T46">(</text:span><text:span text:style-name="T48">3315</text:span><text:span text:style-name="T46">.</text:span><text:span text:style-name="T48">00</text:span><text:span text:style-name="T46"> steps) for </text:span><text:span text:style-name="T48">for mult-shift and tab</text:span><text:span text:style-name="T46">ula</text:span><text:span text:style-name="T48">tion respectively</text:span><text:span text:style-name="T46">. </text:span><text:span text:style-name="T49">Although mult-shift seems to perform better </text:span><text:span text:style-name="T51">at higher loads </text:span><text:span text:style-name="T49">(lower mean steps), its </text:span><text:span text:style-name="T47">maximum value </text:span><text:span text:style-name="T51">occurs in smaller table sizes</text:span><text:span text:style-name="T47"> is most marked </text:span><text:span text:style-name="T49">than for tabulation. </text:span><text:span text:style-name="T50">As we are inserting sequential items </text:span><text:span text:style-name="T51">into a small table</text:span><text:span text:style-name="T50">,</text:span><text:span text:style-name="T51"> there is a higher chance of collisions when using tabulation, but it overall takes less time to find a place in the table when using tabulation than when using mult-shift. This is understandable when </text:span><text:span text:style-name="T52">we consider that tabulation (4-independent) approaches a truly random hash function in LP and Cuckoo tables (Petrascu and Thorup, 2010). Thus when filling the table up to high load, </text:span><text:span text:style-name="T53">although </text:span><text:span text:style-name="T52">the keys are more uniformly distributed </text:span><text:span text:style-name="T53">due to the more random tabulation hash function, there is a greater chance of degradation. </text:span><text:span text:style-name="T52"><text:s/>Thus if a collision occurs with LP, there is a greater chance that </text:span><text:span text:style-name="T54">the tabulation scheme breaks down at higher loads as mentioned above than when using the</text:span><text:span text:style-name="T52"> mult-shift </text:span><text:span text:style-name="T54">(</text:span><text:span text:style-name="T52">2-independent</text:span><text:span text:style-name="T54">) family. </text:span><text:span text:style-name="T52"><text:s/></text:span></text:p>
      <text:p text:style-name="P56"><text:span text:style-name="T52"/></text:p>
      <text:p text:style-name="P52"><text:span text:style-name="T52">F</text:span><text:span text:style-name="T38">inal notes </text:span><text:span text:style-name="T55">(though speculative)</text:span></text:p>
      <text:p text:style-name="P56"><text:span text:style-name="T49"/></text:p>
      <text:p text:style-name="P56"><text:span text:style-name="T38">The </text:span><text:span text:style-name="T40">L1 </text:span><text:span text:style-name="T38">cache size </text:span><text:span text:style-name="T40">of my computer is 32 KB (2</text:span><text:span text:style-name="T30">15</text:span><text:span text:style-name="T40">). <text:s/></text:span><text:span text:style-name="T42">Recall that t</text:span><text:span text:style-name="T41">he length of the sequence inserted in each trial was 4096 (2</text:span><text:span text:style-name="T31">12</text:span><text:span text:style-name="T41">). </text:span><text:span text:style-name="T42">At this point a new run is begun, and this must be the peak we see in the above plots. As for the other peaks, we also see them in the tabulation scheme for average, median, and 90</text:span><text:span text:style-name="T32">th</text:span><text:span text:style-name="T42"> percentile. Pagh and Rodler (2004) mention that LP is less sensitive to the choice of hash function than other schemes. However, we are seeing a sensitivity here related to cache size (for me <text:s/></text:span><text:span text:style-name="T38">2</text:span><text:span text:style-name="T28">15 </text:span><text:span text:style-name="T42">). Thus at sizes above cache capacity we should expect a rise in time. In fact, a formula is given by the above authors:</text:span></text:p>
      <text:p text:style-name="P37"/>
      <text:p text:style-name="P38">Time = O + N · R · (1 − C/T ),</text:p>
      <text:p text:style-name="P39"/>
      <text:p text:style-name="P35"><text:span text:style-name="T38">where 1 – C/T is the probability of a cache miss (greatest when the ratio of cache to dictionary size is smallest as T increases; smallest when both cache and table(s) are of equal size. The authors point out that the table must be larger than cache for the formula to hold. In our case, this wasn’t always so, but above </text:span><text:span text:style-name="T40">32 KB (2</text:span><text:span text:style-name="T30">15</text:span><text:span text:style-name="T40">), </text:span><text:span text:style-name="T43">the chance of a cache miss would be larger. </text:span><text:span text:style-name="T44">In our experiment, we are not dealing with time, but rather steps, but it is possible that there is a correlation between cache mi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6:52.046295577</meta:creation-date>
    <dc:date>2018-02-14T23:39:18.353838361</dc:date>
    <meta:editing-duration>PT8H20M41S</meta:editing-duration>
    <meta:editing-cycles>87</meta:editing-cycles>
    <meta:generator>LibreOffice/6.0.1.1$Linux_X86_64 LibreOffice_project/00m0$Build-1</meta:generator>
    <meta:document-statistic meta:table-count="0" meta:image-count="0" meta:object-count="9" meta:page-count="9" meta:paragraph-count="50" meta:word-count="1640" meta:character-count="9580" meta:non-whitespace-character-count="79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985cm" svg:y="0.314cm" chart:style-name="ch2">
          <text:p>Comparison of LP and Cuckoo Hashing</text:p>
        </chart:title>
        <chart:subtitle svg:x="7.447cm" svg:y="1.279cm" chart:style-name="ch3">
          <text:p>steps</text:p>
        </chart:subtitle>
        <chart:legend chart:legend-position="end" svg:x="12.757cm" svg:y="3.194cm" style:legend-expansion="high" chart:style-name="ch4"/>
        <chart:plot-area chart:style-name="ch5" chart:data-source-has-labels="both" svg:x="1.334cm" svg:y="2.145cm" svg:width="11.104cm" svg:height="5.69cm">
          <chartooo:coordinate-region svg:x="2.146cm" svg:y="2.346cm" svg:width="10.198cm" svg:height="4.838cm"/>
          <chart:axis chart:dimension="x" chart:name="primary-x" chart:style-name="ch6" chartooo:axis-type="auto">
            <chart:title svg:x="6.267cm" svg:y="8.014cm" chart:style-name="ch7">
              <text:p>load (a)</text:p>
            </chart:title>
            <chart:categories table:cell-range-address="local-table.$A$2:.$A$19"/>
          </chart:axis>
          <chart:axis chart:dimension="y" chart:name="primary-y" chart:style-name="ch6">
            <chart:title svg:x="0.451cm" svg:y="5.435cm" chart:style-name="ch8">
              <text:p>steps</text:p>
            </chart:title>
            <chart:grid chart:style-name="ch9" chart:class="major"/>
          </chart:axis>
          <chart:series chart:style-name="ch10" chart:values-cell-range-address="local-table.$C$2:.$C$19" chart:label-cell-address="local-table.$C$1" chart:class="chart:scatter">
            <chart:domain table:cell-range-address="local-table.$B$2:.$B$19"/>
            <chart:data-point chart:repeated="18"/>
          </chart:series>
          <chart:series chart:style-name="ch11" chart:values-cell-range-address="local-table.$D$2:.$D$19" chart:label-cell-address="local-table.$D$1" chart:class="chart:scatter">
            <chart:data-point chart:repeated="18"/>
          </chart:series>
          <chart:series chart:style-name="ch12" chart:values-cell-range-address="local-table.$E$2:.$E$19" chart:label-cell-address="local-table.$E$1" chart:class="chart:scatter">
            <chart:data-point chart:repeated="18"/>
          </chart:series>
          <chart:series chart:style-name="ch13" chart:values-cell-range-address="local-table.$F$2:.$F$19" chart:label-cell-address="local-table.$F$1" chart:class="chart:scatter">
            <chart:data-point chart:repeated="18"/>
          </chart:series>
          <chart:series chart:style-name="ch14" chart:values-cell-range-address="local-table.$G$2:.$G$19" chart:label-cell-address="local-table.$G$1" chart:class="chart:scatter">
            <chart:data-point chart:repeated="18"/>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p-tab</text:p>
              </table:table-cell>
              <table:table-cell office:value-type="string">
                <text:p>lp-mod</text:p>
              </table:table-cell>
              <table:table-cell office:value-type="string">
                <text:p>lp-mult</text:p>
              </table:table-cell>
              <table:table-cell office:value-type="string">
                <text:p>cuckoo-mult</text:p>
              </table:table-cell>
              <table:table-cell office:value-type="string">
                <text:p>cuckoo-tab</text:p>
              </table:table-cell>
            </table:table-row>
          </table:table-header-rows>
          <table:table-rows>
            <table:table-row>
              <table:table-cell office:value-type="string">
                <text:p>1</text:p>
              </table:table-cell>
              <table:table-cell office:value-type="float" office:value="0.1">
                <text:p>0.1</text:p>
              </table:table-cell>
              <table:table-cell office:value-type="float" office:value="1.1198681640625">
                <text:p>1.1198681640625</text:p>
              </table:table-cell>
              <table:table-cell office:value-type="float" office:value="1.1193896484375">
                <text:p>1.1193896484375</text:p>
              </table:table-cell>
              <table:table-cell office:value-type="float" office:value="1.12068603515625">
                <text:p>1.12068603515625</text:p>
              </table:table-cell>
              <table:table-cell office:value-type="float" office:value="0.0974078594093237">
                <text:p>0.0974078594093237</text:p>
              </table:table-cell>
              <table:table-cell office:value-type="float" office:value="0.0975103734439832">
                <text:p>0.0975103734439832</text:p>
              </table:table-cell>
            </table:table-row>
            <table:table-row>
              <table:table-cell office:value-type="string">
                <text:p>2</text:p>
              </table:table-cell>
              <table:table-cell office:value-type="float" office:value="0.15">
                <text:p>0.15</text:p>
              </table:table-cell>
              <table:table-cell office:value-type="float" office:value="1.19505615234375">
                <text:p>1.19505615234375</text:p>
              </table:table-cell>
              <table:table-cell office:value-type="float" office:value="1.1955908203125">
                <text:p>1.1955908203125</text:p>
              </table:table-cell>
              <table:table-cell office:value-type="float" office:value="1.19590087890625">
                <text:p>1.19590087890625</text:p>
              </table:table-cell>
              <table:table-cell office:value-type="float" office:value="0.144698559921894">
                <text:p>0.144698559921894</text:p>
              </table:table-cell>
              <table:table-cell office:value-type="float" office:value="0.143763729558213">
                <text:p>0.143763729558213</text:p>
              </table:table-cell>
            </table:table-row>
            <table:table-row>
              <table:table-cell office:value-type="string">
                <text:p>3</text:p>
              </table:table-cell>
              <table:table-cell office:value-type="float" office:value="0.2">
                <text:p>0.2</text:p>
              </table:table-cell>
              <table:table-cell office:value-type="float" office:value="1.28693115234375">
                <text:p>1.28693115234375</text:p>
              </table:table-cell>
              <table:table-cell office:value-type="float" office:value="1.28559814453125">
                <text:p>1.28559814453125</text:p>
              </table:table-cell>
              <table:table-cell office:value-type="float" office:value="1.28279296875">
                <text:p>1.28279296875</text:p>
              </table:table-cell>
              <table:table-cell office:value-type="float" office:value="0.190690749328777">
                <text:p>0.190690749328777</text:p>
              </table:table-cell>
              <table:table-cell office:value-type="float" office:value="0.191027581156944">
                <text:p>0.191027581156944</text:p>
              </table:table-cell>
            </table:table-row>
            <table:table-row>
              <table:table-cell office:value-type="string">
                <text:p>4</text:p>
              </table:table-cell>
              <table:table-cell office:value-type="float" office:value="0.25">
                <text:p>0.25</text:p>
              </table:table-cell>
              <table:table-cell office:value-type="float" office:value="1.3914404296875">
                <text:p>1.3914404296875</text:p>
              </table:table-cell>
              <table:table-cell office:value-type="float" office:value="1.394599609375">
                <text:p>1.394599609375</text:p>
              </table:table-cell>
              <table:table-cell office:value-type="float" office:value="1.39256591796875">
                <text:p>1.39256591796875</text:p>
              </table:table-cell>
              <table:table-cell office:value-type="float" office:value="0.236817183304857">
                <text:p>0.236817183304857</text:p>
              </table:table-cell>
              <table:table-cell office:value-type="float" office:value="0.236163046131315">
                <text:p>0.236163046131315</text:p>
              </table:table-cell>
            </table:table-row>
            <table:table-row>
              <table:table-cell office:value-type="string">
                <text:p>5</text:p>
              </table:table-cell>
              <table:table-cell office:value-type="float" office:value="0.3">
                <text:p>0.3</text:p>
              </table:table-cell>
              <table:table-cell office:value-type="float" office:value="1.527509765625">
                <text:p>1.527509765625</text:p>
              </table:table-cell>
              <table:table-cell office:value-type="float" office:value="1.52768310546875">
                <text:p>1.52768310546875</text:p>
              </table:table-cell>
              <table:table-cell office:value-type="float" office:value="1.52488037109375">
                <text:p>1.52488037109375</text:p>
              </table:table-cell>
              <table:table-cell office:value-type="float" office:value="0.286419331217964">
                <text:p>0.286419331217964</text:p>
              </table:table-cell>
              <table:table-cell office:value-type="float" office:value="0.285486941664632">
                <text:p>0.285486941664632</text:p>
              </table:table-cell>
            </table:table-row>
            <table:table-row>
              <table:table-cell office:value-type="string">
                <text:p>6</text:p>
              </table:table-cell>
              <table:table-cell office:value-type="float" office:value="0.35">
                <text:p>0.35</text:p>
              </table:table-cell>
              <table:table-cell office:value-type="float" office:value="1.688818359375">
                <text:p>1.688818359375</text:p>
              </table:table-cell>
              <table:table-cell office:value-type="float" office:value="1.68754638671875">
                <text:p>1.68754638671875</text:p>
              </table:table-cell>
              <table:table-cell office:value-type="float" office:value="1.6922802734375">
                <text:p>1.6922802734375</text:p>
              </table:table-cell>
              <table:table-cell office:value-type="float" office:value="0.334603368318281">
                <text:p>0.334603368318281</text:p>
              </table:table-cell>
              <table:table-cell office:value-type="float" office:value="0.33723944349524">
                <text:p>0.33723944349524</text:p>
              </table:table-cell>
            </table:table-row>
            <table:table-row>
              <table:table-cell office:value-type="string">
                <text:p>7</text:p>
              </table:table-cell>
              <table:table-cell office:value-type="float" office:value="0.4">
                <text:p>0.4</text:p>
              </table:table-cell>
              <table:table-cell office:value-type="float" office:value="1.8992724609375">
                <text:p>1.8992724609375</text:p>
              </table:table-cell>
              <table:table-cell office:value-type="float" office:value="1.9023876953125">
                <text:p>1.9023876953125</text:p>
              </table:table-cell>
              <table:table-cell office:value-type="float" office:value="1.89888916015625">
                <text:p>1.89888916015625</text:p>
              </table:table-cell>
              <table:table-cell office:value-type="float" office:value="0.39083475713937">
                <text:p>0.39083475713937</text:p>
              </table:table-cell>
              <table:table-cell office:value-type="float" office:value="0.389480107395655">
                <text:p>0.389480107395655</text:p>
              </table:table-cell>
            </table:table-row>
            <table:table-row>
              <table:table-cell office:value-type="string">
                <text:p>8</text:p>
              </table:table-cell>
              <table:table-cell office:value-type="float" office:value="0.45">
                <text:p>0.45</text:p>
              </table:table-cell>
              <table:table-cell office:value-type="float" office:value="2.1633056640625">
                <text:p>2.1633056640625</text:p>
              </table:table-cell>
              <table:table-cell office:value-type="float" office:value="2.16807861328125">
                <text:p>2.16807861328125</text:p>
              </table:table-cell>
              <table:table-cell office:value-type="float" office:value="2.16482666015625">
                <text:p>2.16482666015625</text:p>
              </table:table-cell>
              <table:table-cell office:value-type="float" office:value="0.449238467171101">
                <text:p>0.449238467171101</text:p>
              </table:table-cell>
              <table:table-cell office:value-type="float" office:value="0.448423236514522">
                <text:p>0.448423236514522</text:p>
              </table:table-cell>
            </table:table-row>
            <table:table-row>
              <table:table-cell office:value-type="string">
                <text:p>9</text:p>
              </table:table-cell>
              <table:table-cell office:value-type="float" office:value="0.5">
                <text:p>0.5</text:p>
              </table:table-cell>
              <table:table-cell office:value-type="float" office:value="2.51546875">
                <text:p>2.51546875</text:p>
              </table:table-cell>
              <table:table-cell office:value-type="float" office:value="2.5233740234375">
                <text:p>2.5233740234375</text:p>
              </table:table-cell>
              <table:table-cell office:value-type="float" office:value="2.51729248046875">
                <text:p>2.51729248046875</text:p>
              </table:table-cell>
              <table:table-cell office:value-type="float" office:value="0.511274103002197">
                <text:p>0.511274103002197</text:p>
              </table:table-cell>
              <table:table-cell office:value-type="float" office:value="0.70172321210642">
                <text:p>0.70172321210642</text:p>
              </table:table-cell>
            </table:table-row>
            <table:table-row>
              <table:table-cell office:value-type="string">
                <text:p>10</text:p>
              </table:table-cell>
              <table:table-cell office:value-type="float" office:value="0.55">
                <text:p>0.55</text:p>
              </table:table-cell>
              <table:table-cell office:value-type="float" office:value="2.98369873046875">
                <text:p>2.98369873046875</text:p>
              </table:table-cell>
              <table:table-cell office:value-type="float" office:value="2.99537841796875">
                <text:p>2.99537841796875</text:p>
              </table:table-cell>
              <table:table-cell office:value-type="float" office:value="2.99247314453125">
                <text:p>2.99247314453125</text:p>
              </table:table-cell>
              <table:table-cell office:value-type="float" office:value="0.584581401025141">
                <text:p>0.584581401025141</text:p>
              </table:table-cell>
              <table:table-cell office:value-type="float" office:value="0.580746887966805">
                <text:p>0.580746887966805</text:p>
              </table:table-cell>
            </table:table-row>
            <table:table-row>
              <table:table-cell office:value-type="string">
                <text:p>11</text:p>
              </table:table-cell>
              <table:table-cell office:value-type="float" office:value="0.6">
                <text:p>0.6</text:p>
              </table:table-cell>
              <table:table-cell office:value-type="float" office:value="3.64922119140625">
                <text:p>3.64922119140625</text:p>
              </table:table-cell>
              <table:table-cell office:value-type="float" office:value="3.65959228515625">
                <text:p>3.65959228515625</text:p>
              </table:table-cell>
              <table:table-cell office:value-type="float" office:value="3.65778564453125">
                <text:p>3.65778564453125</text:p>
              </table:table-cell>
              <table:table-cell office:value-type="float" office:value="0.665760312423724">
                <text:p>0.665760312423724</text:p>
              </table:table-cell>
              <table:table-cell office:value-type="float" office:value="0.665047595801806">
                <text:p>0.665047595801806</text:p>
              </table:table-cell>
            </table:table-row>
            <table:table-row>
              <table:table-cell office:value-type="string">
                <text:p>12</text:p>
              </table:table-cell>
              <table:table-cell office:value-type="float" office:value="0.65">
                <text:p>0.65</text:p>
              </table:table-cell>
              <table:table-cell office:value-type="float" office:value="4.634775390625">
                <text:p>4.634775390625</text:p>
              </table:table-cell>
              <table:table-cell office:value-type="float" office:value="4.6392138671875">
                <text:p>4.6392138671875</text:p>
              </table:table-cell>
              <table:table-cell office:value-type="float" office:value="4.63190673828125">
                <text:p>4.63190673828125</text:p>
              </table:table-cell>
              <table:table-cell office:value-type="float" office:value="0.740034171344886">
                <text:p>0.740034171344886</text:p>
              </table:table-cell>
              <table:table-cell office:value-type="float" office:value="0.753736880644374">
                <text:p>0.753736880644374</text:p>
              </table:table-cell>
            </table:table-row>
            <table:table-row>
              <table:table-cell office:value-type="string">
                <text:p>13</text:p>
              </table:table-cell>
              <table:table-cell office:value-type="float" office:value="0.7">
                <text:p>0.7</text:p>
              </table:table-cell>
              <table:table-cell office:value-type="float" office:value="6.144970703125">
                <text:p>6.144970703125</text:p>
              </table:table-cell>
              <table:table-cell office:value-type="float" office:value="6.11518798828125">
                <text:p>6.11518798828125</text:p>
              </table:table-cell>
              <table:table-cell office:value-type="float" office:value="6.14896240234375">
                <text:p>6.14896240234375</text:p>
              </table:table-cell>
              <table:table-cell office:value-type="float" office:value="0.822113741762264">
                <text:p>0.822113741762264</text:p>
              </table:table-cell>
              <table:table-cell office:value-type="float" office:value="0.866141078838174">
                <text:p>0.866141078838174</text:p>
              </table:table-cell>
            </table:table-row>
            <table:table-row>
              <table:table-cell office:value-type="string">
                <text:p>14</text:p>
              </table:table-cell>
              <table:table-cell office:value-type="float" office:value="0.75">
                <text:p>0.75</text:p>
              </table:table-cell>
              <table:table-cell office:value-type="float" office:value="8.60093505859375">
                <text:p>8.60093505859375</text:p>
              </table:table-cell>
              <table:table-cell office:value-type="float" office:value="8.653466796875">
                <text:p>8.653466796875</text:p>
              </table:table-cell>
              <table:table-cell office:value-type="float" office:value="8.6343408203125">
                <text:p>8.6343408203125</text:p>
              </table:table-cell>
              <table:table-cell office:value-type="float" office:value="0.937119843788138">
                <text:p>0.937119843788138</text:p>
              </table:table-cell>
              <table:table-cell office:value-type="float" office:value="1.01627532340737">
                <text:p>1.01627532340737</text:p>
              </table:table-cell>
            </table:table-row>
            <table:table-row>
              <table:table-cell office:value-type="string">
                <text:p>15</text:p>
              </table:table-cell>
              <table:table-cell office:value-type="float" office:value="0.8">
                <text:p>0.8</text:p>
              </table:table-cell>
              <table:table-cell office:value-type="float" office:value="13.287158203125">
                <text:p>13.287158203125</text:p>
              </table:table-cell>
              <table:table-cell office:value-type="float" office:value="13.24419921875">
                <text:p>13.24419921875</text:p>
              </table:table-cell>
              <table:table-cell office:value-type="float" office:value="13.2563354492188">
                <text:p>13.2563354492188</text:p>
              </table:table-cell>
              <table:table-cell office:value-type="float" office:value="1.92148089366203">
                <text:p>1.92148089366203</text:p>
              </table:table-cell>
              <table:table-cell office:value-type="float" office:value="1.15719306809861">
                <text:p>1.15719306809861</text:p>
              </table:table-cell>
            </table:table-row>
            <table:table-row>
              <table:table-cell office:value-type="string">
                <text:p>16</text:p>
              </table:table-cell>
              <table:table-cell office:value-type="float" office:value="0.85">
                <text:p>0.85</text:p>
              </table:table-cell>
              <table:table-cell office:value-type="float" office:value="23.2895483398438">
                <text:p>23.2895483398438</text:p>
              </table:table-cell>
              <table:table-cell office:value-type="float" office:value="23.4174536132813">
                <text:p>23.4174536132813</text:p>
              </table:table-cell>
              <table:table-cell office:value-type="float" office:value="23.3189575195312">
                <text:p>23.3189575195312</text:p>
              </table:table-cell>
              <table:table-cell office:value-type="float" office:value="2.86311515902458">
                <text:p>2.86311515902458</text:p>
              </table:table-cell>
              <table:table-cell office:value-type="float" office:value="1.3646790334391">
                <text:p>1.3646790334391</text:p>
              </table:table-cell>
            </table:table-row>
            <table:table-row>
              <table:table-cell office:value-type="string">
                <text:p>17</text:p>
              </table:table-cell>
              <table:table-cell office:value-type="float" office:value="0.9">
                <text:p>0.9</text:p>
              </table:table-cell>
              <table:table-cell office:value-type="float" office:value="52.6596533203125">
                <text:p>52.6596533203125</text:p>
              </table:table-cell>
              <table:table-cell office:value-type="float" office:value="52.5767260742188">
                <text:p>52.5767260742188</text:p>
              </table:table-cell>
              <table:table-cell office:value-type="float" office:value="52.7726220703125">
                <text:p>52.7726220703125</text:p>
              </table:table-cell>
              <table:table-cell office:value-type="float" office:value="3.65226482912649">
                <text:p>3.65226482912649</text:p>
              </table:table-cell>
              <table:table-cell office:value-type="float" office:value="1.67660727361484">
                <text:p>1.67660727361484</text:p>
              </table:table-cell>
            </table:table-row>
            <table:table-row>
              <table:table-cell office:value-type="string">
                <text:p>18</text:p>
              </table:table-cell>
              <table:table-cell office:value-type="float" office:value="0.95">
                <text:p>0.95</text:p>
              </table:table-cell>
              <table:table-cell office:value-type="float" office:value="217.815454101562">
                <text:p>217.815454101562</text:p>
              </table:table-cell>
              <table:table-cell office:value-type="float" office:value="215.3851953125">
                <text:p>215.3851953125</text:p>
              </table:table-cell>
              <table:table-cell office:value-type="float" office:value="217.810939941406">
                <text:p>217.810939941406</text:p>
              </table:table-cell>
              <table:table-cell office:value-type="float" office:value="1.81716773657489">
                <text:p>1.81716773657489</text:p>
              </table:table-cell>
              <table:table-cell office:value-type="float" office:value="149.489942875905">
                <text:p>149.4899428759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1023" table:default-cell-style-name="Default"/>
        <table:table-row table:style-name="ro1" table:number-rows-repeated="42">
          <table:table-cell table:number-columns-repeated="1024"/>
        </table:table-row>
        <table:table-row table:style-name="ro1">
          <table:table-cell/>
          <table:table-cell table:style-name="ce2" office:value-type="string" calcext:value-type="string">
            <text:p>lp-mod</text:p>
          </table:table-cell>
          <table:table-cell table:style-name="ce2" office:value-type="string" calcext:value-type="string">
            <text:p>lp-mult</text:p>
          </table:table-cell>
          <table:table-cell table:style-name="ce2" office:value-type="string" calcext:value-type="string">
            <text:p>lp-tabular</text:p>
          </table:table-cell>
          <table:table-cell table:style-name="ce2" office:value-type="string" calcext:value-type="string">
            <text:p>cuckoo-mult</text:p>
          </table:table-cell>
          <table:table-cell table:style-name="ce2" office:value-type="string" calcext:value-type="string">
            <text:p>cuckoo-tab</text:p>
          </table:table-cell>
          <table:table-cell table:style-name="ce2" table:number-columns-repeated="1018"/>
        </table:table-row>
        <table:table-row table:style-name="ro1">
          <table:table-cell office:value-type="string" calcext:value-type="string">
            <text:p>mean steps</text:p>
          </table:table-cell>
          <table:table-cell office:value-type="float" office:value="8.51484716796875" calcext:value-type="float">
            <text:p>8.514847</text:p>
          </table:table-cell>
          <table:table-cell office:value-type="float" office:value="8.51936572265625" calcext:value-type="float">
            <text:p>8.519366</text:p>
          </table:table-cell>
          <table:table-cell office:value-type="float" office:value="8.52579410807292" calcext:value-type="float">
            <text:p>8.525794</text:p>
          </table:table-cell>
          <table:table-cell office:value-type="float" office:value="0.972423220775987" calcext:value-type="float">
            <text:p>0.972423</text:p>
          </table:table-cell>
          <table:table-cell office:value-type="float" office:value="0.711331380685054" calcext:value-type="float">
            <text:p>0.711331</text:p>
          </table:table-cell>
          <table:table-cell table:number-columns-repeated="1018"/>
        </table:table-row>
        <table:table-row table:style-name="ro1">
          <table:table-cell office:value-type="string" calcext:value-type="string">
            <text:p>mean time</text:p>
          </table:table-cell>
          <table:table-cell office:value-type="float" office:value="93.181705078125" calcext:value-type="float">
            <text:p>93.181705</text:p>
          </table:table-cell>
          <table:table-cell office:value-type="float" office:value="97.4724077148438" calcext:value-type="float">
            <text:p>97.472408</text:p>
          </table:table-cell>
          <table:table-cell office:value-type="float" office:value="90.2028522135417" calcext:value-type="float">
            <text:p>90.202852</text:p>
          </table:table-cell>
          <table:table-cell office:value-type="float" office:value="148.263142887891" calcext:value-type="float">
            <text:p>148.263143</text:p>
          </table:table-cell>
          <table:table-cell office:value-type="float" office:value="142.526614107884" calcext:value-type="float">
            <text:p>142.526614</text:p>
          </table:table-cell>
          <table:table-cell table:number-columns-repeated="1018"/>
        </table:table-row>
        <table:table-row table:style-name="ro1" table:number-rows-repeated="1048530">
          <table:table-cell table:number-columns-repeated="1024"/>
        </table:table-row>
        <table:table-row table:style-name="ro1">
          <table:table-cell table:number-columns-repeated="102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office:font-face-decls>
  <office:styles>
    <style:default-style style:family="table-cell">
      <style:table-cell-properties style:decimal-places="6"/>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4">00/00/0000</text:date>, <text:time style:data-style-name="N2" text:time-value="20:06:45.3657910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scatter" chart:style-name="ch1">
        <chart:title svg:x="3.985cm" svg:y="0.314cm" chart:style-name="ch2">
          <text:p>Comparison of LP and Cuckoo Hashing</text:p>
        </chart:title>
        <chart:subtitle svg:x="7.447cm" svg:y="1.279cm" chart:style-name="ch3">
          <text:p>steps</text:p>
        </chart:subtitle>
        <chart:legend chart:legend-position="end" svg:x="12.757cm" svg:y="3.194cm" style:legend-expansion="high" chart:style-name="ch4"/>
        <chart:plot-area chart:style-name="ch5" chart:data-source-has-labels="both" svg:x="1.334cm" svg:y="2.145cm" svg:width="11.104cm" svg:height="5.69cm">
          <chartooo:coordinate-region svg:x="2.253cm" svg:y="2.347cm" svg:width="10.009cm" svg:height="4.837cm"/>
          <chart:axis chart:dimension="x" chart:name="primary-x" chart:style-name="ch6" chartooo:axis-type="auto">
            <chart:title svg:x="6.267cm" svg:y="8.014cm" chart:style-name="ch7">
              <text:p>load (a)</text:p>
            </chart:title>
            <chart:categories table:cell-range-address="local-table.$A$2:.$A$19"/>
          </chart:axis>
          <chart:axis chart:dimension="y" chart:name="primary-y" chart:style-name="ch8">
            <chart:title svg:x="0.451cm" svg:y="5.769cm" chart:style-name="ch9">
              <text:p>log(steps)</text:p>
            </chart:title>
            <chart:grid chart:style-name="ch10" chart:class="major"/>
          </chart:axis>
          <chart:series chart:style-name="ch11" chart:values-cell-range-address="local-table.$C$2:.$C$19" chart:label-cell-address="local-table.$C$1" chart:class="chart:scatter">
            <chart:domain table:cell-range-address="local-table.$B$2:.$B$19"/>
            <chart:data-point chart:repeated="18"/>
          </chart:series>
          <chart:series chart:style-name="ch12" chart:values-cell-range-address="local-table.$D$2:.$D$19" chart:label-cell-address="local-table.$D$1" chart:class="chart:scatter">
            <chart:data-point chart:repeated="18"/>
          </chart:series>
          <chart:series chart:style-name="ch13" chart:values-cell-range-address="local-table.$E$2:.$E$19" chart:label-cell-address="local-table.$E$1" chart:class="chart:scatter">
            <chart:data-point chart:repeated="18"/>
          </chart:series>
          <chart:series chart:style-name="ch14" chart:values-cell-range-address="local-table.$F$2:.$F$19" chart:label-cell-address="local-table.$F$1" chart:class="chart:scatter">
            <chart:data-point chart:repeated="18"/>
          </chart:series>
          <chart:series chart:style-name="ch15" chart:values-cell-range-address="local-table.$G$2:.$G$19" chart:label-cell-address="local-table.$G$1" chart:class="chart:scatter">
            <chart:data-point chart:repeated="18"/>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p-tab</text:p>
              </table:table-cell>
              <table:table-cell office:value-type="string">
                <text:p>lp-mod</text:p>
              </table:table-cell>
              <table:table-cell office:value-type="string">
                <text:p>lp-mult</text:p>
              </table:table-cell>
              <table:table-cell office:value-type="string">
                <text:p>cuckoo-mult</text:p>
              </table:table-cell>
              <table:table-cell office:value-type="string">
                <text:p>cuckoo-tab</text:p>
              </table:table-cell>
            </table:table-row>
          </table:table-header-rows>
          <table:table-rows>
            <table:table-row>
              <table:table-cell office:value-type="string">
                <text:p>1</text:p>
              </table:table-cell>
              <table:table-cell office:value-type="float" office:value="0.1">
                <text:p>0.1</text:p>
              </table:table-cell>
              <table:table-cell office:value-type="float" office:value="1.1198681640625">
                <text:p>1.1198681640625</text:p>
              </table:table-cell>
              <table:table-cell office:value-type="float" office:value="1.1193896484375">
                <text:p>1.1193896484375</text:p>
              </table:table-cell>
              <table:table-cell office:value-type="float" office:value="1.12068603515625">
                <text:p>1.12068603515625</text:p>
              </table:table-cell>
              <table:table-cell office:value-type="float" office:value="0.0974078594093237">
                <text:p>0.0974078594093237</text:p>
              </table:table-cell>
              <table:table-cell office:value-type="float" office:value="0.0975103734439832">
                <text:p>0.0975103734439832</text:p>
              </table:table-cell>
            </table:table-row>
            <table:table-row>
              <table:table-cell office:value-type="string">
                <text:p>2</text:p>
              </table:table-cell>
              <table:table-cell office:value-type="float" office:value="0.15">
                <text:p>0.15</text:p>
              </table:table-cell>
              <table:table-cell office:value-type="float" office:value="1.19505615234375">
                <text:p>1.19505615234375</text:p>
              </table:table-cell>
              <table:table-cell office:value-type="float" office:value="1.1955908203125">
                <text:p>1.1955908203125</text:p>
              </table:table-cell>
              <table:table-cell office:value-type="float" office:value="1.19590087890625">
                <text:p>1.19590087890625</text:p>
              </table:table-cell>
              <table:table-cell office:value-type="float" office:value="0.144698559921894">
                <text:p>0.144698559921894</text:p>
              </table:table-cell>
              <table:table-cell office:value-type="float" office:value="0.143763729558213">
                <text:p>0.143763729558213</text:p>
              </table:table-cell>
            </table:table-row>
            <table:table-row>
              <table:table-cell office:value-type="string">
                <text:p>3</text:p>
              </table:table-cell>
              <table:table-cell office:value-type="float" office:value="0.2">
                <text:p>0.2</text:p>
              </table:table-cell>
              <table:table-cell office:value-type="float" office:value="1.28693115234375">
                <text:p>1.28693115234375</text:p>
              </table:table-cell>
              <table:table-cell office:value-type="float" office:value="1.28559814453125">
                <text:p>1.28559814453125</text:p>
              </table:table-cell>
              <table:table-cell office:value-type="float" office:value="1.28279296875">
                <text:p>1.28279296875</text:p>
              </table:table-cell>
              <table:table-cell office:value-type="float" office:value="0.190690749328777">
                <text:p>0.190690749328777</text:p>
              </table:table-cell>
              <table:table-cell office:value-type="float" office:value="0.191027581156944">
                <text:p>0.191027581156944</text:p>
              </table:table-cell>
            </table:table-row>
            <table:table-row>
              <table:table-cell office:value-type="string">
                <text:p>4</text:p>
              </table:table-cell>
              <table:table-cell office:value-type="float" office:value="0.25">
                <text:p>0.25</text:p>
              </table:table-cell>
              <table:table-cell office:value-type="float" office:value="1.3914404296875">
                <text:p>1.3914404296875</text:p>
              </table:table-cell>
              <table:table-cell office:value-type="float" office:value="1.394599609375">
                <text:p>1.394599609375</text:p>
              </table:table-cell>
              <table:table-cell office:value-type="float" office:value="1.39256591796875">
                <text:p>1.39256591796875</text:p>
              </table:table-cell>
              <table:table-cell office:value-type="float" office:value="0.236817183304857">
                <text:p>0.236817183304857</text:p>
              </table:table-cell>
              <table:table-cell office:value-type="float" office:value="0.236163046131315">
                <text:p>0.236163046131315</text:p>
              </table:table-cell>
            </table:table-row>
            <table:table-row>
              <table:table-cell office:value-type="string">
                <text:p>5</text:p>
              </table:table-cell>
              <table:table-cell office:value-type="float" office:value="0.3">
                <text:p>0.3</text:p>
              </table:table-cell>
              <table:table-cell office:value-type="float" office:value="1.527509765625">
                <text:p>1.527509765625</text:p>
              </table:table-cell>
              <table:table-cell office:value-type="float" office:value="1.52768310546875">
                <text:p>1.52768310546875</text:p>
              </table:table-cell>
              <table:table-cell office:value-type="float" office:value="1.52488037109375">
                <text:p>1.52488037109375</text:p>
              </table:table-cell>
              <table:table-cell office:value-type="float" office:value="0.286419331217964">
                <text:p>0.286419331217964</text:p>
              </table:table-cell>
              <table:table-cell office:value-type="float" office:value="0.285486941664632">
                <text:p>0.285486941664632</text:p>
              </table:table-cell>
            </table:table-row>
            <table:table-row>
              <table:table-cell office:value-type="string">
                <text:p>6</text:p>
              </table:table-cell>
              <table:table-cell office:value-type="float" office:value="0.35">
                <text:p>0.35</text:p>
              </table:table-cell>
              <table:table-cell office:value-type="float" office:value="1.688818359375">
                <text:p>1.688818359375</text:p>
              </table:table-cell>
              <table:table-cell office:value-type="float" office:value="1.68754638671875">
                <text:p>1.68754638671875</text:p>
              </table:table-cell>
              <table:table-cell office:value-type="float" office:value="1.6922802734375">
                <text:p>1.6922802734375</text:p>
              </table:table-cell>
              <table:table-cell office:value-type="float" office:value="0.334603368318281">
                <text:p>0.334603368318281</text:p>
              </table:table-cell>
              <table:table-cell office:value-type="float" office:value="0.33723944349524">
                <text:p>0.33723944349524</text:p>
              </table:table-cell>
            </table:table-row>
            <table:table-row>
              <table:table-cell office:value-type="string">
                <text:p>7</text:p>
              </table:table-cell>
              <table:table-cell office:value-type="float" office:value="0.4">
                <text:p>0.4</text:p>
              </table:table-cell>
              <table:table-cell office:value-type="float" office:value="1.8992724609375">
                <text:p>1.8992724609375</text:p>
              </table:table-cell>
              <table:table-cell office:value-type="float" office:value="1.9023876953125">
                <text:p>1.9023876953125</text:p>
              </table:table-cell>
              <table:table-cell office:value-type="float" office:value="1.89888916015625">
                <text:p>1.89888916015625</text:p>
              </table:table-cell>
              <table:table-cell office:value-type="float" office:value="0.39083475713937">
                <text:p>0.39083475713937</text:p>
              </table:table-cell>
              <table:table-cell office:value-type="float" office:value="0.389480107395655">
                <text:p>0.389480107395655</text:p>
              </table:table-cell>
            </table:table-row>
            <table:table-row>
              <table:table-cell office:value-type="string">
                <text:p>8</text:p>
              </table:table-cell>
              <table:table-cell office:value-type="float" office:value="0.45">
                <text:p>0.45</text:p>
              </table:table-cell>
              <table:table-cell office:value-type="float" office:value="2.1633056640625">
                <text:p>2.1633056640625</text:p>
              </table:table-cell>
              <table:table-cell office:value-type="float" office:value="2.16807861328125">
                <text:p>2.16807861328125</text:p>
              </table:table-cell>
              <table:table-cell office:value-type="float" office:value="2.16482666015625">
                <text:p>2.16482666015625</text:p>
              </table:table-cell>
              <table:table-cell office:value-type="float" office:value="0.449238467171101">
                <text:p>0.449238467171101</text:p>
              </table:table-cell>
              <table:table-cell office:value-type="float" office:value="0.448423236514522">
                <text:p>0.448423236514522</text:p>
              </table:table-cell>
            </table:table-row>
            <table:table-row>
              <table:table-cell office:value-type="string">
                <text:p>9</text:p>
              </table:table-cell>
              <table:table-cell office:value-type="float" office:value="0.5">
                <text:p>0.5</text:p>
              </table:table-cell>
              <table:table-cell office:value-type="float" office:value="2.51546875">
                <text:p>2.51546875</text:p>
              </table:table-cell>
              <table:table-cell office:value-type="float" office:value="2.5233740234375">
                <text:p>2.5233740234375</text:p>
              </table:table-cell>
              <table:table-cell office:value-type="float" office:value="2.51729248046875">
                <text:p>2.51729248046875</text:p>
              </table:table-cell>
              <table:table-cell office:value-type="float" office:value="0.511274103002197">
                <text:p>0.511274103002197</text:p>
              </table:table-cell>
              <table:table-cell office:value-type="float" office:value="0.70172321210642">
                <text:p>0.70172321210642</text:p>
              </table:table-cell>
            </table:table-row>
            <table:table-row>
              <table:table-cell office:value-type="string">
                <text:p>10</text:p>
              </table:table-cell>
              <table:table-cell office:value-type="float" office:value="0.55">
                <text:p>0.55</text:p>
              </table:table-cell>
              <table:table-cell office:value-type="float" office:value="2.98369873046875">
                <text:p>2.98369873046875</text:p>
              </table:table-cell>
              <table:table-cell office:value-type="float" office:value="2.99537841796875">
                <text:p>2.99537841796875</text:p>
              </table:table-cell>
              <table:table-cell office:value-type="float" office:value="2.99247314453125">
                <text:p>2.99247314453125</text:p>
              </table:table-cell>
              <table:table-cell office:value-type="float" office:value="0.584581401025141">
                <text:p>0.584581401025141</text:p>
              </table:table-cell>
              <table:table-cell office:value-type="float" office:value="0.580746887966805">
                <text:p>0.580746887966805</text:p>
              </table:table-cell>
            </table:table-row>
            <table:table-row>
              <table:table-cell office:value-type="string">
                <text:p>11</text:p>
              </table:table-cell>
              <table:table-cell office:value-type="float" office:value="0.6">
                <text:p>0.6</text:p>
              </table:table-cell>
              <table:table-cell office:value-type="float" office:value="3.64922119140625">
                <text:p>3.64922119140625</text:p>
              </table:table-cell>
              <table:table-cell office:value-type="float" office:value="3.65959228515625">
                <text:p>3.65959228515625</text:p>
              </table:table-cell>
              <table:table-cell office:value-type="float" office:value="3.65778564453125">
                <text:p>3.65778564453125</text:p>
              </table:table-cell>
              <table:table-cell office:value-type="float" office:value="0.665760312423724">
                <text:p>0.665760312423724</text:p>
              </table:table-cell>
              <table:table-cell office:value-type="float" office:value="0.665047595801806">
                <text:p>0.665047595801806</text:p>
              </table:table-cell>
            </table:table-row>
            <table:table-row>
              <table:table-cell office:value-type="string">
                <text:p>12</text:p>
              </table:table-cell>
              <table:table-cell office:value-type="float" office:value="0.65">
                <text:p>0.65</text:p>
              </table:table-cell>
              <table:table-cell office:value-type="float" office:value="4.634775390625">
                <text:p>4.634775390625</text:p>
              </table:table-cell>
              <table:table-cell office:value-type="float" office:value="4.6392138671875">
                <text:p>4.6392138671875</text:p>
              </table:table-cell>
              <table:table-cell office:value-type="float" office:value="4.63190673828125">
                <text:p>4.63190673828125</text:p>
              </table:table-cell>
              <table:table-cell office:value-type="float" office:value="0.740034171344886">
                <text:p>0.740034171344886</text:p>
              </table:table-cell>
              <table:table-cell office:value-type="float" office:value="0.753736880644374">
                <text:p>0.753736880644374</text:p>
              </table:table-cell>
            </table:table-row>
            <table:table-row>
              <table:table-cell office:value-type="string">
                <text:p>13</text:p>
              </table:table-cell>
              <table:table-cell office:value-type="float" office:value="0.7">
                <text:p>0.7</text:p>
              </table:table-cell>
              <table:table-cell office:value-type="float" office:value="6.144970703125">
                <text:p>6.144970703125</text:p>
              </table:table-cell>
              <table:table-cell office:value-type="float" office:value="6.11518798828125">
                <text:p>6.11518798828125</text:p>
              </table:table-cell>
              <table:table-cell office:value-type="float" office:value="6.14896240234375">
                <text:p>6.14896240234375</text:p>
              </table:table-cell>
              <table:table-cell office:value-type="float" office:value="0.822113741762264">
                <text:p>0.822113741762264</text:p>
              </table:table-cell>
              <table:table-cell office:value-type="float" office:value="0.866141078838174">
                <text:p>0.866141078838174</text:p>
              </table:table-cell>
            </table:table-row>
            <table:table-row>
              <table:table-cell office:value-type="string">
                <text:p>14</text:p>
              </table:table-cell>
              <table:table-cell office:value-type="float" office:value="0.75">
                <text:p>0.75</text:p>
              </table:table-cell>
              <table:table-cell office:value-type="float" office:value="8.60093505859375">
                <text:p>8.60093505859375</text:p>
              </table:table-cell>
              <table:table-cell office:value-type="float" office:value="8.653466796875">
                <text:p>8.653466796875</text:p>
              </table:table-cell>
              <table:table-cell office:value-type="float" office:value="8.6343408203125">
                <text:p>8.6343408203125</text:p>
              </table:table-cell>
              <table:table-cell office:value-type="float" office:value="0.937119843788138">
                <text:p>0.937119843788138</text:p>
              </table:table-cell>
              <table:table-cell office:value-type="float" office:value="1.01627532340737">
                <text:p>1.01627532340737</text:p>
              </table:table-cell>
            </table:table-row>
            <table:table-row>
              <table:table-cell office:value-type="string">
                <text:p>15</text:p>
              </table:table-cell>
              <table:table-cell office:value-type="float" office:value="0.8">
                <text:p>0.8</text:p>
              </table:table-cell>
              <table:table-cell office:value-type="float" office:value="13.287158203125">
                <text:p>13.287158203125</text:p>
              </table:table-cell>
              <table:table-cell office:value-type="float" office:value="13.24419921875">
                <text:p>13.24419921875</text:p>
              </table:table-cell>
              <table:table-cell office:value-type="float" office:value="13.2563354492188">
                <text:p>13.2563354492188</text:p>
              </table:table-cell>
              <table:table-cell office:value-type="float" office:value="1.92148089366203">
                <text:p>1.92148089366203</text:p>
              </table:table-cell>
              <table:table-cell office:value-type="float" office:value="1.15719306809861">
                <text:p>1.15719306809861</text:p>
              </table:table-cell>
            </table:table-row>
            <table:table-row>
              <table:table-cell office:value-type="string">
                <text:p>16</text:p>
              </table:table-cell>
              <table:table-cell office:value-type="float" office:value="0.85">
                <text:p>0.85</text:p>
              </table:table-cell>
              <table:table-cell office:value-type="float" office:value="23.2895483398438">
                <text:p>23.2895483398438</text:p>
              </table:table-cell>
              <table:table-cell office:value-type="float" office:value="23.4174536132813">
                <text:p>23.4174536132813</text:p>
              </table:table-cell>
              <table:table-cell office:value-type="float" office:value="23.3189575195312">
                <text:p>23.3189575195312</text:p>
              </table:table-cell>
              <table:table-cell office:value-type="float" office:value="2.86311515902458">
                <text:p>2.86311515902458</text:p>
              </table:table-cell>
              <table:table-cell office:value-type="float" office:value="1.3646790334391">
                <text:p>1.3646790334391</text:p>
              </table:table-cell>
            </table:table-row>
            <table:table-row>
              <table:table-cell office:value-type="string">
                <text:p>17</text:p>
              </table:table-cell>
              <table:table-cell office:value-type="float" office:value="0.9">
                <text:p>0.9</text:p>
              </table:table-cell>
              <table:table-cell office:value-type="float" office:value="52.6596533203125">
                <text:p>52.6596533203125</text:p>
              </table:table-cell>
              <table:table-cell office:value-type="float" office:value="52.5767260742188">
                <text:p>52.5767260742188</text:p>
              </table:table-cell>
              <table:table-cell office:value-type="float" office:value="52.7726220703125">
                <text:p>52.7726220703125</text:p>
              </table:table-cell>
              <table:table-cell office:value-type="float" office:value="3.65226482912649">
                <text:p>3.65226482912649</text:p>
              </table:table-cell>
              <table:table-cell office:value-type="float" office:value="1.67660727361484">
                <text:p>1.67660727361484</text:p>
              </table:table-cell>
            </table:table-row>
            <table:table-row>
              <table:table-cell office:value-type="string">
                <text:p>18</text:p>
              </table:table-cell>
              <table:table-cell office:value-type="float" office:value="0.95">
                <text:p>0.95</text:p>
              </table:table-cell>
              <table:table-cell office:value-type="float" office:value="217.815454101562">
                <text:p>217.815454101562</text:p>
              </table:table-cell>
              <table:table-cell office:value-type="float" office:value="215.3851953125">
                <text:p>215.3851953125</text:p>
              </table:table-cell>
              <table:table-cell office:value-type="float" office:value="217.810939941406">
                <text:p>217.810939941406</text:p>
              </table:table-cell>
              <table:table-cell office:value-type="float" office:value="1.81716773657489">
                <text:p>1.81716773657489</text:p>
              </table:table-cell>
              <table:table-cell office:value-type="float" office:value="149.489942875905">
                <text:p>149.4899428759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4.868cm" svg:y="0.314cm" chart:style-name="ch2">
          <text:p>Comparison of LP and Cuckoo</text:p>
        </chart:title>
        <chart:subtitle svg:x="6.833cm" svg:y="1.279cm" chart:style-name="ch3">
          <text:p>time vs. load</text:p>
        </chart:subtitle>
        <chart:legend chart:legend-position="end" svg:x="12.757cm" svg:y="3.194cm" style:legend-expansion="high" chart:style-name="ch4"/>
        <chart:plot-area chart:style-name="ch5" chart:data-source-has-labels="both" svg:x="1.334cm" svg:y="2.145cm" svg:width="11.104cm" svg:height="5.69cm">
          <chartooo:coordinate-region svg:x="2.521cm" svg:y="2.346cm" svg:width="9.822cm" svg:height="4.838cm"/>
          <chart:axis chart:dimension="x" chart:name="primary-x" chart:style-name="ch6" chartooo:axis-type="auto">
            <chart:title svg:x="6.508cm" svg:y="8.014cm" chart:style-name="ch7">
              <text:p>load</text:p>
            </chart:title>
            <chart:categories table:cell-range-address="local-table.$A$2:.$A$19"/>
          </chart:axis>
          <chart:axis chart:dimension="y" chart:name="primary-y" chart:style-name="ch6">
            <chart:title svg:x="0.451cm" svg:y="5.676cm" chart:style-name="ch8">
              <text:p>time (ns)</text:p>
            </chart:title>
            <chart:grid chart:style-name="ch9" chart:class="major"/>
          </chart:axis>
          <chart:series chart:style-name="ch10" chart:values-cell-range-address="local-table.$C$2:.$C$19" chart:label-cell-address="local-table.$C$1" chart:class="chart:scatter">
            <chart:domain table:cell-range-address="local-table.$B$2:.$B$19"/>
            <chart:data-point chart:repeated="18"/>
          </chart:series>
          <chart:series chart:style-name="ch11" chart:values-cell-range-address="local-table.$D$2:.$D$19" chart:label-cell-address="local-table.$D$1" chart:class="chart:scatter">
            <chart:data-point chart:repeated="18"/>
          </chart:series>
          <chart:series chart:style-name="ch12" chart:values-cell-range-address="local-table.$E$2:.$E$19" chart:label-cell-address="local-table.$E$1" chart:class="chart:scatter">
            <chart:data-point chart:repeated="18"/>
          </chart:series>
          <chart:series chart:style-name="ch13" chart:values-cell-range-address="local-table.$F$2:.$F$19" chart:label-cell-address="local-table.$F$1" chart:class="chart:scatter">
            <chart:data-point chart:repeated="18"/>
          </chart:series>
          <chart:series chart:style-name="ch14" chart:values-cell-range-address="local-table.$G$2:.$G$19" chart:label-cell-address="local-table.$G$1" chart:class="chart:scatter">
            <chart:data-point chart:repeated="18"/>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p-tab</text:p>
              </table:table-cell>
              <table:table-cell office:value-type="string">
                <text:p>lp-mod</text:p>
              </table:table-cell>
              <table:table-cell office:value-type="string">
                <text:p>lp-mult</text:p>
              </table:table-cell>
              <table:table-cell office:value-type="string">
                <text:p>cuckoo-mult</text:p>
              </table:table-cell>
              <table:table-cell office:value-type="string">
                <text:p>cuckoo-tab</text:p>
              </table:table-cell>
            </table:table-row>
          </table:table-header-rows>
          <table:table-rows>
            <table:table-row>
              <table:table-cell office:value-type="string">
                <text:p>1</text:p>
              </table:table-cell>
              <table:table-cell office:value-type="float" office:value="0.1">
                <text:p>0.1</text:p>
              </table:table-cell>
              <table:table-cell office:value-type="float" office:value="60.62640625">
                <text:p>60.62640625</text:p>
              </table:table-cell>
              <table:table-cell office:value-type="float" office:value="65.741162109375">
                <text:p>65.741162109375</text:p>
              </table:table-cell>
              <table:table-cell office:value-type="float" office:value="NaN">
                <text:p>NaN</text:p>
              </table:table-cell>
              <table:table-cell office:value-type="float" office:value="75.0663509885282">
                <text:p>75.0663509885282</text:p>
              </table:table-cell>
              <table:table-cell office:value-type="float" office:value="80.3558140102514">
                <text:p>80.3558140102514</text:p>
              </table:table-cell>
            </table:table-row>
            <table:table-row>
              <table:table-cell office:value-type="string">
                <text:p>2</text:p>
              </table:table-cell>
              <table:table-cell office:value-type="float" office:value="0.15">
                <text:p>0.15</text:p>
              </table:table-cell>
              <table:table-cell office:value-type="float" office:value="55.5107421875">
                <text:p>55.5107421875</text:p>
              </table:table-cell>
              <table:table-cell office:value-type="float" office:value="59.980029296875">
                <text:p>59.980029296875</text:p>
              </table:table-cell>
              <table:table-cell office:value-type="float" office:value="58.1283959960938">
                <text:p>58.1283959960938</text:p>
              </table:table-cell>
              <table:table-cell office:value-type="float" office:value="73.0800097632414">
                <text:p>73.0800097632414</text:p>
              </table:table-cell>
              <table:table-cell office:value-type="float" office:value="79.4931169148157">
                <text:p>79.4931169148157</text:p>
              </table:table-cell>
            </table:table-row>
            <table:table-row>
              <table:table-cell office:value-type="string">
                <text:p>3</text:p>
              </table:table-cell>
              <table:table-cell office:value-type="float" office:value="0.2">
                <text:p>0.2</text:p>
              </table:table-cell>
              <table:table-cell office:value-type="float" office:value="52.35927734375">
                <text:p>52.35927734375</text:p>
              </table:table-cell>
              <table:table-cell office:value-type="float" office:value="57.4533056640625">
                <text:p>57.4533056640625</text:p>
              </table:table-cell>
              <table:table-cell office:value-type="float" office:value="54.25548828125">
                <text:p>54.25548828125</text:p>
              </table:table-cell>
              <table:table-cell office:value-type="float" office:value="73.8848303636807">
                <text:p>73.8848303636807</text:p>
              </table:table-cell>
              <table:table-cell office:value-type="float" office:value="79.0518428118135">
                <text:p>79.0518428118135</text:p>
              </table:table-cell>
            </table:table-row>
            <table:table-row>
              <table:table-cell office:value-type="string">
                <text:p>4</text:p>
              </table:table-cell>
              <table:table-cell office:value-type="float" office:value="0.25">
                <text:p>0.25</text:p>
              </table:table-cell>
              <table:table-cell office:value-type="float" office:value="51.9213256835937">
                <text:p>51.9213256835937</text:p>
              </table:table-cell>
              <table:table-cell office:value-type="float" office:value="57.2344848632813">
                <text:p>57.2344848632813</text:p>
              </table:table-cell>
              <table:table-cell office:value-type="float" office:value="52.1397241210938">
                <text:p>52.1397241210938</text:p>
              </table:table-cell>
              <table:table-cell office:value-type="float" office:value="77.6451208201123">
                <text:p>77.6451208201123</text:p>
              </table:table-cell>
              <table:table-cell office:value-type="float" office:value="84.6041005613863">
                <text:p>84.6041005613863</text:p>
              </table:table-cell>
            </table:table-row>
            <table:table-row>
              <table:table-cell office:value-type="string">
                <text:p>5</text:p>
              </table:table-cell>
              <table:table-cell office:value-type="float" office:value="0.3">
                <text:p>0.3</text:p>
              </table:table-cell>
              <table:table-cell office:value-type="float" office:value="52.693017578125">
                <text:p>52.693017578125</text:p>
              </table:table-cell>
              <table:table-cell office:value-type="float" office:value="58.0961474609375">
                <text:p>58.0961474609375</text:p>
              </table:table-cell>
              <table:table-cell office:value-type="float" office:value="50.469990234375">
                <text:p>50.469990234375</text:p>
              </table:table-cell>
              <table:table-cell office:value-type="float" office:value="82.9952575054918">
                <text:p>82.9952575054918</text:p>
              </table:table-cell>
              <table:table-cell office:value-type="float" office:value="88.1600097632414">
                <text:p>88.1600097632414</text:p>
              </table:table-cell>
            </table:table-row>
            <table:table-row>
              <table:table-cell office:value-type="string">
                <text:p>6</text:p>
              </table:table-cell>
              <table:table-cell office:value-type="float" office:value="0.35">
                <text:p>0.35</text:p>
              </table:table-cell>
              <table:table-cell office:value-type="float" office:value="56.0374877929687">
                <text:p>56.0374877929687</text:p>
              </table:table-cell>
              <table:table-cell office:value-type="float" office:value="59.69119140625">
                <text:p>59.69119140625</text:p>
              </table:table-cell>
              <table:table-cell office:value-type="float" office:value="49.85650390625">
                <text:p>49.85650390625</text:p>
              </table:table-cell>
              <table:table-cell office:value-type="float" office:value="87.5221772028313">
                <text:p>87.5221772028313</text:p>
              </table:table-cell>
              <table:table-cell office:value-type="float" office:value="94.3233195020747">
                <text:p>94.3233195020747</text:p>
              </table:table-cell>
            </table:table-row>
            <table:table-row>
              <table:table-cell office:value-type="string">
                <text:p>7</text:p>
              </table:table-cell>
              <table:table-cell office:value-type="float" office:value="0.4">
                <text:p>0.4</text:p>
              </table:table-cell>
              <table:table-cell office:value-type="float" office:value="58.1498950195313">
                <text:p>58.1498950195313</text:p>
              </table:table-cell>
              <table:table-cell office:value-type="float" office:value="63.1167626953125">
                <text:p>63.1167626953125</text:p>
              </table:table-cell>
              <table:table-cell office:value-type="float" office:value="53.4577978515625">
                <text:p>53.4577978515625</text:p>
              </table:table-cell>
              <table:table-cell office:value-type="float" office:value="94.0416036123994">
                <text:p>94.0416036123994</text:p>
              </table:table-cell>
              <table:table-cell office:value-type="float" office:value="98.9007468879668">
                <text:p>98.9007468879668</text:p>
              </table:table-cell>
            </table:table-row>
            <table:table-row>
              <table:table-cell office:value-type="string">
                <text:p>8</text:p>
              </table:table-cell>
              <table:table-cell office:value-type="float" office:value="0.45">
                <text:p>0.45</text:p>
              </table:table-cell>
              <table:table-cell office:value-type="float" office:value="61.0863891601563">
                <text:p>61.0863891601563</text:p>
              </table:table-cell>
              <table:table-cell office:value-type="float" office:value="65.05296875">
                <text:p>65.05296875</text:p>
              </table:table-cell>
              <table:table-cell office:value-type="float" office:value="54.590888671875">
                <text:p>54.590888671875</text:p>
              </table:table-cell>
              <table:table-cell office:value-type="float" office:value="99.9654747376129">
                <text:p>99.9654747376129</text:p>
              </table:table-cell>
              <table:table-cell office:value-type="float" office:value="103.998652672687">
                <text:p>103.998652672687</text:p>
              </table:table-cell>
            </table:table-row>
            <table:table-row>
              <table:table-cell office:value-type="string">
                <text:p>9</text:p>
              </table:table-cell>
              <table:table-cell office:value-type="float" office:value="0.5">
                <text:p>0.5</text:p>
              </table:table-cell>
              <table:table-cell office:value-type="float" office:value="65.707392578125">
                <text:p>65.707392578125</text:p>
              </table:table-cell>
              <table:table-cell office:value-type="float" office:value="67.9841796875">
                <text:p>67.9841796875</text:p>
              </table:table-cell>
              <table:table-cell office:value-type="float" office:value="58.7662622070313">
                <text:p>58.7662622070313</text:p>
              </table:table-cell>
              <table:table-cell office:value-type="float" office:value="103.377769099341">
                <text:p>103.377769099341</text:p>
              </table:table-cell>
              <table:table-cell office:value-type="float" office:value="183.795567488406">
                <text:p>183.795567488406</text:p>
              </table:table-cell>
            </table:table-row>
            <table:table-row>
              <table:table-cell office:value-type="string">
                <text:p>10</text:p>
              </table:table-cell>
              <table:table-cell office:value-type="float" office:value="0.55">
                <text:p>0.55</text:p>
              </table:table-cell>
              <table:table-cell office:value-type="float" office:value="70.2932006835938">
                <text:p>70.2932006835938</text:p>
              </table:table-cell>
              <table:table-cell office:value-type="float" office:value="72.6884545898438">
                <text:p>72.6884545898438</text:p>
              </table:table-cell>
              <table:table-cell office:value-type="float" office:value="61.9163208007813">
                <text:p>61.9163208007813</text:p>
              </table:table-cell>
              <table:table-cell office:value-type="float" office:value="107.665779838906">
                <text:p>107.665779838906</text:p>
              </table:table-cell>
              <table:table-cell office:value-type="float" office:value="114.689497193068">
                <text:p>114.689497193068</text:p>
              </table:table-cell>
            </table:table-row>
            <table:table-row>
              <table:table-cell office:value-type="string">
                <text:p>11</text:p>
              </table:table-cell>
              <table:table-cell office:value-type="float" office:value="0.6">
                <text:p>0.6</text:p>
              </table:table-cell>
              <table:table-cell office:value-type="float" office:value="76.0884716796875">
                <text:p>76.0884716796875</text:p>
              </table:table-cell>
              <table:table-cell office:value-type="float" office:value="80.0968603515625">
                <text:p>80.0968603515625</text:p>
              </table:table-cell>
              <table:table-cell office:value-type="float" office:value="66.36384765625">
                <text:p>66.36384765625</text:p>
              </table:table-cell>
              <table:table-cell office:value-type="float" office:value="112.978367097877">
                <text:p>112.978367097877</text:p>
              </table:table-cell>
              <table:table-cell office:value-type="float" office:value="117.621208201123">
                <text:p>117.621208201123</text:p>
              </table:table-cell>
            </table:table-row>
            <table:table-row>
              <table:table-cell office:value-type="string">
                <text:p>12</text:p>
              </table:table-cell>
              <table:table-cell office:value-type="float" office:value="0.65">
                <text:p>0.65</text:p>
              </table:table-cell>
              <table:table-cell office:value-type="float" office:value="86.51744140625">
                <text:p>86.51744140625</text:p>
              </table:table-cell>
              <table:table-cell office:value-type="float" office:value="90.9542065429688">
                <text:p>90.9542065429688</text:p>
              </table:table-cell>
              <table:table-cell office:value-type="float" office:value="73.2402978515625">
                <text:p>73.2402978515625</text:p>
              </table:table-cell>
              <table:table-cell office:value-type="float" office:value="379.16986087381">
                <text:p>379.16986087381</text:p>
              </table:table-cell>
              <table:table-cell office:value-type="float" office:value="509.397981449841">
                <text:p>509.397981449841</text:p>
              </table:table-cell>
            </table:table-row>
            <table:table-row>
              <table:table-cell office:value-type="string">
                <text:p>13</text:p>
              </table:table-cell>
              <table:table-cell office:value-type="float" office:value="0.7">
                <text:p>0.7</text:p>
              </table:table-cell>
              <table:table-cell office:value-type="float" office:value="102.490571289063">
                <text:p>102.490571289063</text:p>
              </table:table-cell>
              <table:table-cell office:value-type="float" office:value="107.278403320313">
                <text:p>107.278403320313</text:p>
              </table:table-cell>
              <table:table-cell office:value-type="float" office:value="82.91333984375">
                <text:p>82.91333984375</text:p>
              </table:table-cell>
              <table:table-cell office:value-type="float" office:value="129.755516231389">
                <text:p>129.755516231389</text:p>
              </table:table-cell>
              <table:table-cell office:value-type="float" office:value="135.547075909202">
                <text:p>135.547075909202</text:p>
              </table:table-cell>
            </table:table-row>
            <table:table-row>
              <table:table-cell office:value-type="string">
                <text:p>14</text:p>
              </table:table-cell>
              <table:table-cell office:value-type="float" office:value="0.75">
                <text:p>0.75</text:p>
              </table:table-cell>
              <table:table-cell office:value-type="float" office:value="129.914733886719">
                <text:p>129.914733886719</text:p>
              </table:table-cell>
              <table:table-cell office:value-type="float" office:value="135.11431640625">
                <text:p>135.11431640625</text:p>
              </table:table-cell>
              <table:table-cell office:value-type="float" office:value="99.4694262695313">
                <text:p>99.4694262695313</text:p>
              </table:table-cell>
              <table:table-cell office:value-type="float" office:value="138.27824993898">
                <text:p>138.27824993898</text:p>
              </table:table-cell>
              <table:table-cell office:value-type="float" office:value="140.449619233586">
                <text:p>140.449619233586</text:p>
              </table:table-cell>
            </table:table-row>
            <table:table-row>
              <table:table-cell office:value-type="string">
                <text:p>15</text:p>
              </table:table-cell>
              <table:table-cell office:value-type="float" office:value="0.8">
                <text:p>0.8</text:p>
              </table:table-cell>
              <table:table-cell office:value-type="float" office:value="182.692966308594">
                <text:p>182.692966308594</text:p>
              </table:table-cell>
              <table:table-cell office:value-type="float" office:value="186.614382324219">
                <text:p>186.614382324219</text:p>
              </table:table-cell>
              <table:table-cell office:value-type="float" office:value="127.187932128906">
                <text:p>127.187932128906</text:p>
              </table:table-cell>
              <table:table-cell office:value-type="float" office:value="266.144290599626">
                <text:p>266.144290599626</text:p>
              </table:table-cell>
              <table:table-cell office:value-type="float" office:value="147.587786185013">
                <text:p>147.587786185013</text:p>
              </table:table-cell>
            </table:table-row>
            <table:table-row>
              <table:table-cell office:value-type="string">
                <text:p>16</text:p>
              </table:table-cell>
              <table:table-cell office:value-type="float" office:value="0.85">
                <text:p>0.85</text:p>
              </table:table-cell>
              <table:table-cell office:value-type="float" office:value="296.262663574219">
                <text:p>296.262663574219</text:p>
              </table:table-cell>
              <table:table-cell office:value-type="float" office:value="300.730422363281">
                <text:p>300.730422363281</text:p>
              </table:table-cell>
              <table:table-cell office:value-type="float" office:value="178.456359863281">
                <text:p>178.456359863281</text:p>
              </table:table-cell>
              <table:table-cell office:value-type="float" office:value="397.44283563307">
                <text:p>397.44283563307</text:p>
              </table:table-cell>
              <table:table-cell office:value-type="float" office:value="160.278686844032">
                <text:p>160.278686844032</text:p>
              </table:table-cell>
            </table:table-row>
            <table:table-row>
              <table:table-cell office:value-type="string">
                <text:p>17</text:p>
              </table:table-cell>
              <table:table-cell office:value-type="float" office:value="0.9">
                <text:p>0.9</text:p>
              </table:table-cell>
              <table:table-cell office:value-type="float" office:value="631.514709472656">
                <text:p>631.514709472656</text:p>
              </table:table-cell>
              <table:table-cell office:value-type="float" office:value="629.500119628906">
                <text:p>629.500119628906</text:p>
              </table:table-cell>
              <table:table-cell office:value-type="float" office:value="289.958603515625">
                <text:p>289.958603515625</text:p>
              </table:table-cell>
              <table:table-cell office:value-type="float" office:value="479.105222095959">
                <text:p>479.105222095959</text:p>
              </table:table-cell>
              <table:table-cell office:value-type="float" office:value="170.904605809129">
                <text:p>170.904605809129</text:p>
              </table:table-cell>
            </table:table-row>
            <table:table-row>
              <table:table-cell office:value-type="string">
                <text:p>18</text:p>
              </table:table-cell>
              <table:table-cell office:value-type="float" office:value="0.95">
                <text:p>0.95</text:p>
              </table:table-cell>
              <table:table-cell office:value-type="float" office:value="2444.27555419922">
                <text:p>2444.27555419922</text:p>
              </table:table-cell>
              <table:table-cell office:value-type="float" office:value="2474.88035400391">
                <text:p>2474.88035400391</text:p>
              </table:table-cell>
              <table:table-cell office:value-type="float" office:value="612.0607421875">
                <text:p>612.0607421875</text:p>
              </table:table-cell>
              <table:table-cell office:value-type="float" office:value="75.0663509885282">
                <text:p>75.0663509885282</text:p>
              </table:table-cell>
              <table:table-cell office:value-type="float" office:value="24903.0119985419">
                <text:p>24903.011998541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scatter" chart:style-name="ch1">
        <chart:title svg:x="4.868cm" svg:y="0.314cm" chart:style-name="ch2">
          <text:p>Comparison of LP and Cuckoo</text:p>
        </chart:title>
        <chart:subtitle svg:x="6.833cm" svg:y="1.279cm" chart:style-name="ch3">
          <text:p>time vs. load</text:p>
        </chart:subtitle>
        <chart:legend chart:legend-position="end" svg:x="12.757cm" svg:y="3.194cm" style:legend-expansion="high" chart:style-name="ch4"/>
        <chart:plot-area chart:style-name="ch5" chart:data-source-has-labels="both" svg:x="1.334cm" svg:y="2.145cm" svg:width="11.104cm" svg:height="5.69cm">
          <chartooo:coordinate-region svg:x="2.334cm" svg:y="2.346cm" svg:width="9.635cm" svg:height="4.838cm"/>
          <chart:axis chart:dimension="x" chart:name="primary-x" chart:style-name="ch6" chartooo:axis-type="auto">
            <chart:title svg:x="6.508cm" svg:y="8.014cm" chart:style-name="ch7">
              <text:p>load</text:p>
            </chart:title>
            <chart:categories table:cell-range-address="local-table.$A$2:.$A$19"/>
          </chart:axis>
          <chart:axis chart:dimension="y" chart:name="primary-y" chart:style-name="ch8">
            <chart:title svg:x="0.451cm" svg:y="6.01cm" chart:style-name="ch9">
              <text:p>log(time) (ns)</text:p>
            </chart:title>
            <chart:grid chart:style-name="ch10" chart:class="major"/>
          </chart:axis>
          <chart:series chart:style-name="ch11" chart:values-cell-range-address="local-table.$C$2:.$C$19" chart:label-cell-address="local-table.$C$1" chart:class="chart:scatter">
            <chart:domain table:cell-range-address="local-table.$B$2:.$B$19"/>
            <chart:data-point chart:repeated="18"/>
          </chart:series>
          <chart:series chart:style-name="ch12" chart:values-cell-range-address="local-table.$D$2:.$D$19" chart:label-cell-address="local-table.$D$1" chart:class="chart:scatter">
            <chart:data-point chart:repeated="18"/>
          </chart:series>
          <chart:series chart:style-name="ch13" chart:values-cell-range-address="local-table.$E$2:.$E$19" chart:label-cell-address="local-table.$E$1" chart:class="chart:scatter">
            <chart:data-point chart:repeated="18"/>
          </chart:series>
          <chart:series chart:style-name="ch14" chart:values-cell-range-address="local-table.$F$2:.$F$19" chart:label-cell-address="local-table.$F$1" chart:class="chart:scatter">
            <chart:data-point chart:repeated="18"/>
          </chart:series>
          <chart:series chart:style-name="ch15" chart:values-cell-range-address="local-table.$G$2:.$G$19" chart:label-cell-address="local-table.$G$1" chart:class="chart:scatter">
            <chart:data-point chart:repeated="18"/>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p-tab</text:p>
              </table:table-cell>
              <table:table-cell office:value-type="string">
                <text:p>lp-mod</text:p>
              </table:table-cell>
              <table:table-cell office:value-type="string">
                <text:p>lp-mult</text:p>
              </table:table-cell>
              <table:table-cell office:value-type="string">
                <text:p>cuckoo-mult</text:p>
              </table:table-cell>
              <table:table-cell office:value-type="string">
                <text:p>cuckoo-tab</text:p>
              </table:table-cell>
            </table:table-row>
          </table:table-header-rows>
          <table:table-rows>
            <table:table-row>
              <table:table-cell office:value-type="string">
                <text:p>1</text:p>
              </table:table-cell>
              <table:table-cell office:value-type="float" office:value="0.1">
                <text:p>0.1</text:p>
              </table:table-cell>
              <table:table-cell office:value-type="float" office:value="60.62640625">
                <text:p>60.62640625</text:p>
              </table:table-cell>
              <table:table-cell office:value-type="float" office:value="65.741162109375">
                <text:p>65.741162109375</text:p>
              </table:table-cell>
              <table:table-cell office:value-type="float" office:value="NaN">
                <text:p>NaN</text:p>
              </table:table-cell>
              <table:table-cell office:value-type="float" office:value="75.0663509885282">
                <text:p>75.0663509885282</text:p>
              </table:table-cell>
              <table:table-cell office:value-type="float" office:value="80.3558140102514">
                <text:p>80.3558140102514</text:p>
              </table:table-cell>
            </table:table-row>
            <table:table-row>
              <table:table-cell office:value-type="string">
                <text:p>2</text:p>
              </table:table-cell>
              <table:table-cell office:value-type="float" office:value="0.15">
                <text:p>0.15</text:p>
              </table:table-cell>
              <table:table-cell office:value-type="float" office:value="55.5107421875">
                <text:p>55.5107421875</text:p>
              </table:table-cell>
              <table:table-cell office:value-type="float" office:value="59.980029296875">
                <text:p>59.980029296875</text:p>
              </table:table-cell>
              <table:table-cell office:value-type="float" office:value="58.1283959960938">
                <text:p>58.1283959960938</text:p>
              </table:table-cell>
              <table:table-cell office:value-type="float" office:value="73.0800097632414">
                <text:p>73.0800097632414</text:p>
              </table:table-cell>
              <table:table-cell office:value-type="float" office:value="79.4931169148157">
                <text:p>79.4931169148157</text:p>
              </table:table-cell>
            </table:table-row>
            <table:table-row>
              <table:table-cell office:value-type="string">
                <text:p>3</text:p>
              </table:table-cell>
              <table:table-cell office:value-type="float" office:value="0.2">
                <text:p>0.2</text:p>
              </table:table-cell>
              <table:table-cell office:value-type="float" office:value="52.35927734375">
                <text:p>52.35927734375</text:p>
              </table:table-cell>
              <table:table-cell office:value-type="float" office:value="57.4533056640625">
                <text:p>57.4533056640625</text:p>
              </table:table-cell>
              <table:table-cell office:value-type="float" office:value="54.25548828125">
                <text:p>54.25548828125</text:p>
              </table:table-cell>
              <table:table-cell office:value-type="float" office:value="73.8848303636807">
                <text:p>73.8848303636807</text:p>
              </table:table-cell>
              <table:table-cell office:value-type="float" office:value="79.0518428118135">
                <text:p>79.0518428118135</text:p>
              </table:table-cell>
            </table:table-row>
            <table:table-row>
              <table:table-cell office:value-type="string">
                <text:p>4</text:p>
              </table:table-cell>
              <table:table-cell office:value-type="float" office:value="0.25">
                <text:p>0.25</text:p>
              </table:table-cell>
              <table:table-cell office:value-type="float" office:value="51.9213256835937">
                <text:p>51.9213256835937</text:p>
              </table:table-cell>
              <table:table-cell office:value-type="float" office:value="57.2344848632813">
                <text:p>57.2344848632813</text:p>
              </table:table-cell>
              <table:table-cell office:value-type="float" office:value="52.1397241210938">
                <text:p>52.1397241210938</text:p>
              </table:table-cell>
              <table:table-cell office:value-type="float" office:value="77.6451208201123">
                <text:p>77.6451208201123</text:p>
              </table:table-cell>
              <table:table-cell office:value-type="float" office:value="84.6041005613863">
                <text:p>84.6041005613863</text:p>
              </table:table-cell>
            </table:table-row>
            <table:table-row>
              <table:table-cell office:value-type="string">
                <text:p>5</text:p>
              </table:table-cell>
              <table:table-cell office:value-type="float" office:value="0.3">
                <text:p>0.3</text:p>
              </table:table-cell>
              <table:table-cell office:value-type="float" office:value="52.693017578125">
                <text:p>52.693017578125</text:p>
              </table:table-cell>
              <table:table-cell office:value-type="float" office:value="58.0961474609375">
                <text:p>58.0961474609375</text:p>
              </table:table-cell>
              <table:table-cell office:value-type="float" office:value="50.469990234375">
                <text:p>50.469990234375</text:p>
              </table:table-cell>
              <table:table-cell office:value-type="float" office:value="82.9952575054918">
                <text:p>82.9952575054918</text:p>
              </table:table-cell>
              <table:table-cell office:value-type="float" office:value="88.1600097632414">
                <text:p>88.1600097632414</text:p>
              </table:table-cell>
            </table:table-row>
            <table:table-row>
              <table:table-cell office:value-type="string">
                <text:p>6</text:p>
              </table:table-cell>
              <table:table-cell office:value-type="float" office:value="0.35">
                <text:p>0.35</text:p>
              </table:table-cell>
              <table:table-cell office:value-type="float" office:value="56.0374877929687">
                <text:p>56.0374877929687</text:p>
              </table:table-cell>
              <table:table-cell office:value-type="float" office:value="59.69119140625">
                <text:p>59.69119140625</text:p>
              </table:table-cell>
              <table:table-cell office:value-type="float" office:value="49.85650390625">
                <text:p>49.85650390625</text:p>
              </table:table-cell>
              <table:table-cell office:value-type="float" office:value="87.5221772028313">
                <text:p>87.5221772028313</text:p>
              </table:table-cell>
              <table:table-cell office:value-type="float" office:value="94.3233195020747">
                <text:p>94.3233195020747</text:p>
              </table:table-cell>
            </table:table-row>
            <table:table-row>
              <table:table-cell office:value-type="string">
                <text:p>7</text:p>
              </table:table-cell>
              <table:table-cell office:value-type="float" office:value="0.4">
                <text:p>0.4</text:p>
              </table:table-cell>
              <table:table-cell office:value-type="float" office:value="58.1498950195313">
                <text:p>58.1498950195313</text:p>
              </table:table-cell>
              <table:table-cell office:value-type="float" office:value="63.1167626953125">
                <text:p>63.1167626953125</text:p>
              </table:table-cell>
              <table:table-cell office:value-type="float" office:value="53.4577978515625">
                <text:p>53.4577978515625</text:p>
              </table:table-cell>
              <table:table-cell office:value-type="float" office:value="94.0416036123994">
                <text:p>94.0416036123994</text:p>
              </table:table-cell>
              <table:table-cell office:value-type="float" office:value="98.9007468879668">
                <text:p>98.9007468879668</text:p>
              </table:table-cell>
            </table:table-row>
            <table:table-row>
              <table:table-cell office:value-type="string">
                <text:p>8</text:p>
              </table:table-cell>
              <table:table-cell office:value-type="float" office:value="0.45">
                <text:p>0.45</text:p>
              </table:table-cell>
              <table:table-cell office:value-type="float" office:value="61.0863891601563">
                <text:p>61.0863891601563</text:p>
              </table:table-cell>
              <table:table-cell office:value-type="float" office:value="65.05296875">
                <text:p>65.05296875</text:p>
              </table:table-cell>
              <table:table-cell office:value-type="float" office:value="54.590888671875">
                <text:p>54.590888671875</text:p>
              </table:table-cell>
              <table:table-cell office:value-type="float" office:value="99.9654747376129">
                <text:p>99.9654747376129</text:p>
              </table:table-cell>
              <table:table-cell office:value-type="float" office:value="103.998652672687">
                <text:p>103.998652672687</text:p>
              </table:table-cell>
            </table:table-row>
            <table:table-row>
              <table:table-cell office:value-type="string">
                <text:p>9</text:p>
              </table:table-cell>
              <table:table-cell office:value-type="float" office:value="0.5">
                <text:p>0.5</text:p>
              </table:table-cell>
              <table:table-cell office:value-type="float" office:value="65.707392578125">
                <text:p>65.707392578125</text:p>
              </table:table-cell>
              <table:table-cell office:value-type="float" office:value="67.9841796875">
                <text:p>67.9841796875</text:p>
              </table:table-cell>
              <table:table-cell office:value-type="float" office:value="58.7662622070313">
                <text:p>58.7662622070313</text:p>
              </table:table-cell>
              <table:table-cell office:value-type="float" office:value="103.377769099341">
                <text:p>103.377769099341</text:p>
              </table:table-cell>
              <table:table-cell office:value-type="float" office:value="183.795567488406">
                <text:p>183.795567488406</text:p>
              </table:table-cell>
            </table:table-row>
            <table:table-row>
              <table:table-cell office:value-type="string">
                <text:p>10</text:p>
              </table:table-cell>
              <table:table-cell office:value-type="float" office:value="0.55">
                <text:p>0.55</text:p>
              </table:table-cell>
              <table:table-cell office:value-type="float" office:value="70.2932006835938">
                <text:p>70.2932006835938</text:p>
              </table:table-cell>
              <table:table-cell office:value-type="float" office:value="72.6884545898438">
                <text:p>72.6884545898438</text:p>
              </table:table-cell>
              <table:table-cell office:value-type="float" office:value="61.9163208007813">
                <text:p>61.9163208007813</text:p>
              </table:table-cell>
              <table:table-cell office:value-type="float" office:value="107.665779838906">
                <text:p>107.665779838906</text:p>
              </table:table-cell>
              <table:table-cell office:value-type="float" office:value="114.689497193068">
                <text:p>114.689497193068</text:p>
              </table:table-cell>
            </table:table-row>
            <table:table-row>
              <table:table-cell office:value-type="string">
                <text:p>11</text:p>
              </table:table-cell>
              <table:table-cell office:value-type="float" office:value="0.6">
                <text:p>0.6</text:p>
              </table:table-cell>
              <table:table-cell office:value-type="float" office:value="76.0884716796875">
                <text:p>76.0884716796875</text:p>
              </table:table-cell>
              <table:table-cell office:value-type="float" office:value="80.0968603515625">
                <text:p>80.0968603515625</text:p>
              </table:table-cell>
              <table:table-cell office:value-type="float" office:value="66.36384765625">
                <text:p>66.36384765625</text:p>
              </table:table-cell>
              <table:table-cell office:value-type="float" office:value="112.978367097877">
                <text:p>112.978367097877</text:p>
              </table:table-cell>
              <table:table-cell office:value-type="float" office:value="117.621208201123">
                <text:p>117.621208201123</text:p>
              </table:table-cell>
            </table:table-row>
            <table:table-row>
              <table:table-cell office:value-type="string">
                <text:p>12</text:p>
              </table:table-cell>
              <table:table-cell office:value-type="float" office:value="0.65">
                <text:p>0.65</text:p>
              </table:table-cell>
              <table:table-cell office:value-type="float" office:value="86.51744140625">
                <text:p>86.51744140625</text:p>
              </table:table-cell>
              <table:table-cell office:value-type="float" office:value="90.9542065429688">
                <text:p>90.9542065429688</text:p>
              </table:table-cell>
              <table:table-cell office:value-type="float" office:value="73.2402978515625">
                <text:p>73.2402978515625</text:p>
              </table:table-cell>
              <table:table-cell office:value-type="float" office:value="379.16986087381">
                <text:p>379.16986087381</text:p>
              </table:table-cell>
              <table:table-cell office:value-type="float" office:value="509.397981449841">
                <text:p>509.397981449841</text:p>
              </table:table-cell>
            </table:table-row>
            <table:table-row>
              <table:table-cell office:value-type="string">
                <text:p>13</text:p>
              </table:table-cell>
              <table:table-cell office:value-type="float" office:value="0.7">
                <text:p>0.7</text:p>
              </table:table-cell>
              <table:table-cell office:value-type="float" office:value="102.490571289063">
                <text:p>102.490571289063</text:p>
              </table:table-cell>
              <table:table-cell office:value-type="float" office:value="107.278403320313">
                <text:p>107.278403320313</text:p>
              </table:table-cell>
              <table:table-cell office:value-type="float" office:value="82.91333984375">
                <text:p>82.91333984375</text:p>
              </table:table-cell>
              <table:table-cell office:value-type="float" office:value="129.755516231389">
                <text:p>129.755516231389</text:p>
              </table:table-cell>
              <table:table-cell office:value-type="float" office:value="135.547075909202">
                <text:p>135.547075909202</text:p>
              </table:table-cell>
            </table:table-row>
            <table:table-row>
              <table:table-cell office:value-type="string">
                <text:p>14</text:p>
              </table:table-cell>
              <table:table-cell office:value-type="float" office:value="0.75">
                <text:p>0.75</text:p>
              </table:table-cell>
              <table:table-cell office:value-type="float" office:value="129.914733886719">
                <text:p>129.914733886719</text:p>
              </table:table-cell>
              <table:table-cell office:value-type="float" office:value="135.11431640625">
                <text:p>135.11431640625</text:p>
              </table:table-cell>
              <table:table-cell office:value-type="float" office:value="99.4694262695313">
                <text:p>99.4694262695313</text:p>
              </table:table-cell>
              <table:table-cell office:value-type="float" office:value="138.27824993898">
                <text:p>138.27824993898</text:p>
              </table:table-cell>
              <table:table-cell office:value-type="float" office:value="140.449619233586">
                <text:p>140.449619233586</text:p>
              </table:table-cell>
            </table:table-row>
            <table:table-row>
              <table:table-cell office:value-type="string">
                <text:p>15</text:p>
              </table:table-cell>
              <table:table-cell office:value-type="float" office:value="0.8">
                <text:p>0.8</text:p>
              </table:table-cell>
              <table:table-cell office:value-type="float" office:value="182.692966308594">
                <text:p>182.692966308594</text:p>
              </table:table-cell>
              <table:table-cell office:value-type="float" office:value="186.614382324219">
                <text:p>186.614382324219</text:p>
              </table:table-cell>
              <table:table-cell office:value-type="float" office:value="127.187932128906">
                <text:p>127.187932128906</text:p>
              </table:table-cell>
              <table:table-cell office:value-type="float" office:value="266.144290599626">
                <text:p>266.144290599626</text:p>
              </table:table-cell>
              <table:table-cell office:value-type="float" office:value="147.587786185013">
                <text:p>147.587786185013</text:p>
              </table:table-cell>
            </table:table-row>
            <table:table-row>
              <table:table-cell office:value-type="string">
                <text:p>16</text:p>
              </table:table-cell>
              <table:table-cell office:value-type="float" office:value="0.85">
                <text:p>0.85</text:p>
              </table:table-cell>
              <table:table-cell office:value-type="float" office:value="296.262663574219">
                <text:p>296.262663574219</text:p>
              </table:table-cell>
              <table:table-cell office:value-type="float" office:value="300.730422363281">
                <text:p>300.730422363281</text:p>
              </table:table-cell>
              <table:table-cell office:value-type="float" office:value="178.456359863281">
                <text:p>178.456359863281</text:p>
              </table:table-cell>
              <table:table-cell office:value-type="float" office:value="397.44283563307">
                <text:p>397.44283563307</text:p>
              </table:table-cell>
              <table:table-cell office:value-type="float" office:value="160.278686844032">
                <text:p>160.278686844032</text:p>
              </table:table-cell>
            </table:table-row>
            <table:table-row>
              <table:table-cell office:value-type="string">
                <text:p>17</text:p>
              </table:table-cell>
              <table:table-cell office:value-type="float" office:value="0.9">
                <text:p>0.9</text:p>
              </table:table-cell>
              <table:table-cell office:value-type="float" office:value="631.514709472656">
                <text:p>631.514709472656</text:p>
              </table:table-cell>
              <table:table-cell office:value-type="float" office:value="629.500119628906">
                <text:p>629.500119628906</text:p>
              </table:table-cell>
              <table:table-cell office:value-type="float" office:value="289.958603515625">
                <text:p>289.958603515625</text:p>
              </table:table-cell>
              <table:table-cell office:value-type="float" office:value="479.105222095959">
                <text:p>479.105222095959</text:p>
              </table:table-cell>
              <table:table-cell office:value-type="float" office:value="170.904605809129">
                <text:p>170.904605809129</text:p>
              </table:table-cell>
            </table:table-row>
            <table:table-row>
              <table:table-cell office:value-type="string">
                <text:p>18</text:p>
              </table:table-cell>
              <table:table-cell office:value-type="float" office:value="0.95">
                <text:p>0.95</text:p>
              </table:table-cell>
              <table:table-cell office:value-type="float" office:value="2444.27555419922">
                <text:p>2444.27555419922</text:p>
              </table:table-cell>
              <table:table-cell office:value-type="float" office:value="2474.88035400391">
                <text:p>2474.88035400391</text:p>
              </table:table-cell>
              <table:table-cell office:value-type="float" office:value="612.0607421875">
                <text:p>612.0607421875</text:p>
              </table:table-cell>
              <table:table-cell office:value-type="float" office:value="75.0663509885282">
                <text:p>75.0663509885282</text:p>
              </table:table-cell>
              <table:table-cell office:value-type="float" office:value="24903.0119985419">
                <text:p>24903.011998541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4.761cm" svg:y="0.314cm" chart:style-name="ch2">
          <text:p>Sequential test for LP Mult-shift</text:p>
        </chart:title>
        <chart:legend chart:legend-position="end" svg:x="13.532cm" svg:y="3.194cm" style:legend-expansion="high" chart:style-name="ch3"/>
        <chart:plot-area chart:style-name="ch4" chart:data-source-has-labels="both" svg:x="1.334cm" svg:y="1.278cm" svg:width="11.879cm" svg:height="6.557cm">
          <chartooo:coordinate-region svg:x="2.334cm" svg:y="1.479cm" svg:width="10.69cm" svg:height="5.705cm"/>
          <chart:axis chart:dimension="x" chart:name="primary-x" chart:style-name="ch5" chartooo:axis-type="auto">
            <chart:title svg:x="6.654cm" svg:y="8.014cm" chart:style-name="ch6">
              <text:p>log2(m)</text:p>
            </chart:title>
            <chart:categories table:cell-range-address="local-table.$A$2:.$A$22"/>
          </chart:axis>
          <chart:axis chart:dimension="y" chart:name="primary-y" chart:style-name="ch5">
            <chart:title svg:x="0.451cm" svg:y="5.455cm" chart:style-name="ch7">
              <text:p>mean steps</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series chart:style-name="ch10" chart:values-cell-range-address="local-table.$D$2:.$D$22" chart:label-cell-address="local-table.$D$1" chart:class="chart:scatter">
            <chart:data-point chart:repeated="21"/>
          </chart:series>
          <chart:series chart:style-name="ch11" chart:values-cell-range-address="local-table.$E$2:.$E$22" chart:label-cell-address="local-table.$E$1" chart:class="chart:scatter">
            <chart:data-point chart:repeated="21"/>
          </chart:series>
          <chart:series chart:style-name="ch12" chart:values-cell-range-address="local-table.$F$2:.$F$22" chart:label-cell-address="local-table.$F$1" chart:class="chart:scatter">
            <chart:data-point chart:repeated="21"/>
          </chart:series>
          <chart:series chart:style-name="ch13" chart:values-cell-range-address="local-table.$G$2:.$G$22" chart:label-cell-address="local-table.$G$1" chart:class="chart:scatter">
            <chart:data-point chart:repeated="21"/>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ave</text:p>
              </table:table-cell>
              <table:table-cell office:value-type="string">
                <text:p>median</text:p>
              </table:table-cell>
              <table:table-cell office:value-type="string">
                <text:p>90th</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
              <table:table-cell office:value-type="string">
                <text:p>2</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7485">
                <text:p>0.7485</text:p>
              </table:table-cell>
              <table:table-cell office:value-type="float" office:value="0.5">
                <text:p>0.5</text:p>
              </table:table-cell>
              <table:table-cell office:value-type="float" office:value="1">
                <text:p>1</text:p>
              </table:table-cell>
            </table:table-row>
            <table:table-row>
              <table:table-cell office:value-type="string">
                <text:p>3</text:p>
              </table:table-cell>
              <table:table-cell office:value-type="float" office:value="2">
                <text:p>2</text:p>
              </table:table-cell>
              <table:table-cell office:value-type="float" office:value="0.5">
                <text:p>0.5</text:p>
              </table:table-cell>
              <table:table-cell office:value-type="float" office:value="2">
                <text:p>2</text:p>
              </table:table-cell>
              <table:table-cell office:value-type="float" office:value="1.075">
                <text:p>1.075</text:p>
              </table:table-cell>
              <table:table-cell office:value-type="float" office:value="1">
                <text:p>1</text:p>
              </table:table-cell>
              <table:table-cell office:value-type="float" office:value="2">
                <text:p>2</text:p>
              </table:table-cell>
            </table:table-row>
            <table:table-row>
              <table:table-cell office:value-type="string">
                <text:p>4</text:p>
              </table:table-cell>
              <table:table-cell office:value-type="float" office:value="3">
                <text:p>3</text:p>
              </table:table-cell>
              <table:table-cell office:value-type="float" office:value="0.5">
                <text:p>0.5</text:p>
              </table:table-cell>
              <table:table-cell office:value-type="float" office:value="4">
                <text:p>4</text:p>
              </table:table-cell>
              <table:table-cell office:value-type="float" office:value="1.8365">
                <text:p>1.8365</text:p>
              </table:table-cell>
              <table:table-cell office:value-type="float" office:value="1.5">
                <text:p>1.5</text:p>
              </table:table-cell>
              <table:table-cell office:value-type="float" office:value="4">
                <text:p>4</text:p>
              </table:table-cell>
            </table:table-row>
            <table:table-row>
              <table:table-cell office:value-type="string">
                <text:p>5</text:p>
              </table:table-cell>
              <table:table-cell office:value-type="float" office:value="4">
                <text:p>4</text:p>
              </table:table-cell>
              <table:table-cell office:value-type="float" office:value="0.5">
                <text:p>0.5</text:p>
              </table:table-cell>
              <table:table-cell office:value-type="float" office:value="7.5">
                <text:p>7.5</text:p>
              </table:table-cell>
              <table:table-cell office:value-type="float" office:value="2.13653013653014">
                <text:p>2.13653013653014</text:p>
              </table:table-cell>
              <table:table-cell office:value-type="float" office:value="1.5">
                <text:p>1.5</text:p>
              </table:table-cell>
              <table:table-cell office:value-type="float" office:value="4.5">
                <text:p>4.5</text:p>
              </table:table-cell>
            </table:table-row>
            <table:table-row>
              <table:table-cell office:value-type="string">
                <text:p>6</text:p>
              </table:table-cell>
              <table:table-cell office:value-type="float" office:value="5">
                <text:p>5</text:p>
              </table:table-cell>
              <table:table-cell office:value-type="float" office:value="0.666666666666667">
                <text:p>0.666666666666667</text:p>
              </table:table-cell>
              <table:table-cell office:value-type="float" office:value="19.6666666666667">
                <text:p>19.6666666666667</text:p>
              </table:table-cell>
              <table:table-cell office:value-type="float" office:value="3.27333333333333">
                <text:p>3.27333333333333</text:p>
              </table:table-cell>
              <table:table-cell office:value-type="float" office:value="2.33333333333333">
                <text:p>2.33333333333333</text:p>
              </table:table-cell>
              <table:table-cell office:value-type="float" office:value="6.66666666666667">
                <text:p>6.66666666666667</text:p>
              </table:table-cell>
            </table:table-row>
            <table:table-row>
              <table:table-cell office:value-type="string">
                <text:p>7</text:p>
              </table:table-cell>
              <table:table-cell office:value-type="float" office:value="6">
                <text:p>6</text:p>
              </table:table-cell>
              <table:table-cell office:value-type="float" office:value="0.75">
                <text:p>0.75</text:p>
              </table:table-cell>
              <table:table-cell office:value-type="float" office:value="43.5">
                <text:p>43.5</text:p>
              </table:table-cell>
              <table:table-cell office:value-type="float" office:value="4.07">
                <text:p>4.07</text:p>
              </table:table-cell>
              <table:table-cell office:value-type="float" office:value="2.75">
                <text:p>2.75</text:p>
              </table:table-cell>
              <table:table-cell office:value-type="float" office:value="8.02500000000001">
                <text:p>8.02500000000001</text:p>
              </table:table-cell>
            </table:table-row>
            <table:table-row>
              <table:table-cell office:value-type="string">
                <text:p>8</text:p>
              </table:table-cell>
              <table:table-cell office:value-type="float" office:value="7">
                <text:p>7</text:p>
              </table:table-cell>
              <table:table-cell office:value-type="float" office:value="0.8">
                <text:p>0.8</text:p>
              </table:table-cell>
              <table:table-cell office:value-type="float" office:value="92.4">
                <text:p>92.4</text:p>
              </table:table-cell>
              <table:table-cell office:value-type="float" office:value="5.43580000000001">
                <text:p>5.43580000000001</text:p>
              </table:table-cell>
              <table:table-cell office:value-type="float" office:value="3">
                <text:p>3</text:p>
              </table:table-cell>
              <table:table-cell office:value-type="float" office:value="10.42">
                <text:p>10.42</text:p>
              </table:table-cell>
            </table:table-row>
            <table:table-row>
              <table:table-cell office:value-type="string">
                <text:p>9</text:p>
              </table:table-cell>
              <table:table-cell office:value-type="float" office:value="8">
                <text:p>8</text:p>
              </table:table-cell>
              <table:table-cell office:value-type="float" office:value="0.857142857142857">
                <text:p>0.857142857142857</text:p>
              </table:table-cell>
              <table:table-cell office:value-type="float" office:value="164.428571428571">
                <text:p>164.428571428571</text:p>
              </table:table-cell>
              <table:table-cell office:value-type="float" office:value="5.36485714285714">
                <text:p>5.36485714285714</text:p>
              </table:table-cell>
              <table:table-cell office:value-type="float" office:value="3">
                <text:p>3</text:p>
              </table:table-cell>
              <table:table-cell office:value-type="float" office:value="9.87142857142858">
                <text:p>9.87142857142858</text:p>
              </table:table-cell>
            </table:table-row>
            <table:table-row>
              <table:table-cell office:value-type="string">
                <text:p>10</text:p>
              </table:table-cell>
              <table:table-cell office:value-type="float" office:value="9">
                <text:p>9</text:p>
              </table:table-cell>
              <table:table-cell office:value-type="float" office:value="0.916666666666667">
                <text:p>0.916666666666667</text:p>
              </table:table-cell>
              <table:table-cell office:value-type="float" office:value="421.666666666667">
                <text:p>421.666666666667</text:p>
              </table:table-cell>
              <table:table-cell office:value-type="float" office:value="8.80408333333333">
                <text:p>8.80408333333333</text:p>
              </table:table-cell>
              <table:table-cell office:value-type="float" office:value="3.5">
                <text:p>3.5</text:p>
              </table:table-cell>
              <table:table-cell office:value-type="float" office:value="14">
                <text:p>14</text:p>
              </table:table-cell>
            </table:table-row>
            <table:table-row>
              <table:table-cell office:value-type="string">
                <text:p>11</text:p>
              </table:table-cell>
              <table:table-cell office:value-type="float" office:value="10">
                <text:p>10</text:p>
              </table:table-cell>
              <table:table-cell office:value-type="float" office:value="0.954545454545455">
                <text:p>0.954545454545455</text:p>
              </table:table-cell>
              <table:table-cell office:value-type="float" office:value="305.363636363636">
                <text:p>305.363636363636</text:p>
              </table:table-cell>
              <table:table-cell office:value-type="float" office:value="7.72518181818183">
                <text:p>7.72518181818183</text:p>
              </table:table-cell>
              <table:table-cell office:value-type="float" office:value="3.59090909090909">
                <text:p>3.59090909090909</text:p>
              </table:table-cell>
              <table:table-cell office:value-type="float" office:value="11.8227272727273">
                <text:p>11.8227272727273</text:p>
              </table:table-cell>
            </table:table-row>
            <table:table-row>
              <table:table-cell office:value-type="string">
                <text:p>12</text:p>
              </table:table-cell>
              <table:table-cell office:value-type="float" office:value="11">
                <text:p>11</text:p>
              </table:table-cell>
              <table:table-cell office:value-type="float" office:value="0.976744186046512">
                <text:p>0.976744186046512</text:p>
              </table:table-cell>
              <table:table-cell office:value-type="float" office:value="1500.93023255814">
                <text:p>1500.93023255814</text:p>
              </table:table-cell>
              <table:table-cell office:value-type="float" office:value="8.40046511627907">
                <text:p>8.40046511627907</text:p>
              </table:table-cell>
              <table:table-cell office:value-type="float" office:value="3.48837209302326">
                <text:p>3.48837209302326</text:p>
              </table:table-cell>
              <table:table-cell office:value-type="float" office:value="11.4651162790698">
                <text:p>11.4651162790698</text:p>
              </table:table-cell>
            </table:table-row>
            <table:table-row>
              <table:table-cell office:value-type="string">
                <text:p>13</text:p>
              </table:table-cell>
              <table:table-cell office:value-type="float" office:value="12">
                <text:p>12</text:p>
              </table:table-cell>
              <table:table-cell office:value-type="float" office:value="0.988095238095238">
                <text:p>0.988095238095238</text:p>
              </table:table-cell>
              <table:table-cell office:value-type="float" office:value="359.738095238095">
                <text:p>359.738095238095</text:p>
              </table:table-cell>
              <table:table-cell office:value-type="float" office:value="8.74126190476191">
                <text:p>8.74126190476191</text:p>
              </table:table-cell>
              <table:table-cell office:value-type="float" office:value="3.8452380952381">
                <text:p>3.8452380952381</text:p>
              </table:table-cell>
              <table:table-cell office:value-type="float" office:value="14.0261904761905">
                <text:p>14.0261904761905</text:p>
              </table:table-cell>
            </table:table-row>
            <table:table-row>
              <table:table-cell office:value-type="string">
                <text:p>14</text:p>
              </table:table-cell>
              <table:table-cell office:value-type="float" office:value="13">
                <text:p>13</text:p>
              </table:table-cell>
              <table:table-cell office:value-type="float" office:value="0.993975903614458">
                <text:p>0.993975903614458</text:p>
              </table:table-cell>
              <table:table-cell office:value-type="float" office:value="1341.39156626506">
                <text:p>1341.39156626506</text:p>
              </table:table-cell>
              <table:table-cell office:value-type="float" office:value="9.65839156626507">
                <text:p>9.65839156626507</text:p>
              </table:table-cell>
              <table:table-cell office:value-type="float" office:value="3.65060240963855">
                <text:p>3.65060240963855</text:p>
              </table:table-cell>
              <table:table-cell office:value-type="float" office:value="12.2463855421687">
                <text:p>12.2463855421687</text:p>
              </table:table-cell>
            </table:table-row>
            <table:table-row>
              <table:table-cell office:value-type="string">
                <text:p>15</text:p>
              </table:table-cell>
              <table:table-cell office:value-type="float" office:value="14">
                <text:p>14</text:p>
              </table:table-cell>
              <table:table-cell office:value-type="float" office:value="0.996969696969697">
                <text:p>0.996969696969697</text:p>
              </table:table-cell>
              <table:table-cell office:value-type="float" office:value="4958.72121212121">
                <text:p>4958.72121212121</text:p>
              </table:table-cell>
              <table:table-cell office:value-type="float" office:value="19.0706090909091">
                <text:p>19.0706090909091</text:p>
              </table:table-cell>
              <table:table-cell office:value-type="float" office:value="3.64242424242424">
                <text:p>3.64242424242424</text:p>
              </table:table-cell>
              <table:table-cell office:value-type="float" office:value="12.420303030303">
                <text:p>12.420303030303</text:p>
              </table:table-cell>
            </table:table-row>
            <table:table-row>
              <table:table-cell office:value-type="string">
                <text:p>16</text:p>
              </table:table-cell>
              <table:table-cell office:value-type="float" office:value="15">
                <text:p>15</text:p>
              </table:table-cell>
              <table:table-cell office:value-type="float" office:value="0.998477929984779">
                <text:p>0.998477929984779</text:p>
              </table:table-cell>
              <table:table-cell office:value-type="float" office:value="2299.22374429224">
                <text:p>2299.22374429224</text:p>
              </table:table-cell>
              <table:table-cell office:value-type="float" office:value="14.8462922374429">
                <text:p>14.8462922374429</text:p>
              </table:table-cell>
              <table:table-cell office:value-type="float" office:value="3.76103500761035">
                <text:p>3.76103500761035</text:p>
              </table:table-cell>
              <table:table-cell office:value-type="float" office:value="12.4190258751903">
                <text:p>12.4190258751903</text:p>
              </table:table-cell>
            </table:table-row>
            <table:table-row>
              <table:table-cell office:value-type="string">
                <text:p>17</text:p>
              </table:table-cell>
              <table:table-cell office:value-type="float" office:value="16">
                <text:p>16</text:p>
              </table:table-cell>
              <table:table-cell office:value-type="float" office:value="0.999237804878049">
                <text:p>0.999237804878049</text:p>
              </table:table-cell>
              <table:table-cell office:value-type="float" office:value="978.770579268293">
                <text:p>978.770579268293</text:p>
              </table:table-cell>
              <table:table-cell office:value-type="float" office:value="9.97853048780488">
                <text:p>9.97853048780488</text:p>
              </table:table-cell>
              <table:table-cell office:value-type="float" office:value="3.68330792682927">
                <text:p>3.68330792682927</text:p>
              </table:table-cell>
              <table:table-cell office:value-type="float" office:value="11.771875">
                <text:p>11.771875</text:p>
              </table:table-cell>
            </table:table-row>
            <table:table-row>
              <table:table-cell office:value-type="string">
                <text:p>18</text:p>
              </table:table-cell>
              <table:table-cell office:value-type="float" office:value="17">
                <text:p>17</text:p>
              </table:table-cell>
              <table:table-cell office:value-type="float" office:value="0.999618757148304">
                <text:p>0.999618757148304</text:p>
              </table:table-cell>
              <table:table-cell office:value-type="float" office:value="1142.90621425848">
                <text:p>1142.90621425848</text:p>
              </table:table-cell>
              <table:table-cell office:value-type="float" office:value="8.86510331681282">
                <text:p>8.86510331681282</text:p>
              </table:table-cell>
              <table:table-cell office:value-type="float" office:value="3.71845215402211">
                <text:p>3.71845215402211</text:p>
              </table:table-cell>
              <table:table-cell office:value-type="float" office:value="12.8509721692718">
                <text:p>12.8509721692718</text:p>
              </table:table-cell>
            </table:table-row>
            <table:table-row>
              <table:table-cell office:value-type="string">
                <text:p>19</text:p>
              </table:table-cell>
              <table:table-cell office:value-type="float" office:value="18">
                <text:p>18</text:p>
              </table:table-cell>
              <table:table-cell office:value-type="float" office:value="0.999809342230696">
                <text:p>0.999809342230696</text:p>
              </table:table-cell>
              <table:table-cell office:value-type="float" office:value="1027.38284080076">
                <text:p>1027.38284080076</text:p>
              </table:table-cell>
              <table:table-cell office:value-type="float" office:value="9.94326863679695">
                <text:p>9.94326863679695</text:p>
              </table:table-cell>
              <table:table-cell office:value-type="float" office:value="3.63727359389895">
                <text:p>3.63727359389895</text:p>
              </table:table-cell>
              <table:table-cell office:value-type="float" office:value="11.8998284080076">
                <text:p>11.8998284080076</text:p>
              </table:table-cell>
            </table:table-row>
            <table:table-row>
              <table:table-cell office:value-type="string">
                <text:p>20</text:p>
              </table:table-cell>
              <table:table-cell office:value-type="float" office:value="19">
                <text:p>19</text:p>
              </table:table-cell>
              <table:table-cell office:value-type="float" office:value="0.99990465293669">
                <text:p>0.99990465293669</text:p>
              </table:table-cell>
              <table:table-cell office:value-type="float" office:value="1123.06111746758">
                <text:p>1123.06111746758</text:p>
              </table:table-cell>
              <table:table-cell office:value-type="float" office:value="9.46298255148742">
                <text:p>9.46298255148742</text:p>
              </table:table-cell>
              <table:table-cell office:value-type="float" office:value="3.78666094584287">
                <text:p>3.78666094584287</text:p>
              </table:table-cell>
              <table:table-cell office:value-type="float" office:value="11.709649122807">
                <text:p>11.709649122807</text:p>
              </table:table-cell>
            </table:table-row>
            <table:table-row>
              <table:table-cell office:value-type="string">
                <text:p>21</text:p>
              </table:table-cell>
              <table:table-cell office:value-type="float" office:value="20">
                <text:p>20</text:p>
              </table:table-cell>
              <table:table-cell office:value-type="float" office:value="0.99995232192238">
                <text:p>0.99995232192238</text:p>
              </table:table-cell>
              <table:table-cell office:value-type="float" office:value="267.62038714599">
                <text:p>267.62038714599</text:p>
              </table:table-cell>
              <table:table-cell office:value-type="float" office:value="7.40981338800419">
                <text:p>7.40981338800419</text:p>
              </table:table-cell>
              <table:table-cell office:value-type="float" office:value="3.62231810813388">
                <text:p>3.62231810813388</text:p>
              </table:table-cell>
              <table:table-cell office:value-type="float" office:value="10.8898207304282">
                <text:p>10.889820730428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4.761cm" svg:y="0.314cm" chart:style-name="ch2">
          <text:p>Sequential test for LP Mult-shift</text:p>
        </chart:title>
        <chart:legend chart:legend-position="end" svg:x="13.532cm" svg:y="3.194cm" style:legend-expansion="high" chart:style-name="ch3"/>
        <chart:plot-area chart:style-name="ch4" chart:data-source-has-labels="both" svg:x="0.958cm" svg:y="1.307cm" svg:width="12.25cm" svg:height="6.551cm">
          <chartooo:coordinate-region svg:x="2.145cm" svg:y="1.508cm" svg:width="10.874cm" svg:height="5.699cm"/>
          <chart:axis chart:dimension="x" chart:name="primary-x" chart:style-name="ch5" chartooo:axis-type="auto">
            <chart:title svg:x="6.464cm" svg:y="8.037cm" chart:style-name="ch6">
              <text:p>log2(m)</text:p>
            </chart:title>
            <chart:categories table:cell-range-address="local-table.$A$2:.$A$22"/>
          </chart:axis>
          <chart:axis chart:dimension="y" chart:name="primary-y" chart:style-name="ch7">
            <chart:title svg:x="0.075cm" svg:y="5.361cm" chart:style-name="ch8">
              <text:p>log(steps)</text:p>
            </chart:title>
            <chart:grid chart:style-name="ch9" chart:class="major"/>
          </chart:axis>
          <chart:series chart:style-name="ch10" chart:values-cell-range-address="local-table.$C$2:.$C$22" chart:label-cell-address="local-table.$C$1" chart:class="chart:scatter">
            <chart:domain table:cell-range-address="local-table.$B$2:.$B$22"/>
            <chart:data-point chart:repeated="21"/>
          </chart:series>
          <chart:series chart:style-name="ch11" chart:values-cell-range-address="local-table.$D$2:.$D$22" chart:label-cell-address="local-table.$D$1" chart:class="chart:scatter">
            <chart:data-point chart:repeated="21"/>
          </chart:series>
          <chart:series chart:style-name="ch12" chart:values-cell-range-address="local-table.$E$2:.$E$22" chart:label-cell-address="local-table.$E$1" chart:class="chart:scatter">
            <chart:data-point chart:repeated="21"/>
          </chart:series>
          <chart:series chart:style-name="ch13" chart:values-cell-range-address="local-table.$F$2:.$F$22" chart:label-cell-address="local-table.$F$1" chart:class="chart:scatter">
            <chart:data-point chart:repeated="21"/>
          </chart:series>
          <chart:series chart:style-name="ch14" chart:values-cell-range-address="local-table.$G$2:.$G$22" chart:label-cell-address="local-table.$G$1" chart:class="chart:scatter">
            <chart:data-point chart:repeated="21"/>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ave</text:p>
              </table:table-cell>
              <table:table-cell office:value-type="string">
                <text:p>median</text:p>
              </table:table-cell>
              <table:table-cell office:value-type="string">
                <text:p>90th</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
              <table:table-cell office:value-type="string">
                <text:p>2</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7485">
                <text:p>0.7485</text:p>
              </table:table-cell>
              <table:table-cell office:value-type="float" office:value="0.5">
                <text:p>0.5</text:p>
              </table:table-cell>
              <table:table-cell office:value-type="float" office:value="1">
                <text:p>1</text:p>
              </table:table-cell>
            </table:table-row>
            <table:table-row>
              <table:table-cell office:value-type="string">
                <text:p>3</text:p>
              </table:table-cell>
              <table:table-cell office:value-type="float" office:value="2">
                <text:p>2</text:p>
              </table:table-cell>
              <table:table-cell office:value-type="float" office:value="0.5">
                <text:p>0.5</text:p>
              </table:table-cell>
              <table:table-cell office:value-type="float" office:value="2">
                <text:p>2</text:p>
              </table:table-cell>
              <table:table-cell office:value-type="float" office:value="1.075">
                <text:p>1.075</text:p>
              </table:table-cell>
              <table:table-cell office:value-type="float" office:value="1">
                <text:p>1</text:p>
              </table:table-cell>
              <table:table-cell office:value-type="float" office:value="2">
                <text:p>2</text:p>
              </table:table-cell>
            </table:table-row>
            <table:table-row>
              <table:table-cell office:value-type="string">
                <text:p>4</text:p>
              </table:table-cell>
              <table:table-cell office:value-type="float" office:value="3">
                <text:p>3</text:p>
              </table:table-cell>
              <table:table-cell office:value-type="float" office:value="0.5">
                <text:p>0.5</text:p>
              </table:table-cell>
              <table:table-cell office:value-type="float" office:value="4">
                <text:p>4</text:p>
              </table:table-cell>
              <table:table-cell office:value-type="float" office:value="1.8365">
                <text:p>1.8365</text:p>
              </table:table-cell>
              <table:table-cell office:value-type="float" office:value="1.5">
                <text:p>1.5</text:p>
              </table:table-cell>
              <table:table-cell office:value-type="float" office:value="4">
                <text:p>4</text:p>
              </table:table-cell>
            </table:table-row>
            <table:table-row>
              <table:table-cell office:value-type="string">
                <text:p>5</text:p>
              </table:table-cell>
              <table:table-cell office:value-type="float" office:value="4">
                <text:p>4</text:p>
              </table:table-cell>
              <table:table-cell office:value-type="float" office:value="0.5">
                <text:p>0.5</text:p>
              </table:table-cell>
              <table:table-cell office:value-type="float" office:value="7.5">
                <text:p>7.5</text:p>
              </table:table-cell>
              <table:table-cell office:value-type="float" office:value="2.13653013653014">
                <text:p>2.13653013653014</text:p>
              </table:table-cell>
              <table:table-cell office:value-type="float" office:value="1.5">
                <text:p>1.5</text:p>
              </table:table-cell>
              <table:table-cell office:value-type="float" office:value="4.5">
                <text:p>4.5</text:p>
              </table:table-cell>
            </table:table-row>
            <table:table-row>
              <table:table-cell office:value-type="string">
                <text:p>6</text:p>
              </table:table-cell>
              <table:table-cell office:value-type="float" office:value="5">
                <text:p>5</text:p>
              </table:table-cell>
              <table:table-cell office:value-type="float" office:value="0.666666666666667">
                <text:p>0.666666666666667</text:p>
              </table:table-cell>
              <table:table-cell office:value-type="float" office:value="19.6666666666667">
                <text:p>19.6666666666667</text:p>
              </table:table-cell>
              <table:table-cell office:value-type="float" office:value="3.27333333333333">
                <text:p>3.27333333333333</text:p>
              </table:table-cell>
              <table:table-cell office:value-type="float" office:value="2.33333333333333">
                <text:p>2.33333333333333</text:p>
              </table:table-cell>
              <table:table-cell office:value-type="float" office:value="6.66666666666667">
                <text:p>6.66666666666667</text:p>
              </table:table-cell>
            </table:table-row>
            <table:table-row>
              <table:table-cell office:value-type="string">
                <text:p>7</text:p>
              </table:table-cell>
              <table:table-cell office:value-type="float" office:value="6">
                <text:p>6</text:p>
              </table:table-cell>
              <table:table-cell office:value-type="float" office:value="0.75">
                <text:p>0.75</text:p>
              </table:table-cell>
              <table:table-cell office:value-type="float" office:value="43.5">
                <text:p>43.5</text:p>
              </table:table-cell>
              <table:table-cell office:value-type="float" office:value="4.07">
                <text:p>4.07</text:p>
              </table:table-cell>
              <table:table-cell office:value-type="float" office:value="2.75">
                <text:p>2.75</text:p>
              </table:table-cell>
              <table:table-cell office:value-type="float" office:value="8.02500000000001">
                <text:p>8.02500000000001</text:p>
              </table:table-cell>
            </table:table-row>
            <table:table-row>
              <table:table-cell office:value-type="string">
                <text:p>8</text:p>
              </table:table-cell>
              <table:table-cell office:value-type="float" office:value="7">
                <text:p>7</text:p>
              </table:table-cell>
              <table:table-cell office:value-type="float" office:value="0.8">
                <text:p>0.8</text:p>
              </table:table-cell>
              <table:table-cell office:value-type="float" office:value="92.4">
                <text:p>92.4</text:p>
              </table:table-cell>
              <table:table-cell office:value-type="float" office:value="5.43580000000001">
                <text:p>5.43580000000001</text:p>
              </table:table-cell>
              <table:table-cell office:value-type="float" office:value="3">
                <text:p>3</text:p>
              </table:table-cell>
              <table:table-cell office:value-type="float" office:value="10.42">
                <text:p>10.42</text:p>
              </table:table-cell>
            </table:table-row>
            <table:table-row>
              <table:table-cell office:value-type="string">
                <text:p>9</text:p>
              </table:table-cell>
              <table:table-cell office:value-type="float" office:value="8">
                <text:p>8</text:p>
              </table:table-cell>
              <table:table-cell office:value-type="float" office:value="0.857142857142857">
                <text:p>0.857142857142857</text:p>
              </table:table-cell>
              <table:table-cell office:value-type="float" office:value="164.428571428571">
                <text:p>164.428571428571</text:p>
              </table:table-cell>
              <table:table-cell office:value-type="float" office:value="5.36485714285714">
                <text:p>5.36485714285714</text:p>
              </table:table-cell>
              <table:table-cell office:value-type="float" office:value="3">
                <text:p>3</text:p>
              </table:table-cell>
              <table:table-cell office:value-type="float" office:value="9.87142857142858">
                <text:p>9.87142857142858</text:p>
              </table:table-cell>
            </table:table-row>
            <table:table-row>
              <table:table-cell office:value-type="string">
                <text:p>10</text:p>
              </table:table-cell>
              <table:table-cell office:value-type="float" office:value="9">
                <text:p>9</text:p>
              </table:table-cell>
              <table:table-cell office:value-type="float" office:value="0.916666666666667">
                <text:p>0.916666666666667</text:p>
              </table:table-cell>
              <table:table-cell office:value-type="float" office:value="421.666666666667">
                <text:p>421.666666666667</text:p>
              </table:table-cell>
              <table:table-cell office:value-type="float" office:value="8.80408333333333">
                <text:p>8.80408333333333</text:p>
              </table:table-cell>
              <table:table-cell office:value-type="float" office:value="3.5">
                <text:p>3.5</text:p>
              </table:table-cell>
              <table:table-cell office:value-type="float" office:value="14">
                <text:p>14</text:p>
              </table:table-cell>
            </table:table-row>
            <table:table-row>
              <table:table-cell office:value-type="string">
                <text:p>11</text:p>
              </table:table-cell>
              <table:table-cell office:value-type="float" office:value="10">
                <text:p>10</text:p>
              </table:table-cell>
              <table:table-cell office:value-type="float" office:value="0.954545454545455">
                <text:p>0.954545454545455</text:p>
              </table:table-cell>
              <table:table-cell office:value-type="float" office:value="305.363636363636">
                <text:p>305.363636363636</text:p>
              </table:table-cell>
              <table:table-cell office:value-type="float" office:value="7.72518181818183">
                <text:p>7.72518181818183</text:p>
              </table:table-cell>
              <table:table-cell office:value-type="float" office:value="3.59090909090909">
                <text:p>3.59090909090909</text:p>
              </table:table-cell>
              <table:table-cell office:value-type="float" office:value="11.8227272727273">
                <text:p>11.8227272727273</text:p>
              </table:table-cell>
            </table:table-row>
            <table:table-row>
              <table:table-cell office:value-type="string">
                <text:p>12</text:p>
              </table:table-cell>
              <table:table-cell office:value-type="float" office:value="11">
                <text:p>11</text:p>
              </table:table-cell>
              <table:table-cell office:value-type="float" office:value="0.976744186046512">
                <text:p>0.976744186046512</text:p>
              </table:table-cell>
              <table:table-cell office:value-type="float" office:value="1500.93023255814">
                <text:p>1500.93023255814</text:p>
              </table:table-cell>
              <table:table-cell office:value-type="float" office:value="8.40046511627907">
                <text:p>8.40046511627907</text:p>
              </table:table-cell>
              <table:table-cell office:value-type="float" office:value="3.48837209302326">
                <text:p>3.48837209302326</text:p>
              </table:table-cell>
              <table:table-cell office:value-type="float" office:value="11.4651162790698">
                <text:p>11.4651162790698</text:p>
              </table:table-cell>
            </table:table-row>
            <table:table-row>
              <table:table-cell office:value-type="string">
                <text:p>13</text:p>
              </table:table-cell>
              <table:table-cell office:value-type="float" office:value="12">
                <text:p>12</text:p>
              </table:table-cell>
              <table:table-cell office:value-type="float" office:value="0.988095238095238">
                <text:p>0.988095238095238</text:p>
              </table:table-cell>
              <table:table-cell office:value-type="float" office:value="359.738095238095">
                <text:p>359.738095238095</text:p>
              </table:table-cell>
              <table:table-cell office:value-type="float" office:value="8.74126190476191">
                <text:p>8.74126190476191</text:p>
              </table:table-cell>
              <table:table-cell office:value-type="float" office:value="3.8452380952381">
                <text:p>3.8452380952381</text:p>
              </table:table-cell>
              <table:table-cell office:value-type="float" office:value="14.0261904761905">
                <text:p>14.0261904761905</text:p>
              </table:table-cell>
            </table:table-row>
            <table:table-row>
              <table:table-cell office:value-type="string">
                <text:p>14</text:p>
              </table:table-cell>
              <table:table-cell office:value-type="float" office:value="13">
                <text:p>13</text:p>
              </table:table-cell>
              <table:table-cell office:value-type="float" office:value="0.993975903614458">
                <text:p>0.993975903614458</text:p>
              </table:table-cell>
              <table:table-cell office:value-type="float" office:value="1341.39156626506">
                <text:p>1341.39156626506</text:p>
              </table:table-cell>
              <table:table-cell office:value-type="float" office:value="9.65839156626507">
                <text:p>9.65839156626507</text:p>
              </table:table-cell>
              <table:table-cell office:value-type="float" office:value="3.65060240963855">
                <text:p>3.65060240963855</text:p>
              </table:table-cell>
              <table:table-cell office:value-type="float" office:value="12.2463855421687">
                <text:p>12.2463855421687</text:p>
              </table:table-cell>
            </table:table-row>
            <table:table-row>
              <table:table-cell office:value-type="string">
                <text:p>15</text:p>
              </table:table-cell>
              <table:table-cell office:value-type="float" office:value="14">
                <text:p>14</text:p>
              </table:table-cell>
              <table:table-cell office:value-type="float" office:value="0.996969696969697">
                <text:p>0.996969696969697</text:p>
              </table:table-cell>
              <table:table-cell office:value-type="float" office:value="4958.72121212121">
                <text:p>4958.72121212121</text:p>
              </table:table-cell>
              <table:table-cell office:value-type="float" office:value="19.0706090909091">
                <text:p>19.0706090909091</text:p>
              </table:table-cell>
              <table:table-cell office:value-type="float" office:value="3.64242424242424">
                <text:p>3.64242424242424</text:p>
              </table:table-cell>
              <table:table-cell office:value-type="float" office:value="12.420303030303">
                <text:p>12.420303030303</text:p>
              </table:table-cell>
            </table:table-row>
            <table:table-row>
              <table:table-cell office:value-type="string">
                <text:p>16</text:p>
              </table:table-cell>
              <table:table-cell office:value-type="float" office:value="15">
                <text:p>15</text:p>
              </table:table-cell>
              <table:table-cell office:value-type="float" office:value="0.998477929984779">
                <text:p>0.998477929984779</text:p>
              </table:table-cell>
              <table:table-cell office:value-type="float" office:value="2299.22374429224">
                <text:p>2299.22374429224</text:p>
              </table:table-cell>
              <table:table-cell office:value-type="float" office:value="14.8462922374429">
                <text:p>14.8462922374429</text:p>
              </table:table-cell>
              <table:table-cell office:value-type="float" office:value="3.76103500761035">
                <text:p>3.76103500761035</text:p>
              </table:table-cell>
              <table:table-cell office:value-type="float" office:value="12.4190258751903">
                <text:p>12.4190258751903</text:p>
              </table:table-cell>
            </table:table-row>
            <table:table-row>
              <table:table-cell office:value-type="string">
                <text:p>17</text:p>
              </table:table-cell>
              <table:table-cell office:value-type="float" office:value="16">
                <text:p>16</text:p>
              </table:table-cell>
              <table:table-cell office:value-type="float" office:value="0.999237804878049">
                <text:p>0.999237804878049</text:p>
              </table:table-cell>
              <table:table-cell office:value-type="float" office:value="978.770579268293">
                <text:p>978.770579268293</text:p>
              </table:table-cell>
              <table:table-cell office:value-type="float" office:value="9.97853048780488">
                <text:p>9.97853048780488</text:p>
              </table:table-cell>
              <table:table-cell office:value-type="float" office:value="3.68330792682927">
                <text:p>3.68330792682927</text:p>
              </table:table-cell>
              <table:table-cell office:value-type="float" office:value="11.771875">
                <text:p>11.771875</text:p>
              </table:table-cell>
            </table:table-row>
            <table:table-row>
              <table:table-cell office:value-type="string">
                <text:p>18</text:p>
              </table:table-cell>
              <table:table-cell office:value-type="float" office:value="17">
                <text:p>17</text:p>
              </table:table-cell>
              <table:table-cell office:value-type="float" office:value="0.999618757148304">
                <text:p>0.999618757148304</text:p>
              </table:table-cell>
              <table:table-cell office:value-type="float" office:value="1142.90621425848">
                <text:p>1142.90621425848</text:p>
              </table:table-cell>
              <table:table-cell office:value-type="float" office:value="8.86510331681282">
                <text:p>8.86510331681282</text:p>
              </table:table-cell>
              <table:table-cell office:value-type="float" office:value="3.71845215402211">
                <text:p>3.71845215402211</text:p>
              </table:table-cell>
              <table:table-cell office:value-type="float" office:value="12.8509721692718">
                <text:p>12.8509721692718</text:p>
              </table:table-cell>
            </table:table-row>
            <table:table-row>
              <table:table-cell office:value-type="string">
                <text:p>19</text:p>
              </table:table-cell>
              <table:table-cell office:value-type="float" office:value="18">
                <text:p>18</text:p>
              </table:table-cell>
              <table:table-cell office:value-type="float" office:value="0.999809342230696">
                <text:p>0.999809342230696</text:p>
              </table:table-cell>
              <table:table-cell office:value-type="float" office:value="1027.38284080076">
                <text:p>1027.38284080076</text:p>
              </table:table-cell>
              <table:table-cell office:value-type="float" office:value="9.94326863679695">
                <text:p>9.94326863679695</text:p>
              </table:table-cell>
              <table:table-cell office:value-type="float" office:value="3.63727359389895">
                <text:p>3.63727359389895</text:p>
              </table:table-cell>
              <table:table-cell office:value-type="float" office:value="11.8998284080076">
                <text:p>11.8998284080076</text:p>
              </table:table-cell>
            </table:table-row>
            <table:table-row>
              <table:table-cell office:value-type="string">
                <text:p>20</text:p>
              </table:table-cell>
              <table:table-cell office:value-type="float" office:value="19">
                <text:p>19</text:p>
              </table:table-cell>
              <table:table-cell office:value-type="float" office:value="0.99990465293669">
                <text:p>0.99990465293669</text:p>
              </table:table-cell>
              <table:table-cell office:value-type="float" office:value="1123.06111746758">
                <text:p>1123.06111746758</text:p>
              </table:table-cell>
              <table:table-cell office:value-type="float" office:value="9.46298255148742">
                <text:p>9.46298255148742</text:p>
              </table:table-cell>
              <table:table-cell office:value-type="float" office:value="3.78666094584287">
                <text:p>3.78666094584287</text:p>
              </table:table-cell>
              <table:table-cell office:value-type="float" office:value="11.709649122807">
                <text:p>11.709649122807</text:p>
              </table:table-cell>
            </table:table-row>
            <table:table-row>
              <table:table-cell office:value-type="string">
                <text:p>21</text:p>
              </table:table-cell>
              <table:table-cell office:value-type="float" office:value="20">
                <text:p>20</text:p>
              </table:table-cell>
              <table:table-cell office:value-type="float" office:value="0.99995232192238">
                <text:p>0.99995232192238</text:p>
              </table:table-cell>
              <table:table-cell office:value-type="float" office:value="267.62038714599">
                <text:p>267.62038714599</text:p>
              </table:table-cell>
              <table:table-cell office:value-type="float" office:value="7.40981338800419">
                <text:p>7.40981338800419</text:p>
              </table:table-cell>
              <table:table-cell office:value-type="float" office:value="3.62231810813388">
                <text:p>3.62231810813388</text:p>
              </table:table-cell>
              <table:table-cell office:value-type="float" office:value="10.8898207304282">
                <text:p>10.889820730428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5.456cm" svg:y="0.314cm" chart:style-name="ch2">
          <text:p>Sequential for LP tabular</text:p>
        </chart:title>
        <chart:legend chart:legend-position="end" svg:x="13.532cm" svg:y="3.194cm" style:legend-expansion="high" chart:style-name="ch3"/>
        <chart:plot-area chart:style-name="ch4" chart:data-source-has-labels="both" svg:x="1.334cm" svg:y="1.278cm" svg:width="11.879cm" svg:height="6.557cm">
          <chartooo:coordinate-region svg:x="2.334cm" svg:y="1.479cm" svg:width="10.69cm" svg:height="5.705cm"/>
          <chart:axis chart:dimension="x" chart:name="primary-x" chart:style-name="ch5" chartooo:axis-type="auto">
            <chart:title svg:x="6.654cm" svg:y="8.014cm" chart:style-name="ch6">
              <text:p>log2(m)</text:p>
            </chart:title>
            <chart:categories table:cell-range-address="local-table.$A$2:.$A$22"/>
          </chart:axis>
          <chart:axis chart:dimension="y" chart:name="primary-y" chart:style-name="ch5">
            <chart:title svg:x="0.451cm" svg:y="5.455cm" chart:style-name="ch7">
              <text:p>mean steps</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series chart:style-name="ch10" chart:values-cell-range-address="local-table.$D$2:.$D$22" chart:label-cell-address="local-table.$D$1" chart:class="chart:scatter">
            <chart:data-point chart:repeated="21"/>
          </chart:series>
          <chart:series chart:style-name="ch11" chart:values-cell-range-address="local-table.$E$2:.$E$22" chart:label-cell-address="local-table.$E$1" chart:class="chart:scatter">
            <chart:data-point chart:repeated="21"/>
          </chart:series>
          <chart:series chart:style-name="ch12" chart:values-cell-range-address="local-table.$F$2:.$F$22" chart:label-cell-address="local-table.$F$1" chart:class="chart:scatter">
            <chart:data-point chart:repeated="21"/>
          </chart:series>
          <chart:series chart:style-name="ch13" chart:values-cell-range-address="local-table.$G$2:.$G$22" chart:label-cell-address="local-table.$G$1" chart:class="chart:scatter">
            <chart:data-point chart:repeated="21"/>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ave</text:p>
              </table:table-cell>
              <table:table-cell office:value-type="string">
                <text:p>median</text:p>
              </table:table-cell>
              <table:table-cell office:value-type="string">
                <text:p>90th</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
              <table:table-cell office:value-type="string">
                <text:p>2</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7505">
                <text:p>0.7505</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2">
                <text:p>2</text:p>
              </table:table-cell>
              <table:table-cell office:value-type="float" office:value="0.5">
                <text:p>0.5</text:p>
              </table:table-cell>
              <table:table-cell office:value-type="float" office:value="2">
                <text:p>2</text:p>
              </table:table-cell>
              <table:table-cell office:value-type="float" office:value="1.2465">
                <text:p>1.2465</text:p>
              </table:table-cell>
              <table:table-cell office:value-type="float" office:value="1">
                <text:p>1</text:p>
              </table:table-cell>
              <table:table-cell office:value-type="float" office:value="2">
                <text:p>2</text:p>
              </table:table-cell>
            </table:table-row>
            <table:table-row>
              <table:table-cell office:value-type="string">
                <text:p>4</text:p>
              </table:table-cell>
              <table:table-cell office:value-type="float" office:value="3">
                <text:p>3</text:p>
              </table:table-cell>
              <table:table-cell office:value-type="float" office:value="0.5">
                <text:p>0.5</text:p>
              </table:table-cell>
              <table:table-cell office:value-type="float" office:value="4">
                <text:p>4</text:p>
              </table:table-cell>
              <table:table-cell office:value-type="float" office:value="2.1785">
                <text:p>2.1785</text:p>
              </table:table-cell>
              <table:table-cell office:value-type="float" office:value="2">
                <text:p>2</text:p>
              </table:table-cell>
              <table:table-cell office:value-type="float" office:value="4">
                <text:p>4</text:p>
              </table:table-cell>
            </table:table-row>
            <table:table-row>
              <table:table-cell office:value-type="string">
                <text:p>5</text:p>
              </table:table-cell>
              <table:table-cell office:value-type="float" office:value="4">
                <text:p>4</text:p>
              </table:table-cell>
              <table:table-cell office:value-type="float" office:value="0.5">
                <text:p>0.5</text:p>
              </table:table-cell>
              <table:table-cell office:value-type="float" office:value="7.5">
                <text:p>7.5</text:p>
              </table:table-cell>
              <table:table-cell office:value-type="float" office:value="3.28638028638029">
                <text:p>3.28638028638029</text:p>
              </table:table-cell>
              <table:table-cell office:value-type="float" office:value="3">
                <text:p>3</text:p>
              </table:table-cell>
              <table:table-cell office:value-type="float" office:value="6.5">
                <text:p>6.5</text:p>
              </table:table-cell>
            </table:table-row>
            <table:table-row>
              <table:table-cell office:value-type="string">
                <text:p>6</text:p>
              </table:table-cell>
              <table:table-cell office:value-type="float" office:value="5">
                <text:p>5</text:p>
              </table:table-cell>
              <table:table-cell office:value-type="float" office:value="0.666666666666667">
                <text:p>0.666666666666667</text:p>
              </table:table-cell>
              <table:table-cell office:value-type="float" office:value="19">
                <text:p>19</text:p>
              </table:table-cell>
              <table:table-cell office:value-type="float" office:value="6.89166666666667">
                <text:p>6.89166666666667</text:p>
              </table:table-cell>
              <table:table-cell office:value-type="float" office:value="6.33333333333333">
                <text:p>6.33333333333333</text:p>
              </table:table-cell>
              <table:table-cell office:value-type="float" office:value="12.6666666666667">
                <text:p>12.6666666666667</text:p>
              </table:table-cell>
            </table:table-row>
            <table:table-row>
              <table:table-cell office:value-type="string">
                <text:p>7</text:p>
              </table:table-cell>
              <table:table-cell office:value-type="float" office:value="6">
                <text:p>6</text:p>
              </table:table-cell>
              <table:table-cell office:value-type="float" office:value="1">
                <text:p>1</text:p>
              </table:table-cell>
              <table:table-cell office:value-type="float" office:value="37">
                <text:p>37</text:p>
              </table:table-cell>
              <table:table-cell office:value-type="float" office:value="11.6">
                <text:p>11.6</text:p>
              </table:table-cell>
              <table:table-cell office:value-type="float" office:value="10.75">
                <text:p>10.75</text:p>
              </table:table-cell>
              <table:table-cell office:value-type="float" office:value="20.25">
                <text:p>20.25</text:p>
              </table:table-cell>
            </table:table-row>
            <table:table-row>
              <table:table-cell office:value-type="string">
                <text:p>8</text:p>
              </table:table-cell>
              <table:table-cell office:value-type="float" office:value="7">
                <text:p>7</text:p>
              </table:table-cell>
              <table:table-cell office:value-type="float" office:value="1.2">
                <text:p>1.2</text:p>
              </table:table-cell>
              <table:table-cell office:value-type="float" office:value="64">
                <text:p>64</text:p>
              </table:table-cell>
              <table:table-cell office:value-type="float" office:value="16.7434">
                <text:p>16.7434</text:p>
              </table:table-cell>
              <table:table-cell office:value-type="float" office:value="14.6">
                <text:p>14.6</text:p>
              </table:table-cell>
              <table:table-cell office:value-type="float" office:value="30.8">
                <text:p>30.8</text:p>
              </table:table-cell>
            </table:table-row>
            <table:table-row>
              <table:table-cell office:value-type="string">
                <text:p>9</text:p>
              </table:table-cell>
              <table:table-cell office:value-type="float" office:value="8">
                <text:p>8</text:p>
              </table:table-cell>
              <table:table-cell office:value-type="float" office:value="1">
                <text:p>1</text:p>
              </table:table-cell>
              <table:table-cell office:value-type="float" office:value="94">
                <text:p>94</text:p>
              </table:table-cell>
              <table:table-cell office:value-type="float" office:value="23.9985714285714">
                <text:p>23.9985714285714</text:p>
              </table:table-cell>
              <table:table-cell office:value-type="float" office:value="21.0714285714286">
                <text:p>21.0714285714286</text:p>
              </table:table-cell>
              <table:table-cell office:value-type="float" office:value="42">
                <text:p>42</text:p>
              </table:table-cell>
            </table:table-row>
            <table:table-row>
              <table:table-cell office:value-type="string">
                <text:p>10</text:p>
              </table:table-cell>
              <table:table-cell office:value-type="float" office:value="9">
                <text:p>9</text:p>
              </table:table-cell>
              <table:table-cell office:value-type="float" office:value="5.41666666666667">
                <text:p>5.41666666666667</text:p>
              </table:table-cell>
              <table:table-cell office:value-type="float" office:value="146.5">
                <text:p>146.5</text:p>
              </table:table-cell>
              <table:table-cell office:value-type="float" office:value="32.0278333333333">
                <text:p>32.0278333333333</text:p>
              </table:table-cell>
              <table:table-cell office:value-type="float" office:value="26.5833333333333">
                <text:p>26.5833333333333</text:p>
              </table:table-cell>
              <table:table-cell office:value-type="float" office:value="60.925">
                <text:p>60.925</text:p>
              </table:table-cell>
            </table:table-row>
            <table:table-row>
              <table:table-cell office:value-type="string">
                <text:p>11</text:p>
              </table:table-cell>
              <table:table-cell office:value-type="float" office:value="10">
                <text:p>10</text:p>
              </table:table-cell>
              <table:table-cell office:value-type="float" office:value="8.45454545454546">
                <text:p>8.45454545454546</text:p>
              </table:table-cell>
              <table:table-cell office:value-type="float" office:value="270">
                <text:p>270</text:p>
              </table:table-cell>
              <table:table-cell office:value-type="float" office:value="40.9065454545455">
                <text:p>40.9065454545455</text:p>
              </table:table-cell>
              <table:table-cell office:value-type="float" office:value="32.7727272727273">
                <text:p>32.7727272727273</text:p>
              </table:table-cell>
              <table:table-cell office:value-type="float" office:value="68.9272727272727">
                <text:p>68.9272727272727</text:p>
              </table:table-cell>
            </table:table-row>
            <table:table-row>
              <table:table-cell office:value-type="string">
                <text:p>12</text:p>
              </table:table-cell>
              <table:table-cell office:value-type="float" office:value="11">
                <text:p>11</text:p>
              </table:table-cell>
              <table:table-cell office:value-type="float" office:value="13.6046511627907">
                <text:p>13.6046511627907</text:p>
              </table:table-cell>
              <table:table-cell office:value-type="float" office:value="268.93023255814">
                <text:p>268.93023255814</text:p>
              </table:table-cell>
              <table:table-cell office:value-type="float" office:value="44.4702325581395">
                <text:p>44.4702325581395</text:p>
              </table:table-cell>
              <table:table-cell office:value-type="float" office:value="37.6395348837209">
                <text:p>37.6395348837209</text:p>
              </table:table-cell>
              <table:table-cell office:value-type="float" office:value="71.3976744186047">
                <text:p>71.3976744186047</text:p>
              </table:table-cell>
            </table:table-row>
            <table:table-row>
              <table:table-cell office:value-type="string">
                <text:p>13</text:p>
              </table:table-cell>
              <table:table-cell office:value-type="float" office:value="12">
                <text:p>12</text:p>
              </table:table-cell>
              <table:table-cell office:value-type="float" office:value="17.3333333333333">
                <text:p>17.3333333333333</text:p>
              </table:table-cell>
              <table:table-cell office:value-type="float" office:value="304.523809523809">
                <text:p>304.523809523809</text:p>
              </table:table-cell>
              <table:table-cell office:value-type="float" office:value="48.3108095238095">
                <text:p>48.3108095238095</text:p>
              </table:table-cell>
              <table:table-cell office:value-type="float" office:value="40.7857142857143">
                <text:p>40.7857142857143</text:p>
              </table:table-cell>
              <table:table-cell office:value-type="float" office:value="73.8738095238095">
                <text:p>73.8738095238095</text:p>
              </table:table-cell>
            </table:table-row>
            <table:table-row>
              <table:table-cell office:value-type="string">
                <text:p>14</text:p>
              </table:table-cell>
              <table:table-cell office:value-type="float" office:value="13">
                <text:p>13</text:p>
              </table:table-cell>
              <table:table-cell office:value-type="float" office:value="24.4698795180723">
                <text:p>24.4698795180723</text:p>
              </table:table-cell>
              <table:table-cell office:value-type="float" office:value="263.186746987952">
                <text:p>263.186746987952</text:p>
              </table:table-cell>
              <table:table-cell office:value-type="float" office:value="49.6803915662652">
                <text:p>49.6803915662652</text:p>
              </table:table-cell>
              <table:table-cell office:value-type="float" office:value="44.644578313253">
                <text:p>44.644578313253</text:p>
              </table:table-cell>
              <table:table-cell office:value-type="float" office:value="69.983734939759">
                <text:p>69.983734939759</text:p>
              </table:table-cell>
            </table:table-row>
            <table:table-row>
              <table:table-cell office:value-type="string">
                <text:p>15</text:p>
              </table:table-cell>
              <table:table-cell office:value-type="float" office:value="14">
                <text:p>14</text:p>
              </table:table-cell>
              <table:table-cell office:value-type="float" office:value="27.8363636363636">
                <text:p>27.8363636363636</text:p>
              </table:table-cell>
              <table:table-cell office:value-type="float" office:value="271.860606060606">
                <text:p>271.860606060606</text:p>
              </table:table-cell>
              <table:table-cell office:value-type="float" office:value="50.6491666666666">
                <text:p>50.6491666666666</text:p>
              </table:table-cell>
              <table:table-cell office:value-type="float" office:value="47.5045454545455">
                <text:p>47.5045454545455</text:p>
              </table:table-cell>
              <table:table-cell office:value-type="float" office:value="66.5790909090909">
                <text:p>66.5790909090909</text:p>
              </table:table-cell>
            </table:table-row>
            <table:table-row>
              <table:table-cell office:value-type="string">
                <text:p>16</text:p>
              </table:table-cell>
              <table:table-cell office:value-type="float" office:value="15">
                <text:p>15</text:p>
              </table:table-cell>
              <table:table-cell office:value-type="float" office:value="32.3165905631659">
                <text:p>32.3165905631659</text:p>
              </table:table-cell>
              <table:table-cell office:value-type="float" office:value="122.255707762557">
                <text:p>122.255707762557</text:p>
              </table:table-cell>
              <table:table-cell office:value-type="float" office:value="51.1647987623685">
                <text:p>51.1647987623685</text:p>
              </table:table-cell>
              <table:table-cell office:value-type="float" office:value="50.5149694889397">
                <text:p>50.5149694889397</text:p>
              </table:table-cell>
              <table:table-cell office:value-type="float" office:value="56.1272549517348">
                <text:p>56.1272549517348</text:p>
              </table:table-cell>
            </table:table-row>
            <table:table-row>
              <table:table-cell office:value-type="string">
                <text:p>17</text:p>
              </table:table-cell>
              <table:table-cell office:value-type="float" office:value="16">
                <text:p>16</text:p>
              </table:table-cell>
              <table:table-cell office:value-type="float" office:value="0.999237804878049">
                <text:p>0.999237804878049</text:p>
              </table:table-cell>
              <table:table-cell office:value-type="float" office:value="204.334603658537">
                <text:p>204.334603658537</text:p>
              </table:table-cell>
              <table:table-cell office:value-type="float" office:value="25.9076121892058">
                <text:p>25.9076121892058</text:p>
              </table:table-cell>
              <table:table-cell office:value-type="float" office:value="9.06821646341464">
                <text:p>9.06821646341464</text:p>
              </table:table-cell>
              <table:table-cell office:value-type="float" office:value="53.1269714885096">
                <text:p>53.1269714885096</text:p>
              </table:table-cell>
            </table:table-row>
            <table:table-row>
              <table:table-cell office:value-type="string">
                <text:p>18</text:p>
              </table:table-cell>
              <table:table-cell office:value-type="float" office:value="17">
                <text:p>17</text:p>
              </table:table-cell>
              <table:table-cell office:value-type="float" office:value="0.999618757148304">
                <text:p>0.999618757148304</text:p>
              </table:table-cell>
              <table:table-cell office:value-type="float" office:value="3315.00114372856">
                <text:p>3315.00114372856</text:p>
              </table:table-cell>
              <table:table-cell office:value-type="float" office:value="14.8854491040793">
                <text:p>14.8854491040793</text:p>
              </table:table-cell>
              <table:table-cell office:value-type="float" office:value="3.83873427373237">
                <text:p>3.83873427373237</text:p>
              </table:table-cell>
              <table:table-cell office:value-type="float" office:value="13.4430041936714">
                <text:p>13.4430041936714</text:p>
              </table:table-cell>
            </table:table-row>
            <table:table-row>
              <table:table-cell office:value-type="string">
                <text:p>19</text:p>
              </table:table-cell>
              <table:table-cell office:value-type="float" office:value="18">
                <text:p>18</text:p>
              </table:table-cell>
              <table:table-cell office:value-type="float" office:value="0.999809342230696">
                <text:p>0.999809342230696</text:p>
              </table:table-cell>
              <table:table-cell office:value-type="float" office:value="970.621163012393">
                <text:p>970.621163012393</text:p>
              </table:table-cell>
              <table:table-cell office:value-type="float" office:value="9.76413346043852">
                <text:p>9.76413346043852</text:p>
              </table:table-cell>
              <table:table-cell office:value-type="float" office:value="3.67959961868446">
                <text:p>3.67959961868446</text:p>
              </table:table-cell>
              <table:table-cell office:value-type="float" office:value="11.3553860819828">
                <text:p>11.3553860819828</text:p>
              </table:table-cell>
            </table:table-row>
            <table:table-row>
              <table:table-cell office:value-type="string">
                <text:p>20</text:p>
              </table:table-cell>
              <table:table-cell office:value-type="float" office:value="19">
                <text:p>19</text:p>
              </table:table-cell>
              <table:table-cell office:value-type="float" office:value="0.99990465293669">
                <text:p>0.99990465293669</text:p>
              </table:table-cell>
              <table:table-cell office:value-type="float" office:value="1975.7754576659">
                <text:p>1975.7754576659</text:p>
              </table:table-cell>
              <table:table-cell office:value-type="float" office:value="11.219441266209">
                <text:p>11.219441266209</text:p>
              </table:table-cell>
              <table:table-cell office:value-type="float" office:value="3.71748665141113">
                <text:p>3.71748665141113</text:p>
              </table:table-cell>
              <table:table-cell office:value-type="float" office:value="12.8844012204424">
                <text:p>12.8844012204424</text:p>
              </table:table-cell>
            </table:table-row>
            <table:table-row>
              <table:table-cell office:value-type="string">
                <text:p>21</text:p>
              </table:table-cell>
              <table:table-cell office:value-type="float" office:value="20">
                <text:p>20</text:p>
              </table:table-cell>
              <table:table-cell office:value-type="float" office:value="0.99995232192238">
                <text:p>0.99995232192238</text:p>
              </table:table-cell>
              <table:table-cell office:value-type="float" office:value="567.588681224373">
                <text:p>567.588681224373</text:p>
              </table:table-cell>
              <table:table-cell office:value-type="float" office:value="9.98499351578145">
                <text:p>9.98499351578145</text:p>
              </table:table-cell>
              <table:table-cell office:value-type="float" office:value="3.70108229236197">
                <text:p>3.70108229236197</text:p>
              </table:table-cell>
              <table:table-cell office:value-type="float" office:value="13.5269857919329">
                <text:p>13.526985791932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5.456cm" svg:y="0.314cm" chart:style-name="ch2">
          <text:p>Sequential for LP tabular</text:p>
        </chart:title>
        <chart:legend chart:legend-position="end" svg:x="13.532cm" svg:y="3.194cm" style:legend-expansion="high" chart:style-name="ch3"/>
        <chart:plot-area chart:style-name="ch4" chart:data-source-has-labels="both" svg:x="1.334cm" svg:y="1.278cm" svg:width="11.879cm" svg:height="6.557cm">
          <chartooo:coordinate-region svg:x="2.066cm" svg:y="1.479cm" svg:width="10.503cm" svg:height="5.705cm"/>
          <chart:axis chart:dimension="x" chart:name="primary-x" chart:style-name="ch5" chartooo:axis-type="auto">
            <chart:title svg:x="6.654cm" svg:y="8.014cm" chart:style-name="ch6">
              <text:p>log2(m)</text:p>
            </chart:title>
            <chart:categories table:cell-range-address="local-table.$A$2:.$A$22"/>
          </chart:axis>
          <chart:axis chart:dimension="y" chart:name="primary-y" chart:style-name="ch7">
            <chart:title svg:x="0.527cm" svg:y="4.932cm" chart:style-name="ch8">
              <text:p>log(steps)</text:p>
            </chart:title>
            <chart:grid chart:style-name="ch9" chart:class="major"/>
          </chart:axis>
          <chart:series chart:style-name="ch10" chart:values-cell-range-address="local-table.$C$2:.$C$22" chart:label-cell-address="local-table.$C$1" chart:class="chart:scatter">
            <chart:domain table:cell-range-address="local-table.$B$2:.$B$22"/>
            <chart:data-point chart:repeated="21"/>
          </chart:series>
          <chart:series chart:style-name="ch11" chart:values-cell-range-address="local-table.$D$2:.$D$22" chart:label-cell-address="local-table.$D$1" chart:class="chart:scatter">
            <chart:data-point chart:repeated="21"/>
          </chart:series>
          <chart:series chart:style-name="ch12" chart:values-cell-range-address="local-table.$E$2:.$E$22" chart:label-cell-address="local-table.$E$1" chart:class="chart:scatter">
            <chart:data-point chart:repeated="21"/>
          </chart:series>
          <chart:series chart:style-name="ch13" chart:values-cell-range-address="local-table.$F$2:.$F$22" chart:label-cell-address="local-table.$F$1" chart:class="chart:scatter">
            <chart:data-point chart:repeated="21"/>
          </chart:series>
          <chart:series chart:style-name="ch14" chart:values-cell-range-address="local-table.$G$2:.$G$22" chart:label-cell-address="local-table.$G$1" chart:class="chart:scatter">
            <chart:data-point chart:repeated="21"/>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min</text:p>
              </table:table-cell>
              <table:table-cell office:value-type="string">
                <text:p>max</text:p>
              </table:table-cell>
              <table:table-cell office:value-type="string">
                <text:p>ave</text:p>
              </table:table-cell>
              <table:table-cell office:value-type="string">
                <text:p>median</text:p>
              </table:table-cell>
              <table:table-cell office:value-type="string">
                <text:p>90th</text:p>
              </table:table-cell>
            </table:table-row>
          </table:table-header-rows>
          <table:table-rows>
            <table:table-row>
              <table:table-cell office:value-type="string">
                <text:p>1</text:p>
              </table:table-cell>
              <table:table-cell office:value-type="float" office:value="0">
                <text:p>0</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
              <table:table-cell office:value-type="string">
                <text:p>2</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7505">
                <text:p>0.7505</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2">
                <text:p>2</text:p>
              </table:table-cell>
              <table:table-cell office:value-type="float" office:value="0.5">
                <text:p>0.5</text:p>
              </table:table-cell>
              <table:table-cell office:value-type="float" office:value="2">
                <text:p>2</text:p>
              </table:table-cell>
              <table:table-cell office:value-type="float" office:value="1.2465">
                <text:p>1.2465</text:p>
              </table:table-cell>
              <table:table-cell office:value-type="float" office:value="1">
                <text:p>1</text:p>
              </table:table-cell>
              <table:table-cell office:value-type="float" office:value="2">
                <text:p>2</text:p>
              </table:table-cell>
            </table:table-row>
            <table:table-row>
              <table:table-cell office:value-type="string">
                <text:p>4</text:p>
              </table:table-cell>
              <table:table-cell office:value-type="float" office:value="3">
                <text:p>3</text:p>
              </table:table-cell>
              <table:table-cell office:value-type="float" office:value="0.5">
                <text:p>0.5</text:p>
              </table:table-cell>
              <table:table-cell office:value-type="float" office:value="4">
                <text:p>4</text:p>
              </table:table-cell>
              <table:table-cell office:value-type="float" office:value="2.1785">
                <text:p>2.1785</text:p>
              </table:table-cell>
              <table:table-cell office:value-type="float" office:value="2">
                <text:p>2</text:p>
              </table:table-cell>
              <table:table-cell office:value-type="float" office:value="4">
                <text:p>4</text:p>
              </table:table-cell>
            </table:table-row>
            <table:table-row>
              <table:table-cell office:value-type="string">
                <text:p>5</text:p>
              </table:table-cell>
              <table:table-cell office:value-type="float" office:value="4">
                <text:p>4</text:p>
              </table:table-cell>
              <table:table-cell office:value-type="float" office:value="0.5">
                <text:p>0.5</text:p>
              </table:table-cell>
              <table:table-cell office:value-type="float" office:value="7.5">
                <text:p>7.5</text:p>
              </table:table-cell>
              <table:table-cell office:value-type="float" office:value="3.28638028638029">
                <text:p>3.28638028638029</text:p>
              </table:table-cell>
              <table:table-cell office:value-type="float" office:value="3">
                <text:p>3</text:p>
              </table:table-cell>
              <table:table-cell office:value-type="float" office:value="6.5">
                <text:p>6.5</text:p>
              </table:table-cell>
            </table:table-row>
            <table:table-row>
              <table:table-cell office:value-type="string">
                <text:p>6</text:p>
              </table:table-cell>
              <table:table-cell office:value-type="float" office:value="5">
                <text:p>5</text:p>
              </table:table-cell>
              <table:table-cell office:value-type="float" office:value="0.666666666666667">
                <text:p>0.666666666666667</text:p>
              </table:table-cell>
              <table:table-cell office:value-type="float" office:value="19">
                <text:p>19</text:p>
              </table:table-cell>
              <table:table-cell office:value-type="float" office:value="6.89166666666667">
                <text:p>6.89166666666667</text:p>
              </table:table-cell>
              <table:table-cell office:value-type="float" office:value="6.33333333333333">
                <text:p>6.33333333333333</text:p>
              </table:table-cell>
              <table:table-cell office:value-type="float" office:value="12.6666666666667">
                <text:p>12.6666666666667</text:p>
              </table:table-cell>
            </table:table-row>
            <table:table-row>
              <table:table-cell office:value-type="string">
                <text:p>7</text:p>
              </table:table-cell>
              <table:table-cell office:value-type="float" office:value="6">
                <text:p>6</text:p>
              </table:table-cell>
              <table:table-cell office:value-type="float" office:value="1">
                <text:p>1</text:p>
              </table:table-cell>
              <table:table-cell office:value-type="float" office:value="37">
                <text:p>37</text:p>
              </table:table-cell>
              <table:table-cell office:value-type="float" office:value="11.6">
                <text:p>11.6</text:p>
              </table:table-cell>
              <table:table-cell office:value-type="float" office:value="10.75">
                <text:p>10.75</text:p>
              </table:table-cell>
              <table:table-cell office:value-type="float" office:value="20.25">
                <text:p>20.25</text:p>
              </table:table-cell>
            </table:table-row>
            <table:table-row>
              <table:table-cell office:value-type="string">
                <text:p>8</text:p>
              </table:table-cell>
              <table:table-cell office:value-type="float" office:value="7">
                <text:p>7</text:p>
              </table:table-cell>
              <table:table-cell office:value-type="float" office:value="1.2">
                <text:p>1.2</text:p>
              </table:table-cell>
              <table:table-cell office:value-type="float" office:value="64">
                <text:p>64</text:p>
              </table:table-cell>
              <table:table-cell office:value-type="float" office:value="16.7434">
                <text:p>16.7434</text:p>
              </table:table-cell>
              <table:table-cell office:value-type="float" office:value="14.6">
                <text:p>14.6</text:p>
              </table:table-cell>
              <table:table-cell office:value-type="float" office:value="30.8">
                <text:p>30.8</text:p>
              </table:table-cell>
            </table:table-row>
            <table:table-row>
              <table:table-cell office:value-type="string">
                <text:p>9</text:p>
              </table:table-cell>
              <table:table-cell office:value-type="float" office:value="8">
                <text:p>8</text:p>
              </table:table-cell>
              <table:table-cell office:value-type="float" office:value="1">
                <text:p>1</text:p>
              </table:table-cell>
              <table:table-cell office:value-type="float" office:value="94">
                <text:p>94</text:p>
              </table:table-cell>
              <table:table-cell office:value-type="float" office:value="23.9985714285714">
                <text:p>23.9985714285714</text:p>
              </table:table-cell>
              <table:table-cell office:value-type="float" office:value="21.0714285714286">
                <text:p>21.0714285714286</text:p>
              </table:table-cell>
              <table:table-cell office:value-type="float" office:value="42">
                <text:p>42</text:p>
              </table:table-cell>
            </table:table-row>
            <table:table-row>
              <table:table-cell office:value-type="string">
                <text:p>10</text:p>
              </table:table-cell>
              <table:table-cell office:value-type="float" office:value="9">
                <text:p>9</text:p>
              </table:table-cell>
              <table:table-cell office:value-type="float" office:value="5.41666666666667">
                <text:p>5.41666666666667</text:p>
              </table:table-cell>
              <table:table-cell office:value-type="float" office:value="146.5">
                <text:p>146.5</text:p>
              </table:table-cell>
              <table:table-cell office:value-type="float" office:value="32.0278333333333">
                <text:p>32.0278333333333</text:p>
              </table:table-cell>
              <table:table-cell office:value-type="float" office:value="26.5833333333333">
                <text:p>26.5833333333333</text:p>
              </table:table-cell>
              <table:table-cell office:value-type="float" office:value="60.925">
                <text:p>60.925</text:p>
              </table:table-cell>
            </table:table-row>
            <table:table-row>
              <table:table-cell office:value-type="string">
                <text:p>11</text:p>
              </table:table-cell>
              <table:table-cell office:value-type="float" office:value="10">
                <text:p>10</text:p>
              </table:table-cell>
              <table:table-cell office:value-type="float" office:value="8.45454545454546">
                <text:p>8.45454545454546</text:p>
              </table:table-cell>
              <table:table-cell office:value-type="float" office:value="270">
                <text:p>270</text:p>
              </table:table-cell>
              <table:table-cell office:value-type="float" office:value="40.9065454545455">
                <text:p>40.9065454545455</text:p>
              </table:table-cell>
              <table:table-cell office:value-type="float" office:value="32.7727272727273">
                <text:p>32.7727272727273</text:p>
              </table:table-cell>
              <table:table-cell office:value-type="float" office:value="68.9272727272727">
                <text:p>68.9272727272727</text:p>
              </table:table-cell>
            </table:table-row>
            <table:table-row>
              <table:table-cell office:value-type="string">
                <text:p>12</text:p>
              </table:table-cell>
              <table:table-cell office:value-type="float" office:value="11">
                <text:p>11</text:p>
              </table:table-cell>
              <table:table-cell office:value-type="float" office:value="13.6046511627907">
                <text:p>13.6046511627907</text:p>
              </table:table-cell>
              <table:table-cell office:value-type="float" office:value="268.93023255814">
                <text:p>268.93023255814</text:p>
              </table:table-cell>
              <table:table-cell office:value-type="float" office:value="44.4702325581395">
                <text:p>44.4702325581395</text:p>
              </table:table-cell>
              <table:table-cell office:value-type="float" office:value="37.6395348837209">
                <text:p>37.6395348837209</text:p>
              </table:table-cell>
              <table:table-cell office:value-type="float" office:value="71.3976744186047">
                <text:p>71.3976744186047</text:p>
              </table:table-cell>
            </table:table-row>
            <table:table-row>
              <table:table-cell office:value-type="string">
                <text:p>13</text:p>
              </table:table-cell>
              <table:table-cell office:value-type="float" office:value="12">
                <text:p>12</text:p>
              </table:table-cell>
              <table:table-cell office:value-type="float" office:value="17.3333333333333">
                <text:p>17.3333333333333</text:p>
              </table:table-cell>
              <table:table-cell office:value-type="float" office:value="304.523809523809">
                <text:p>304.523809523809</text:p>
              </table:table-cell>
              <table:table-cell office:value-type="float" office:value="48.3108095238095">
                <text:p>48.3108095238095</text:p>
              </table:table-cell>
              <table:table-cell office:value-type="float" office:value="40.7857142857143">
                <text:p>40.7857142857143</text:p>
              </table:table-cell>
              <table:table-cell office:value-type="float" office:value="73.8738095238095">
                <text:p>73.8738095238095</text:p>
              </table:table-cell>
            </table:table-row>
            <table:table-row>
              <table:table-cell office:value-type="string">
                <text:p>14</text:p>
              </table:table-cell>
              <table:table-cell office:value-type="float" office:value="13">
                <text:p>13</text:p>
              </table:table-cell>
              <table:table-cell office:value-type="float" office:value="24.4698795180723">
                <text:p>24.4698795180723</text:p>
              </table:table-cell>
              <table:table-cell office:value-type="float" office:value="263.186746987952">
                <text:p>263.186746987952</text:p>
              </table:table-cell>
              <table:table-cell office:value-type="float" office:value="49.6803915662652">
                <text:p>49.6803915662652</text:p>
              </table:table-cell>
              <table:table-cell office:value-type="float" office:value="44.644578313253">
                <text:p>44.644578313253</text:p>
              </table:table-cell>
              <table:table-cell office:value-type="float" office:value="69.983734939759">
                <text:p>69.983734939759</text:p>
              </table:table-cell>
            </table:table-row>
            <table:table-row>
              <table:table-cell office:value-type="string">
                <text:p>15</text:p>
              </table:table-cell>
              <table:table-cell office:value-type="float" office:value="14">
                <text:p>14</text:p>
              </table:table-cell>
              <table:table-cell office:value-type="float" office:value="27.8363636363636">
                <text:p>27.8363636363636</text:p>
              </table:table-cell>
              <table:table-cell office:value-type="float" office:value="271.860606060606">
                <text:p>271.860606060606</text:p>
              </table:table-cell>
              <table:table-cell office:value-type="float" office:value="50.6491666666666">
                <text:p>50.6491666666666</text:p>
              </table:table-cell>
              <table:table-cell office:value-type="float" office:value="47.5045454545455">
                <text:p>47.5045454545455</text:p>
              </table:table-cell>
              <table:table-cell office:value-type="float" office:value="66.5790909090909">
                <text:p>66.5790909090909</text:p>
              </table:table-cell>
            </table:table-row>
            <table:table-row>
              <table:table-cell office:value-type="string">
                <text:p>16</text:p>
              </table:table-cell>
              <table:table-cell office:value-type="float" office:value="15">
                <text:p>15</text:p>
              </table:table-cell>
              <table:table-cell office:value-type="float" office:value="32.3165905631659">
                <text:p>32.3165905631659</text:p>
              </table:table-cell>
              <table:table-cell office:value-type="float" office:value="122.255707762557">
                <text:p>122.255707762557</text:p>
              </table:table-cell>
              <table:table-cell office:value-type="float" office:value="51.1647987623685">
                <text:p>51.1647987623685</text:p>
              </table:table-cell>
              <table:table-cell office:value-type="float" office:value="50.5149694889397">
                <text:p>50.5149694889397</text:p>
              </table:table-cell>
              <table:table-cell office:value-type="float" office:value="56.1272549517348">
                <text:p>56.1272549517348</text:p>
              </table:table-cell>
            </table:table-row>
            <table:table-row>
              <table:table-cell office:value-type="string">
                <text:p>17</text:p>
              </table:table-cell>
              <table:table-cell office:value-type="float" office:value="16">
                <text:p>16</text:p>
              </table:table-cell>
              <table:table-cell office:value-type="float" office:value="0.999237804878049">
                <text:p>0.999237804878049</text:p>
              </table:table-cell>
              <table:table-cell office:value-type="float" office:value="204.334603658537">
                <text:p>204.334603658537</text:p>
              </table:table-cell>
              <table:table-cell office:value-type="float" office:value="25.9076121892058">
                <text:p>25.9076121892058</text:p>
              </table:table-cell>
              <table:table-cell office:value-type="float" office:value="9.06821646341464">
                <text:p>9.06821646341464</text:p>
              </table:table-cell>
              <table:table-cell office:value-type="float" office:value="53.1269714885096">
                <text:p>53.1269714885096</text:p>
              </table:table-cell>
            </table:table-row>
            <table:table-row>
              <table:table-cell office:value-type="string">
                <text:p>18</text:p>
              </table:table-cell>
              <table:table-cell office:value-type="float" office:value="17">
                <text:p>17</text:p>
              </table:table-cell>
              <table:table-cell office:value-type="float" office:value="0.999618757148304">
                <text:p>0.999618757148304</text:p>
              </table:table-cell>
              <table:table-cell office:value-type="float" office:value="3315.00114372856">
                <text:p>3315.00114372856</text:p>
              </table:table-cell>
              <table:table-cell office:value-type="float" office:value="14.8854491040793">
                <text:p>14.8854491040793</text:p>
              </table:table-cell>
              <table:table-cell office:value-type="float" office:value="3.83873427373237">
                <text:p>3.83873427373237</text:p>
              </table:table-cell>
              <table:table-cell office:value-type="float" office:value="13.4430041936714">
                <text:p>13.4430041936714</text:p>
              </table:table-cell>
            </table:table-row>
            <table:table-row>
              <table:table-cell office:value-type="string">
                <text:p>19</text:p>
              </table:table-cell>
              <table:table-cell office:value-type="float" office:value="18">
                <text:p>18</text:p>
              </table:table-cell>
              <table:table-cell office:value-type="float" office:value="0.999809342230696">
                <text:p>0.999809342230696</text:p>
              </table:table-cell>
              <table:table-cell office:value-type="float" office:value="970.621163012393">
                <text:p>970.621163012393</text:p>
              </table:table-cell>
              <table:table-cell office:value-type="float" office:value="9.76413346043852">
                <text:p>9.76413346043852</text:p>
              </table:table-cell>
              <table:table-cell office:value-type="float" office:value="3.67959961868446">
                <text:p>3.67959961868446</text:p>
              </table:table-cell>
              <table:table-cell office:value-type="float" office:value="11.3553860819828">
                <text:p>11.3553860819828</text:p>
              </table:table-cell>
            </table:table-row>
            <table:table-row>
              <table:table-cell office:value-type="string">
                <text:p>20</text:p>
              </table:table-cell>
              <table:table-cell office:value-type="float" office:value="19">
                <text:p>19</text:p>
              </table:table-cell>
              <table:table-cell office:value-type="float" office:value="0.99990465293669">
                <text:p>0.99990465293669</text:p>
              </table:table-cell>
              <table:table-cell office:value-type="float" office:value="1975.7754576659">
                <text:p>1975.7754576659</text:p>
              </table:table-cell>
              <table:table-cell office:value-type="float" office:value="11.219441266209">
                <text:p>11.219441266209</text:p>
              </table:table-cell>
              <table:table-cell office:value-type="float" office:value="3.71748665141113">
                <text:p>3.71748665141113</text:p>
              </table:table-cell>
              <table:table-cell office:value-type="float" office:value="12.8844012204424">
                <text:p>12.8844012204424</text:p>
              </table:table-cell>
            </table:table-row>
            <table:table-row>
              <table:table-cell office:value-type="string">
                <text:p>21</text:p>
              </table:table-cell>
              <table:table-cell office:value-type="float" office:value="20">
                <text:p>20</text:p>
              </table:table-cell>
              <table:table-cell office:value-type="float" office:value="0.99995232192238">
                <text:p>0.99995232192238</text:p>
              </table:table-cell>
              <table:table-cell office:value-type="float" office:value="567.588681224373">
                <text:p>567.588681224373</text:p>
              </table:table-cell>
              <table:table-cell office:value-type="float" office:value="9.98499351578145">
                <text:p>9.98499351578145</text:p>
              </table:table-cell>
              <table:table-cell office:value-type="float" office:value="3.70108229236197">
                <text:p>3.70108229236197</text:p>
              </table:table-cell>
              <table:table-cell office:value-type="float" office:value="13.5269857919329">
                <text:p>13.526985791932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00m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